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584" officeooo:paragraph-rsid="00159584"/>
    </style:style>
    <style:style style:name="P2" style:family="paragraph" style:parent-style-name="Standard">
      <style:text-properties officeooo:rsid="00159584" officeooo:paragraph-rsid="003e39e0"/>
    </style:style>
    <style:style style:name="P3" style:family="paragraph" style:parent-style-name="Standard">
      <style:text-properties officeooo:paragraph-rsid="00159584"/>
    </style:style>
    <style:style style:name="P4" style:family="paragraph" style:parent-style-name="Standard">
      <style:text-properties officeooo:rsid="002553db" officeooo:paragraph-rsid="002553db"/>
    </style:style>
    <style:style style:name="P5" style:family="paragraph" style:parent-style-name="Standard">
      <style:text-properties officeooo:rsid="002d5aa5" officeooo:paragraph-rsid="002d5aa5"/>
    </style:style>
    <style:style style:name="P6" style:family="paragraph" style:parent-style-name="Standard">
      <style:text-properties officeooo:rsid="002ed3c4" officeooo:paragraph-rsid="002ed3c4"/>
    </style:style>
    <style:style style:name="P7" style:family="paragraph" style:parent-style-name="Standard">
      <style:text-properties officeooo:rsid="00323e72" officeooo:paragraph-rsid="00323e72"/>
    </style:style>
    <style:style style:name="P8" style:family="paragraph" style:parent-style-name="Standard">
      <style:text-properties officeooo:rsid="0032adf3" officeooo:paragraph-rsid="0032adf3"/>
    </style:style>
    <style:style style:name="P9" style:family="paragraph" style:parent-style-name="Standard">
      <style:text-properties officeooo:rsid="00373286" officeooo:paragraph-rsid="00373286"/>
    </style:style>
    <style:style style:name="P10" style:family="paragraph" style:parent-style-name="Standard">
      <style:text-properties officeooo:rsid="003ffd61" officeooo:paragraph-rsid="003ffd61"/>
    </style:style>
    <style:style style:name="P11" style:family="paragraph" style:parent-style-name="Standard">
      <style:text-properties officeooo:rsid="003ffd61" officeooo:paragraph-rsid="007eabd5"/>
    </style:style>
    <style:style style:name="P12" style:family="paragraph" style:parent-style-name="Standard">
      <style:text-properties officeooo:rsid="003ffd61" officeooo:paragraph-rsid="00af1d83"/>
    </style:style>
    <style:style style:name="P13" style:family="paragraph" style:parent-style-name="Standard">
      <style:text-properties officeooo:rsid="003ffd61" officeooo:paragraph-rsid="00afaade"/>
    </style:style>
    <style:style style:name="P14" style:family="paragraph" style:parent-style-name="Standard">
      <style:text-properties officeooo:rsid="003ffd61" officeooo:paragraph-rsid="00e8857f"/>
    </style:style>
    <style:style style:name="P15" style:family="paragraph" style:parent-style-name="Standard">
      <style:text-properties officeooo:rsid="003ffd61" officeooo:paragraph-rsid="012b5952"/>
    </style:style>
    <style:style style:name="P16" style:family="paragraph" style:parent-style-name="Standard">
      <style:text-properties officeooo:rsid="003ffd61" officeooo:paragraph-rsid="0149c8e1"/>
    </style:style>
    <style:style style:name="P17" style:family="paragraph" style:parent-style-name="Standard">
      <style:text-properties officeooo:rsid="003ffd61" officeooo:paragraph-rsid="016af11d"/>
    </style:style>
    <style:style style:name="P18" style:family="paragraph" style:parent-style-name="Standard">
      <style:text-properties officeooo:rsid="003ffd61" officeooo:paragraph-rsid="0185a0d9"/>
    </style:style>
    <style:style style:name="P19" style:family="paragraph" style:parent-style-name="Standard">
      <style:text-properties officeooo:rsid="003ffd61" officeooo:paragraph-rsid="01a506b8"/>
    </style:style>
    <style:style style:name="P20" style:family="paragraph" style:parent-style-name="Standard">
      <style:text-properties officeooo:rsid="003ffd61" officeooo:paragraph-rsid="01b72a74"/>
    </style:style>
    <style:style style:name="P21" style:family="paragraph" style:parent-style-name="Standard">
      <style:text-properties officeooo:rsid="003ffd61" officeooo:paragraph-rsid="01e319d2"/>
    </style:style>
    <style:style style:name="P22" style:family="paragraph" style:parent-style-name="Standard">
      <style:text-properties officeooo:rsid="003ffd61" officeooo:paragraph-rsid="020304d1"/>
    </style:style>
    <style:style style:name="P23" style:family="paragraph" style:parent-style-name="Standard">
      <style:text-properties officeooo:rsid="003ffd61" officeooo:paragraph-rsid="02310498"/>
    </style:style>
    <style:style style:name="P24" style:family="paragraph" style:parent-style-name="Standard">
      <style:text-properties officeooo:rsid="003ffd61" officeooo:paragraph-rsid="024d93ba"/>
    </style:style>
    <style:style style:name="P25" style:family="paragraph" style:parent-style-name="Standard">
      <style:text-properties officeooo:rsid="003ffd61" officeooo:paragraph-rsid="02626d7e"/>
    </style:style>
    <style:style style:name="P26" style:family="paragraph" style:parent-style-name="Standard">
      <style:text-properties officeooo:rsid="003ffd61" officeooo:paragraph-rsid="027cc6df"/>
    </style:style>
    <style:style style:name="P27" style:family="paragraph" style:parent-style-name="Standard">
      <style:text-properties officeooo:rsid="003ffd61" officeooo:paragraph-rsid="028fb0da"/>
    </style:style>
    <style:style style:name="P28" style:family="paragraph" style:parent-style-name="Standard">
      <style:text-properties officeooo:rsid="003ffd61" officeooo:paragraph-rsid="02b68186"/>
    </style:style>
    <style:style style:name="P29" style:family="paragraph" style:parent-style-name="Standard">
      <style:text-properties officeooo:rsid="003ffd61" officeooo:paragraph-rsid="02c59b6b"/>
    </style:style>
    <style:style style:name="P30" style:family="paragraph" style:parent-style-name="Standard">
      <style:text-properties officeooo:rsid="004c9e75" officeooo:paragraph-rsid="004c9e75"/>
    </style:style>
    <style:style style:name="P31" style:family="paragraph" style:parent-style-name="Standard">
      <style:text-properties officeooo:rsid="004e2a00" officeooo:paragraph-rsid="004e2a00"/>
    </style:style>
    <style:style style:name="P32" style:family="paragraph" style:parent-style-name="Standard">
      <style:text-properties officeooo:rsid="004e2a00" officeooo:paragraph-rsid="00af1d83"/>
    </style:style>
    <style:style style:name="P33" style:family="paragraph" style:parent-style-name="Standard">
      <style:text-properties officeooo:rsid="004e2a00" officeooo:paragraph-rsid="00afaade"/>
    </style:style>
    <style:style style:name="P34" style:family="paragraph" style:parent-style-name="Standard">
      <style:text-properties officeooo:rsid="005156bb" officeooo:paragraph-rsid="005156bb"/>
    </style:style>
    <style:style style:name="P35" style:family="paragraph" style:parent-style-name="Standard">
      <style:text-properties officeooo:rsid="004fb149" officeooo:paragraph-rsid="004fb149"/>
    </style:style>
    <style:style style:name="P36" style:family="paragraph" style:parent-style-name="Standard">
      <style:text-properties officeooo:rsid="0056dc98" officeooo:paragraph-rsid="0056dc98"/>
    </style:style>
    <style:style style:name="P37" style:family="paragraph" style:parent-style-name="Standard">
      <style:text-properties officeooo:rsid="006507e3" officeooo:paragraph-rsid="006507e3"/>
    </style:style>
    <style:style style:name="P38" style:family="paragraph" style:parent-style-name="Standard">
      <style:text-properties officeooo:rsid="0065e6de" officeooo:paragraph-rsid="0065e6de"/>
    </style:style>
    <style:style style:name="P39" style:family="paragraph" style:parent-style-name="Standard">
      <style:text-properties officeooo:rsid="0078aed1" officeooo:paragraph-rsid="0078aed1"/>
    </style:style>
    <style:style style:name="P40" style:family="paragraph" style:parent-style-name="Standard">
      <style:text-properties officeooo:rsid="007999fc" officeooo:paragraph-rsid="007999fc"/>
    </style:style>
    <style:style style:name="P41" style:family="paragraph" style:parent-style-name="Standard">
      <style:text-properties officeooo:rsid="007cbd0f" officeooo:paragraph-rsid="007cbd0f"/>
    </style:style>
    <style:style style:name="P42" style:family="paragraph" style:parent-style-name="Standard">
      <style:text-properties officeooo:rsid="007f529e" officeooo:paragraph-rsid="007f529e"/>
    </style:style>
    <style:style style:name="P43" style:family="paragraph" style:parent-style-name="Standard">
      <style:text-properties officeooo:rsid="00577b8e" officeooo:paragraph-rsid="0056dc98"/>
    </style:style>
    <style:style style:name="P44" style:family="paragraph" style:parent-style-name="Standard">
      <style:text-properties officeooo:rsid="0081dba7" officeooo:paragraph-rsid="0081dba7"/>
    </style:style>
    <style:style style:name="P45" style:family="paragraph" style:parent-style-name="Standard">
      <style:text-properties officeooo:rsid="00839a3a" officeooo:paragraph-rsid="00839a3a"/>
    </style:style>
    <style:style style:name="P46" style:family="paragraph" style:parent-style-name="Standard">
      <style:text-properties officeooo:rsid="008bbf0b" officeooo:paragraph-rsid="008bbf0b"/>
    </style:style>
    <style:style style:name="P47" style:family="paragraph" style:parent-style-name="Standard">
      <style:text-properties officeooo:rsid="008d6ef8" officeooo:paragraph-rsid="008d6ef8"/>
    </style:style>
    <style:style style:name="P48" style:family="paragraph" style:parent-style-name="Standard">
      <style:text-properties officeooo:rsid="00927695" officeooo:paragraph-rsid="00927695"/>
    </style:style>
    <style:style style:name="P49" style:family="paragraph" style:parent-style-name="Standard">
      <style:text-properties officeooo:rsid="00993d55" officeooo:paragraph-rsid="00993d55"/>
    </style:style>
    <style:style style:name="P50" style:family="paragraph" style:parent-style-name="Standard">
      <style:text-properties officeooo:rsid="0099a607" officeooo:paragraph-rsid="0099a607"/>
    </style:style>
    <style:style style:name="P51" style:family="paragraph" style:parent-style-name="Standard">
      <style:text-properties officeooo:rsid="00a048da" officeooo:paragraph-rsid="00a048da"/>
    </style:style>
    <style:style style:name="P52" style:family="paragraph" style:parent-style-name="Standard">
      <style:text-properties officeooo:rsid="00a4c663" officeooo:paragraph-rsid="00a4c663"/>
    </style:style>
    <style:style style:name="P53" style:family="paragraph" style:parent-style-name="Standard">
      <style:text-properties officeooo:rsid="00a69ec5" officeooo:paragraph-rsid="00a69ec5"/>
    </style:style>
    <style:style style:name="P54" style:family="paragraph" style:parent-style-name="Standard">
      <style:text-properties officeooo:rsid="0088703e" officeooo:paragraph-rsid="00839a3a"/>
    </style:style>
    <style:style style:name="P55" style:family="paragraph" style:parent-style-name="Standard">
      <style:text-properties officeooo:rsid="00b0501c" officeooo:paragraph-rsid="00b0501c"/>
    </style:style>
    <style:style style:name="P56" style:family="paragraph" style:parent-style-name="Standard">
      <style:text-properties officeooo:rsid="00b166d8" officeooo:paragraph-rsid="00b166d8"/>
    </style:style>
    <style:style style:name="P57" style:family="paragraph" style:parent-style-name="Standard">
      <style:text-properties officeooo:rsid="00b67518" officeooo:paragraph-rsid="00b67518"/>
    </style:style>
    <style:style style:name="P58" style:family="paragraph" style:parent-style-name="Standard">
      <style:text-properties officeooo:rsid="00b8cda0" officeooo:paragraph-rsid="00b8cda0"/>
    </style:style>
    <style:style style:name="P59" style:family="paragraph" style:parent-style-name="Standard">
      <style:text-properties officeooo:rsid="00bc867d" officeooo:paragraph-rsid="00bc867d"/>
    </style:style>
    <style:style style:name="P60" style:family="paragraph" style:parent-style-name="Standard">
      <style:text-properties officeooo:rsid="00be514c" officeooo:paragraph-rsid="00be514c"/>
    </style:style>
    <style:style style:name="P61" style:family="paragraph" style:parent-style-name="Standard">
      <style:text-properties officeooo:rsid="00c4ea81" officeooo:paragraph-rsid="00c4ea81"/>
    </style:style>
    <style:style style:name="P62" style:family="paragraph" style:parent-style-name="Standard">
      <style:text-properties officeooo:rsid="00c7a32b" officeooo:paragraph-rsid="00c7a32b"/>
    </style:style>
    <style:style style:name="P63" style:family="paragraph" style:parent-style-name="Standard">
      <style:text-properties officeooo:rsid="00c9cace" officeooo:paragraph-rsid="00c9cace"/>
    </style:style>
    <style:style style:name="P64" style:family="paragraph" style:parent-style-name="Standard">
      <style:text-properties officeooo:rsid="00cc8d09" officeooo:paragraph-rsid="00cc8d09"/>
    </style:style>
    <style:style style:name="P65" style:family="paragraph" style:parent-style-name="Standard">
      <style:text-properties officeooo:rsid="00d01f48" officeooo:paragraph-rsid="00d01f48"/>
    </style:style>
    <style:style style:name="P66" style:family="paragraph" style:parent-style-name="Standard">
      <style:text-properties officeooo:rsid="00d60fda" officeooo:paragraph-rsid="00d60fda"/>
    </style:style>
    <style:style style:name="P67" style:family="paragraph" style:parent-style-name="Standard">
      <style:text-properties officeooo:rsid="00ddc19b" officeooo:paragraph-rsid="00ddc19b"/>
    </style:style>
    <style:style style:name="P68" style:family="paragraph" style:parent-style-name="Standard">
      <style:text-properties officeooo:rsid="00e0bb49" officeooo:paragraph-rsid="00e0bb49"/>
    </style:style>
    <style:style style:name="P69" style:family="paragraph" style:parent-style-name="Standard">
      <style:text-properties officeooo:rsid="00e8857f" officeooo:paragraph-rsid="00e8857f"/>
    </style:style>
    <style:style style:name="P70" style:family="paragraph" style:parent-style-name="Standard">
      <style:text-properties officeooo:rsid="00e8857f" officeooo:paragraph-rsid="012b5952"/>
    </style:style>
    <style:style style:name="P71" style:family="paragraph" style:parent-style-name="Standard">
      <style:text-properties officeooo:rsid="00e8857f" officeooo:paragraph-rsid="0149c8e1"/>
    </style:style>
    <style:style style:name="P72" style:family="paragraph" style:parent-style-name="Standard">
      <style:text-properties officeooo:rsid="00e8857f" officeooo:paragraph-rsid="016af11d"/>
    </style:style>
    <style:style style:name="P73" style:family="paragraph" style:parent-style-name="Standard">
      <style:text-properties officeooo:rsid="00e8857f" officeooo:paragraph-rsid="0185a0d9"/>
    </style:style>
    <style:style style:name="P74" style:family="paragraph" style:parent-style-name="Standard">
      <style:text-properties officeooo:rsid="00e8857f" officeooo:paragraph-rsid="018a9c0b"/>
    </style:style>
    <style:style style:name="P75" style:family="paragraph" style:parent-style-name="Standard">
      <style:text-properties officeooo:rsid="00e8857f" officeooo:paragraph-rsid="019a5ad2"/>
    </style:style>
    <style:style style:name="P76" style:family="paragraph" style:parent-style-name="Standard">
      <style:text-properties officeooo:rsid="00e8857f" officeooo:paragraph-rsid="01a506b8"/>
    </style:style>
    <style:style style:name="P77" style:family="paragraph" style:parent-style-name="Standard">
      <style:text-properties officeooo:rsid="00e8857f" officeooo:paragraph-rsid="01b72a74"/>
    </style:style>
    <style:style style:name="P78" style:family="paragraph" style:parent-style-name="Standard">
      <style:text-properties officeooo:rsid="00e8857f" officeooo:paragraph-rsid="01e319d2"/>
    </style:style>
    <style:style style:name="P79" style:family="paragraph" style:parent-style-name="Standard">
      <style:text-properties officeooo:rsid="00e8857f" officeooo:paragraph-rsid="020304d1"/>
    </style:style>
    <style:style style:name="P80" style:family="paragraph" style:parent-style-name="Standard">
      <style:text-properties officeooo:rsid="00e8857f" officeooo:paragraph-rsid="02310498"/>
    </style:style>
    <style:style style:name="P81" style:family="paragraph" style:parent-style-name="Standard">
      <style:text-properties officeooo:rsid="00e8857f" officeooo:paragraph-rsid="024d93ba"/>
    </style:style>
    <style:style style:name="P82" style:family="paragraph" style:parent-style-name="Standard">
      <style:text-properties officeooo:rsid="00e8857f" officeooo:paragraph-rsid="02626d7e"/>
    </style:style>
    <style:style style:name="P83" style:family="paragraph" style:parent-style-name="Standard">
      <style:text-properties officeooo:rsid="00e8857f" officeooo:paragraph-rsid="027cc6df"/>
    </style:style>
    <style:style style:name="P84" style:family="paragraph" style:parent-style-name="Standard">
      <style:text-properties officeooo:rsid="00e8857f" officeooo:paragraph-rsid="028fb0da"/>
    </style:style>
    <style:style style:name="P85" style:family="paragraph" style:parent-style-name="Standard">
      <style:text-properties officeooo:rsid="00e8857f" officeooo:paragraph-rsid="02b68186"/>
    </style:style>
    <style:style style:name="P86" style:family="paragraph" style:parent-style-name="Standard">
      <style:text-properties officeooo:rsid="00e8857f" officeooo:paragraph-rsid="02c59b6b"/>
    </style:style>
    <style:style style:name="P87" style:family="paragraph" style:parent-style-name="Standard">
      <style:text-properties officeooo:rsid="00e9675b" officeooo:paragraph-rsid="00e9675b"/>
    </style:style>
    <style:style style:name="P88" style:family="paragraph" style:parent-style-name="Standard">
      <style:text-properties officeooo:rsid="00ec154e" officeooo:paragraph-rsid="00ec154e"/>
    </style:style>
    <style:style style:name="P89" style:family="paragraph" style:parent-style-name="Standard">
      <style:text-properties officeooo:rsid="00f97335" officeooo:paragraph-rsid="00f97335"/>
    </style:style>
    <style:style style:name="P90" style:family="paragraph" style:parent-style-name="Standard">
      <style:text-properties officeooo:rsid="010339c6" officeooo:paragraph-rsid="010339c6"/>
    </style:style>
    <style:style style:name="P91" style:family="paragraph" style:parent-style-name="Standard">
      <style:text-properties officeooo:rsid="0104ffd1" officeooo:paragraph-rsid="0104ffd1"/>
    </style:style>
    <style:style style:name="P92" style:family="paragraph" style:parent-style-name="Standard">
      <style:text-properties officeooo:rsid="01064c91" officeooo:paragraph-rsid="01064c91"/>
    </style:style>
    <style:style style:name="P93" style:family="paragraph" style:parent-style-name="Standard">
      <style:text-properties officeooo:rsid="01089f61" officeooo:paragraph-rsid="01089f61"/>
    </style:style>
    <style:style style:name="P94" style:family="paragraph" style:parent-style-name="Standard">
      <style:text-properties officeooo:rsid="011a5bb5" officeooo:paragraph-rsid="011a5bb5"/>
    </style:style>
    <style:style style:name="P95" style:family="paragraph" style:parent-style-name="Standard">
      <style:text-properties officeooo:rsid="0121bf10" officeooo:paragraph-rsid="0121bf10"/>
    </style:style>
    <style:style style:name="P96" style:family="paragraph" style:parent-style-name="Standard">
      <style:text-properties officeooo:rsid="01269d34" officeooo:paragraph-rsid="01269d34"/>
    </style:style>
    <style:style style:name="P97" style:family="paragraph" style:parent-style-name="Standard">
      <style:text-properties officeooo:rsid="012b5952" officeooo:paragraph-rsid="012b5952"/>
    </style:style>
    <style:style style:name="P98" style:family="paragraph" style:parent-style-name="Standard">
      <style:text-properties officeooo:rsid="012e4f39" officeooo:paragraph-rsid="012e4f39"/>
    </style:style>
    <style:style style:name="P99" style:family="paragraph" style:parent-style-name="Standard">
      <style:text-properties officeooo:rsid="0139e9b6" officeooo:paragraph-rsid="0139e9b6"/>
    </style:style>
    <style:style style:name="P100" style:family="paragraph" style:parent-style-name="Standard">
      <style:text-properties officeooo:rsid="01404ebf" officeooo:paragraph-rsid="01404ebf"/>
    </style:style>
    <style:style style:name="P101" style:family="paragraph" style:parent-style-name="Standard">
      <style:text-properties officeooo:rsid="0143022b" officeooo:paragraph-rsid="0143022b"/>
    </style:style>
    <style:style style:name="P102" style:family="paragraph" style:parent-style-name="Standard">
      <style:text-properties officeooo:rsid="014b10ec" officeooo:paragraph-rsid="014b10ec"/>
    </style:style>
    <style:style style:name="P103" style:family="paragraph" style:parent-style-name="Standard">
      <style:text-properties officeooo:rsid="014bee25" officeooo:paragraph-rsid="014bee25"/>
    </style:style>
    <style:style style:name="P104" style:family="paragraph" style:parent-style-name="Standard">
      <style:text-properties officeooo:rsid="014fd329" officeooo:paragraph-rsid="014fd329"/>
    </style:style>
    <style:style style:name="P105" style:family="paragraph" style:parent-style-name="Standard">
      <style:text-properties officeooo:rsid="01586ad8" officeooo:paragraph-rsid="01586ad8"/>
    </style:style>
    <style:style style:name="P106" style:family="paragraph" style:parent-style-name="Standard">
      <style:text-properties officeooo:rsid="015b4ecb" officeooo:paragraph-rsid="015b4ecb"/>
    </style:style>
    <style:style style:name="P107" style:family="paragraph" style:parent-style-name="Standard">
      <style:text-properties officeooo:rsid="0167300f" officeooo:paragraph-rsid="0167300f"/>
    </style:style>
    <style:style style:name="P108" style:family="paragraph" style:parent-style-name="Standard">
      <style:text-properties officeooo:rsid="016af11d" officeooo:paragraph-rsid="016af11d"/>
    </style:style>
    <style:style style:name="P109" style:family="paragraph" style:parent-style-name="Standard">
      <style:text-properties officeooo:rsid="016e4cef" officeooo:paragraph-rsid="016e4cef"/>
    </style:style>
    <style:style style:name="P110" style:family="paragraph" style:parent-style-name="Standard">
      <style:text-properties officeooo:rsid="01748c1c" officeooo:paragraph-rsid="01748c1c"/>
    </style:style>
    <style:style style:name="P111" style:family="paragraph" style:parent-style-name="Standard">
      <style:text-properties officeooo:rsid="01784746" officeooo:paragraph-rsid="01784746"/>
    </style:style>
    <style:style style:name="P112" style:family="paragraph" style:parent-style-name="Standard">
      <style:text-properties officeooo:rsid="017c739f" officeooo:paragraph-rsid="017c739f"/>
    </style:style>
    <style:style style:name="P113" style:family="paragraph" style:parent-style-name="Standard">
      <style:text-properties officeooo:rsid="01804a97" officeooo:paragraph-rsid="01804a97"/>
    </style:style>
    <style:style style:name="P114" style:family="paragraph" style:parent-style-name="Standard">
      <style:text-properties officeooo:rsid="0184acfd" officeooo:paragraph-rsid="0184acfd"/>
    </style:style>
    <style:style style:name="P115" style:family="paragraph" style:parent-style-name="Standard">
      <style:text-properties officeooo:rsid="0187456c" officeooo:paragraph-rsid="0187456c"/>
    </style:style>
    <style:style style:name="P116" style:family="paragraph" style:parent-style-name="Standard">
      <style:text-properties officeooo:rsid="01886efa" officeooo:paragraph-rsid="01886efa"/>
    </style:style>
    <style:style style:name="P117" style:family="paragraph" style:parent-style-name="Standard">
      <style:text-properties officeooo:rsid="018951af" officeooo:paragraph-rsid="018951af"/>
    </style:style>
    <style:style style:name="P118" style:family="paragraph" style:parent-style-name="Standard">
      <style:text-properties officeooo:rsid="018a9c0b" officeooo:paragraph-rsid="018a9c0b"/>
    </style:style>
    <style:style style:name="P119" style:family="paragraph" style:parent-style-name="Standard">
      <style:text-properties officeooo:rsid="0191b70c" officeooo:paragraph-rsid="0191b70c"/>
    </style:style>
    <style:style style:name="P120" style:family="paragraph" style:parent-style-name="Standard">
      <style:text-properties officeooo:rsid="0191b70c" officeooo:paragraph-rsid="01967875"/>
    </style:style>
    <style:style style:name="P121" style:family="paragraph" style:parent-style-name="Standard">
      <style:text-properties officeooo:rsid="01984ed3" officeooo:paragraph-rsid="01984ed3"/>
    </style:style>
    <style:style style:name="P122" style:family="paragraph" style:parent-style-name="Standard">
      <style:text-properties officeooo:rsid="019a5ad2" officeooo:paragraph-rsid="019a5ad2"/>
    </style:style>
    <style:style style:name="P123" style:family="paragraph" style:parent-style-name="Standard">
      <style:text-properties officeooo:rsid="01967875" officeooo:paragraph-rsid="01967875"/>
    </style:style>
    <style:style style:name="P124" style:family="paragraph" style:parent-style-name="Standard">
      <style:text-properties officeooo:rsid="01a01927" officeooo:paragraph-rsid="01a01927"/>
    </style:style>
    <style:style style:name="P125" style:family="paragraph" style:parent-style-name="Standard">
      <style:text-properties officeooo:rsid="01a506b8" officeooo:paragraph-rsid="01a506b8"/>
    </style:style>
    <style:style style:name="P126" style:family="paragraph" style:parent-style-name="Standard">
      <style:text-properties officeooo:rsid="01a5f6bb" officeooo:paragraph-rsid="01a5f6bb"/>
    </style:style>
    <style:style style:name="P127" style:family="paragraph" style:parent-style-name="Standard">
      <style:text-properties officeooo:rsid="01aa641c" officeooo:paragraph-rsid="01aa641c"/>
    </style:style>
    <style:style style:name="P128" style:family="paragraph" style:parent-style-name="Standard">
      <style:text-properties officeooo:rsid="01ad03a4" officeooo:paragraph-rsid="01ad03a4"/>
    </style:style>
    <style:style style:name="P129" style:family="paragraph" style:parent-style-name="Standard">
      <style:text-properties officeooo:rsid="01b1d9db" officeooo:paragraph-rsid="01b1d9db"/>
    </style:style>
    <style:style style:name="P130" style:family="paragraph" style:parent-style-name="Standard">
      <style:text-properties officeooo:rsid="01b4b589" officeooo:paragraph-rsid="01b4b589"/>
    </style:style>
    <style:style style:name="P131" style:family="paragraph" style:parent-style-name="Standard">
      <style:text-properties officeooo:rsid="01b88b3c" officeooo:paragraph-rsid="01b88b3c"/>
    </style:style>
    <style:style style:name="P132" style:family="paragraph" style:parent-style-name="Standard">
      <style:text-properties officeooo:rsid="01b9c543" officeooo:paragraph-rsid="01b9c543"/>
    </style:style>
    <style:style style:name="P133" style:family="paragraph" style:parent-style-name="Standard">
      <style:text-properties officeooo:rsid="01d0937b" officeooo:paragraph-rsid="01d0937b"/>
    </style:style>
    <style:style style:name="P134" style:family="paragraph" style:parent-style-name="Standard">
      <style:text-properties officeooo:rsid="01d4a970" officeooo:paragraph-rsid="01d4a970"/>
    </style:style>
    <style:style style:name="P135" style:family="paragraph" style:parent-style-name="Standard">
      <style:text-properties officeooo:rsid="01d7e7d2" officeooo:paragraph-rsid="01d7e7d2"/>
    </style:style>
    <style:style style:name="P136" style:family="paragraph" style:parent-style-name="Standard">
      <style:text-properties officeooo:rsid="01dbb56f" officeooo:paragraph-rsid="01dbb56f"/>
    </style:style>
    <style:style style:name="P137" style:family="paragraph" style:parent-style-name="Standard">
      <style:text-properties officeooo:rsid="01de2a49" officeooo:paragraph-rsid="01de2a49"/>
    </style:style>
    <style:style style:name="P138" style:family="paragraph" style:parent-style-name="Standard">
      <style:text-properties officeooo:rsid="01e4e475" officeooo:paragraph-rsid="01e4e475"/>
    </style:style>
    <style:style style:name="P139" style:family="paragraph" style:parent-style-name="Standard">
      <style:text-properties officeooo:rsid="01e5de27" officeooo:paragraph-rsid="01e5de27"/>
    </style:style>
    <style:style style:name="P140" style:family="paragraph" style:parent-style-name="Standard">
      <style:text-properties officeooo:rsid="01e97051" officeooo:paragraph-rsid="01e97051"/>
    </style:style>
    <style:style style:name="P141" style:family="paragraph" style:parent-style-name="Standard">
      <style:text-properties officeooo:rsid="01eb61f3" officeooo:paragraph-rsid="01eb61f3"/>
    </style:style>
    <style:style style:name="P142" style:family="paragraph" style:parent-style-name="Standard">
      <style:text-properties officeooo:rsid="01f00a6c" officeooo:paragraph-rsid="01f00a6c"/>
    </style:style>
    <style:style style:name="P143" style:family="paragraph" style:parent-style-name="Standard">
      <style:text-properties officeooo:rsid="01f1ff68" officeooo:paragraph-rsid="01f1ff68"/>
    </style:style>
    <style:style style:name="P144" style:family="paragraph" style:parent-style-name="Standard">
      <style:text-properties officeooo:rsid="01f2daf7" officeooo:paragraph-rsid="01f2daf7"/>
    </style:style>
    <style:style style:name="P145" style:family="paragraph" style:parent-style-name="Standard">
      <style:text-properties officeooo:rsid="01f4fb37" officeooo:paragraph-rsid="01f4fb37"/>
    </style:style>
    <style:style style:name="P146" style:family="paragraph" style:parent-style-name="Standard">
      <style:text-properties officeooo:rsid="01f8106c" officeooo:paragraph-rsid="01f8106c"/>
    </style:style>
    <style:style style:name="P147" style:family="paragraph" style:parent-style-name="Standard">
      <style:text-properties officeooo:rsid="01fc1d90" officeooo:paragraph-rsid="01fc1d90"/>
    </style:style>
    <style:style style:name="P148" style:family="paragraph" style:parent-style-name="Standard">
      <style:text-properties officeooo:rsid="01fdabfa" officeooo:paragraph-rsid="01fdabfa"/>
    </style:style>
    <style:style style:name="P149" style:family="paragraph" style:parent-style-name="Standard">
      <style:text-properties officeooo:rsid="01feb66d" officeooo:paragraph-rsid="01feb66d"/>
    </style:style>
    <style:style style:name="P150" style:family="paragraph" style:parent-style-name="Standard">
      <style:text-properties officeooo:rsid="02005af3" officeooo:paragraph-rsid="02005af3"/>
    </style:style>
    <style:style style:name="P151" style:family="paragraph" style:parent-style-name="Standard">
      <style:text-properties officeooo:rsid="0201619c" officeooo:paragraph-rsid="0201619c"/>
    </style:style>
    <style:style style:name="P152" style:family="paragraph" style:parent-style-name="Standard">
      <style:text-properties officeooo:rsid="02034543" officeooo:paragraph-rsid="02034543"/>
    </style:style>
    <style:style style:name="P153" style:family="paragraph" style:parent-style-name="Standard">
      <style:text-properties officeooo:rsid="0203dd15" officeooo:paragraph-rsid="0203dd15"/>
    </style:style>
    <style:style style:name="P154" style:family="paragraph" style:parent-style-name="Standard">
      <style:text-properties officeooo:rsid="02123479" officeooo:paragraph-rsid="02123479"/>
    </style:style>
    <style:style style:name="P155" style:family="paragraph" style:parent-style-name="Standard">
      <style:text-properties officeooo:rsid="0216059b" officeooo:paragraph-rsid="0216059b"/>
    </style:style>
    <style:style style:name="P156" style:family="paragraph" style:parent-style-name="Standard">
      <style:text-properties officeooo:rsid="021948bd" officeooo:paragraph-rsid="021948bd"/>
    </style:style>
    <style:style style:name="P157" style:family="paragraph" style:parent-style-name="Standard">
      <style:text-properties officeooo:rsid="0223621f" officeooo:paragraph-rsid="0223621f"/>
    </style:style>
    <style:style style:name="P158" style:family="paragraph" style:parent-style-name="Standard">
      <style:text-properties officeooo:rsid="022bea8b" officeooo:paragraph-rsid="022bea8b"/>
    </style:style>
    <style:style style:name="P159" style:family="paragraph" style:parent-style-name="Standard">
      <style:text-properties officeooo:rsid="0234fc04" officeooo:paragraph-rsid="0234fc04"/>
    </style:style>
    <style:style style:name="P160" style:family="paragraph" style:parent-style-name="Standard">
      <style:text-properties officeooo:rsid="023af486" officeooo:paragraph-rsid="023af486"/>
    </style:style>
    <style:style style:name="P161" style:family="paragraph" style:parent-style-name="Standard">
      <style:text-properties officeooo:rsid="02431ab7" officeooo:paragraph-rsid="02431ab7"/>
    </style:style>
    <style:style style:name="P162" style:family="paragraph" style:parent-style-name="Standard">
      <style:text-properties officeooo:rsid="0246abb2" officeooo:paragraph-rsid="0246abb2"/>
    </style:style>
    <style:style style:name="P163" style:family="paragraph" style:parent-style-name="Standard">
      <style:text-properties officeooo:rsid="025054e1" officeooo:paragraph-rsid="025054e1"/>
    </style:style>
    <style:style style:name="P164" style:family="paragraph" style:parent-style-name="Standard">
      <style:text-properties officeooo:rsid="02548318" officeooo:paragraph-rsid="02548318"/>
    </style:style>
    <style:style style:name="P165" style:family="paragraph" style:parent-style-name="Standard">
      <style:text-properties officeooo:rsid="025c5b9b" officeooo:paragraph-rsid="025c5b9b"/>
    </style:style>
    <style:style style:name="P166" style:family="paragraph" style:parent-style-name="Standard">
      <style:text-properties officeooo:rsid="025f6b0e" officeooo:paragraph-rsid="025f6b0e"/>
    </style:style>
    <style:style style:name="P167" style:family="paragraph" style:parent-style-name="Standard">
      <style:text-properties officeooo:rsid="0261b578" officeooo:paragraph-rsid="0261b578"/>
    </style:style>
    <style:style style:name="P168" style:family="paragraph" style:parent-style-name="Standard">
      <style:text-properties officeooo:rsid="02658374" officeooo:paragraph-rsid="02658374"/>
    </style:style>
    <style:style style:name="P169" style:family="paragraph" style:parent-style-name="Standard">
      <style:text-properties officeooo:rsid="026810e1" officeooo:paragraph-rsid="026810e1"/>
    </style:style>
    <style:style style:name="P170" style:family="paragraph" style:parent-style-name="Standard">
      <style:text-properties officeooo:rsid="026e2ed0" officeooo:paragraph-rsid="026e2ed0"/>
    </style:style>
    <style:style style:name="P171" style:family="paragraph" style:parent-style-name="Standard">
      <style:text-properties officeooo:rsid="0275bff1" officeooo:paragraph-rsid="0275bff1"/>
    </style:style>
    <style:style style:name="P172" style:family="paragraph" style:parent-style-name="Standard">
      <style:text-properties officeooo:rsid="02777940" officeooo:paragraph-rsid="02777940"/>
    </style:style>
    <style:style style:name="P173" style:family="paragraph" style:parent-style-name="Standard">
      <style:text-properties officeooo:rsid="0277c1d8" officeooo:paragraph-rsid="0277c1d8"/>
    </style:style>
    <style:style style:name="P174" style:family="paragraph" style:parent-style-name="Standard">
      <style:text-properties officeooo:rsid="0279a764" officeooo:paragraph-rsid="0279a764"/>
    </style:style>
    <style:style style:name="P175" style:family="paragraph" style:parent-style-name="Standard">
      <style:text-properties officeooo:rsid="027d7471" officeooo:paragraph-rsid="027d7471"/>
    </style:style>
    <style:style style:name="P176" style:family="paragraph" style:parent-style-name="Standard">
      <style:text-properties officeooo:rsid="027fe5f3" officeooo:paragraph-rsid="027fe5f3"/>
    </style:style>
    <style:style style:name="P177" style:family="paragraph" style:parent-style-name="Standard">
      <style:text-properties officeooo:rsid="02812519" officeooo:paragraph-rsid="02812519"/>
    </style:style>
    <style:style style:name="P178" style:family="paragraph" style:parent-style-name="Standard">
      <style:text-properties officeooo:rsid="02846f2d" officeooo:paragraph-rsid="02846f2d"/>
    </style:style>
    <style:style style:name="P179" style:family="paragraph" style:parent-style-name="Standard">
      <style:text-properties officeooo:rsid="028a490d" officeooo:paragraph-rsid="028a490d"/>
    </style:style>
    <style:style style:name="P180" style:family="paragraph" style:parent-style-name="Standard">
      <style:text-properties officeooo:rsid="028c6b7f" officeooo:paragraph-rsid="028c6b7f"/>
    </style:style>
    <style:style style:name="P181" style:family="paragraph" style:parent-style-name="Standard">
      <style:text-properties officeooo:rsid="02915812" officeooo:paragraph-rsid="02915812"/>
    </style:style>
    <style:style style:name="P182" style:family="paragraph" style:parent-style-name="Standard">
      <style:text-properties officeooo:rsid="02966103" officeooo:paragraph-rsid="02966103"/>
    </style:style>
    <style:style style:name="P183" style:family="paragraph" style:parent-style-name="Standard">
      <style:text-properties officeooo:rsid="029a2a24" officeooo:paragraph-rsid="029a2a24"/>
    </style:style>
    <style:style style:name="P184" style:family="paragraph" style:parent-style-name="Standard">
      <style:text-properties officeooo:rsid="029da79a" officeooo:paragraph-rsid="029da79a"/>
    </style:style>
    <style:style style:name="P185" style:family="paragraph" style:parent-style-name="Standard">
      <style:text-properties officeooo:rsid="029da79a" officeooo:paragraph-rsid="029a2a24"/>
    </style:style>
    <style:style style:name="P186" style:family="paragraph" style:parent-style-name="Standard">
      <style:text-properties officeooo:rsid="029e12c1" officeooo:paragraph-rsid="029e12c1"/>
    </style:style>
    <style:style style:name="P187" style:family="paragraph" style:parent-style-name="Standard">
      <style:text-properties officeooo:rsid="029fba24" officeooo:paragraph-rsid="029fba24"/>
    </style:style>
    <style:style style:name="P188" style:family="paragraph" style:parent-style-name="Standard">
      <style:text-properties officeooo:rsid="02a43044" officeooo:paragraph-rsid="02a43044"/>
    </style:style>
    <style:style style:name="P189" style:family="paragraph" style:parent-style-name="Standard">
      <style:text-properties officeooo:rsid="02a520ab" officeooo:paragraph-rsid="02a520ab"/>
    </style:style>
    <style:style style:name="P190" style:family="paragraph" style:parent-style-name="Standard">
      <style:text-properties officeooo:rsid="02a6aa33" officeooo:paragraph-rsid="02a6aa33"/>
    </style:style>
    <style:style style:name="P191" style:family="paragraph" style:parent-style-name="Standard">
      <style:text-properties officeooo:rsid="02a9a447" officeooo:paragraph-rsid="02a6aa33"/>
    </style:style>
    <style:style style:name="P192" style:family="paragraph" style:parent-style-name="Standard">
      <style:text-properties officeooo:rsid="02a9a447" officeooo:paragraph-rsid="02a9a447"/>
    </style:style>
    <style:style style:name="P193" style:family="paragraph" style:parent-style-name="Standard">
      <style:text-properties officeooo:rsid="02af62da" officeooo:paragraph-rsid="02af62da"/>
    </style:style>
    <style:style style:name="P194" style:family="paragraph" style:parent-style-name="Standard">
      <style:text-properties officeooo:rsid="02b06316" officeooo:paragraph-rsid="02b06316"/>
    </style:style>
    <style:style style:name="P195" style:family="paragraph" style:parent-style-name="Standard">
      <style:text-properties officeooo:rsid="02b7f762" officeooo:paragraph-rsid="02b7f762"/>
    </style:style>
    <style:style style:name="P196" style:family="paragraph" style:parent-style-name="Standard">
      <style:text-properties officeooo:rsid="02b9d35b" officeooo:paragraph-rsid="02b9d35b"/>
    </style:style>
    <style:style style:name="P197" style:family="paragraph" style:parent-style-name="Standard">
      <style:text-properties officeooo:rsid="02bd2c53" officeooo:paragraph-rsid="02bd2c53"/>
    </style:style>
    <style:style style:name="P198" style:family="paragraph" style:parent-style-name="Standard">
      <style:text-properties officeooo:rsid="02bdd3d9" officeooo:paragraph-rsid="02bdd3d9"/>
    </style:style>
    <style:style style:name="P199" style:family="paragraph" style:parent-style-name="Standard">
      <style:text-properties officeooo:rsid="02c0a6e5" officeooo:paragraph-rsid="02c0a6e5"/>
    </style:style>
    <style:style style:name="P200" style:family="paragraph" style:parent-style-name="Standard">
      <style:text-properties officeooo:rsid="00e8857f" officeooo:paragraph-rsid="02c59b6b"/>
    </style:style>
    <style:style style:name="P201" style:family="paragraph" style:parent-style-name="Standard">
      <style:text-properties officeooo:rsid="02c7b702" officeooo:paragraph-rsid="02c7b702"/>
    </style:style>
    <style:style style:name="P202" style:family="paragraph" style:parent-style-name="Standard">
      <style:text-properties officeooo:rsid="02cb3d0d" officeooo:paragraph-rsid="02cb3d0d"/>
    </style:style>
    <style:style style:name="T1" style:family="text">
      <style:text-properties officeooo:rsid="00165cc8"/>
    </style:style>
    <style:style style:name="T2" style:family="text">
      <style:text-properties officeooo:rsid="0016c5fb"/>
    </style:style>
    <style:style style:name="T3" style:family="text">
      <style:text-properties officeooo:rsid="0016c6f1"/>
    </style:style>
    <style:style style:name="T4" style:family="text">
      <style:text-properties officeooo:rsid="0017d91c"/>
    </style:style>
    <style:style style:name="T5" style:family="text">
      <style:text-properties officeooo:rsid="00197d40"/>
    </style:style>
    <style:style style:name="T6" style:family="text">
      <style:text-properties officeooo:rsid="001bf9cb"/>
    </style:style>
    <style:style style:name="T7" style:family="text">
      <style:text-properties officeooo:rsid="001d13cd"/>
    </style:style>
    <style:style style:name="T8" style:family="text">
      <style:text-properties officeooo:rsid="001e654a"/>
    </style:style>
    <style:style style:name="T9" style:family="text">
      <style:text-properties officeooo:rsid="00200a35"/>
    </style:style>
    <style:style style:name="T10" style:family="text">
      <style:text-properties officeooo:rsid="002192be"/>
    </style:style>
    <style:style style:name="T11" style:family="text">
      <style:text-properties officeooo:rsid="002257d7"/>
    </style:style>
    <style:style style:name="T12" style:family="text">
      <style:text-properties officeooo:rsid="00242de7"/>
    </style:style>
    <style:style style:name="T13" style:family="text">
      <style:text-properties officeooo:rsid="002553db"/>
    </style:style>
    <style:style style:name="T14" style:family="text">
      <style:text-properties officeooo:rsid="00275de5"/>
    </style:style>
    <style:style style:name="T15" style:family="text">
      <style:text-properties officeooo:rsid="00286e58"/>
    </style:style>
    <style:style style:name="T16" style:family="text">
      <style:text-properties officeooo:rsid="00293978"/>
    </style:style>
    <style:style style:name="T17" style:family="text">
      <style:text-properties officeooo:rsid="002ae846"/>
    </style:style>
    <style:style style:name="T18" style:family="text">
      <style:text-properties officeooo:rsid="002b8c13"/>
    </style:style>
    <style:style style:name="T19" style:family="text">
      <style:text-properties officeooo:rsid="002c317b"/>
    </style:style>
    <style:style style:name="T20" style:family="text">
      <style:text-properties officeooo:rsid="002d5aa5"/>
    </style:style>
    <style:style style:name="T21" style:family="text">
      <style:text-properties officeooo:rsid="002d9e1e"/>
    </style:style>
    <style:style style:name="T22" style:family="text">
      <style:text-properties officeooo:rsid="002ed3c4"/>
    </style:style>
    <style:style style:name="T23" style:family="text">
      <style:text-properties officeooo:rsid="002fc8ee"/>
    </style:style>
    <style:style style:name="T24" style:family="text">
      <style:text-properties officeooo:rsid="003124bd"/>
    </style:style>
    <style:style style:name="T25" style:family="text">
      <style:text-properties officeooo:rsid="00334f13"/>
    </style:style>
    <style:style style:name="T26" style:family="text">
      <style:text-properties officeooo:rsid="0034db99"/>
    </style:style>
    <style:style style:name="T27" style:family="text">
      <style:text-properties officeooo:rsid="003686c0"/>
    </style:style>
    <style:style style:name="T28" style:family="text">
      <style:text-properties officeooo:rsid="00383403"/>
    </style:style>
    <style:style style:name="T29" style:family="text">
      <style:text-properties officeooo:rsid="003a14fe"/>
    </style:style>
    <style:style style:name="T30" style:family="text">
      <style:text-properties officeooo:rsid="003b6dc9"/>
    </style:style>
    <style:style style:name="T31" style:family="text">
      <style:text-properties officeooo:rsid="003d42ec"/>
    </style:style>
    <style:style style:name="T32" style:family="text">
      <style:text-properties officeooo:rsid="003e39e0"/>
    </style:style>
    <style:style style:name="T33" style:family="text">
      <style:text-properties officeooo:rsid="003fa5a5"/>
    </style:style>
    <style:style style:name="T34" style:family="text">
      <style:text-properties officeooo:rsid="003fd6a3"/>
    </style:style>
    <style:style style:name="T35" style:family="text">
      <style:text-properties officeooo:rsid="00417c96"/>
    </style:style>
    <style:style style:name="T36" style:family="text">
      <style:text-properties officeooo:rsid="00423ac2"/>
    </style:style>
    <style:style style:name="T37" style:family="text">
      <style:text-properties officeooo:rsid="00442764"/>
    </style:style>
    <style:style style:name="T38" style:family="text">
      <style:text-properties officeooo:rsid="0044e56c"/>
    </style:style>
    <style:style style:name="T39" style:family="text">
      <style:text-properties officeooo:rsid="0045814a"/>
    </style:style>
    <style:style style:name="T40" style:family="text">
      <style:text-properties officeooo:rsid="0045c21d"/>
    </style:style>
    <style:style style:name="T41" style:family="text">
      <style:text-properties officeooo:rsid="00476ea8"/>
    </style:style>
    <style:style style:name="T42" style:family="text">
      <style:text-properties officeooo:rsid="0048b390"/>
    </style:style>
    <style:style style:name="T43" style:family="text">
      <style:text-properties officeooo:rsid="00495b53"/>
    </style:style>
    <style:style style:name="T44" style:family="text">
      <style:text-properties officeooo:rsid="004b1c24"/>
    </style:style>
    <style:style style:name="T45" style:family="text">
      <style:text-properties officeooo:rsid="0052fcc1"/>
    </style:style>
    <style:style style:name="T46" style:family="text">
      <style:text-properties officeooo:rsid="0053e49a"/>
    </style:style>
    <style:style style:name="T47" style:family="text">
      <style:text-properties officeooo:rsid="00555204"/>
    </style:style>
    <style:style style:name="T48" style:family="text">
      <style:text-properties officeooo:rsid="0059c252"/>
    </style:style>
    <style:style style:name="T49" style:family="text">
      <style:text-properties officeooo:rsid="005b2693"/>
    </style:style>
    <style:style style:name="T50" style:family="text">
      <style:text-properties officeooo:rsid="005c00c1"/>
    </style:style>
    <style:style style:name="T51" style:family="text">
      <style:text-properties officeooo:rsid="005c0e36"/>
    </style:style>
    <style:style style:name="T52" style:family="text">
      <style:text-properties officeooo:rsid="005c2529"/>
    </style:style>
    <style:style style:name="T53" style:family="text">
      <style:text-properties officeooo:rsid="005d5960"/>
    </style:style>
    <style:style style:name="T54" style:family="text">
      <style:text-properties officeooo:rsid="005f0493"/>
    </style:style>
    <style:style style:name="T55" style:family="text">
      <style:text-properties officeooo:rsid="005fc47a"/>
    </style:style>
    <style:style style:name="T56" style:family="text">
      <style:text-properties officeooo:rsid="0060e8ba"/>
    </style:style>
    <style:style style:name="T57" style:family="text">
      <style:text-properties officeooo:rsid="006170a7"/>
    </style:style>
    <style:style style:name="T58" style:family="text">
      <style:text-properties officeooo:rsid="00619853"/>
    </style:style>
    <style:style style:name="T59" style:family="text">
      <style:text-properties officeooo:rsid="006226d1"/>
    </style:style>
    <style:style style:name="T60" style:family="text">
      <style:text-properties officeooo:rsid="0063c9d0"/>
    </style:style>
    <style:style style:name="T61" style:family="text">
      <style:text-properties officeooo:rsid="00674c49"/>
    </style:style>
    <style:style style:name="T62" style:family="text">
      <style:text-properties officeooo:rsid="006876e1"/>
    </style:style>
    <style:style style:name="T63" style:family="text">
      <style:text-properties officeooo:rsid="00695501"/>
    </style:style>
    <style:style style:name="T64" style:family="text">
      <style:text-properties officeooo:rsid="006966a4"/>
    </style:style>
    <style:style style:name="T65" style:family="text">
      <style:text-properties officeooo:rsid="0069a491"/>
    </style:style>
    <style:style style:name="T66" style:family="text">
      <style:text-properties officeooo:rsid="006d3190"/>
    </style:style>
    <style:style style:name="T67" style:family="text">
      <style:text-properties officeooo:rsid="006f296c"/>
    </style:style>
    <style:style style:name="T68" style:family="text">
      <style:text-properties officeooo:rsid="0070e6d3"/>
    </style:style>
    <style:style style:name="T69" style:family="text">
      <style:text-properties officeooo:rsid="00714cc4"/>
    </style:style>
    <style:style style:name="T70" style:family="text">
      <style:text-properties officeooo:rsid="0075e6ba"/>
    </style:style>
    <style:style style:name="T71" style:family="text">
      <style:text-properties officeooo:rsid="0078aed1"/>
    </style:style>
    <style:style style:name="T72" style:family="text">
      <style:text-properties officeooo:rsid="007ac716"/>
    </style:style>
    <style:style style:name="T73" style:family="text">
      <style:text-properties officeooo:rsid="007cdc7d"/>
    </style:style>
    <style:style style:name="T74" style:family="text">
      <style:text-properties officeooo:rsid="007d58d7"/>
    </style:style>
    <style:style style:name="T75" style:family="text">
      <style:text-properties officeooo:rsid="00839a3a"/>
    </style:style>
    <style:style style:name="T76" style:family="text">
      <style:text-properties officeooo:rsid="00840002"/>
    </style:style>
    <style:style style:name="T77" style:family="text">
      <style:text-properties officeooo:rsid="0085ed61"/>
    </style:style>
    <style:style style:name="T78" style:family="text">
      <style:text-properties officeooo:rsid="008704aa"/>
    </style:style>
    <style:style style:name="T79" style:family="text">
      <style:text-properties officeooo:rsid="0088703e"/>
    </style:style>
    <style:style style:name="T80" style:family="text">
      <style:text-properties officeooo:rsid="008a278c"/>
    </style:style>
    <style:style style:name="T81" style:family="text">
      <style:text-properties officeooo:rsid="008ecf47"/>
    </style:style>
    <style:style style:name="T82" style:family="text">
      <style:text-properties officeooo:rsid="008f0922"/>
    </style:style>
    <style:style style:name="T83" style:family="text">
      <style:text-properties officeooo:rsid="008fbc9b"/>
    </style:style>
    <style:style style:name="T84" style:family="text">
      <style:text-properties officeooo:rsid="00903c6e"/>
    </style:style>
    <style:style style:name="T85" style:family="text">
      <style:text-properties officeooo:rsid="00929032"/>
    </style:style>
    <style:style style:name="T86" style:family="text">
      <style:text-properties officeooo:rsid="00977066"/>
    </style:style>
    <style:style style:name="T87" style:family="text">
      <style:text-properties officeooo:rsid="00994284"/>
    </style:style>
    <style:style style:name="T88" style:family="text">
      <style:text-properties officeooo:rsid="0099d1d4"/>
    </style:style>
    <style:style style:name="T89" style:family="text">
      <style:text-properties officeooo:rsid="009b5a9b"/>
    </style:style>
    <style:style style:name="T90" style:family="text">
      <style:text-properties officeooo:rsid="009bdebb"/>
    </style:style>
    <style:style style:name="T91" style:family="text">
      <style:text-properties officeooo:rsid="009d881d"/>
    </style:style>
    <style:style style:name="T92" style:family="text">
      <style:text-properties officeooo:rsid="009e4639"/>
    </style:style>
    <style:style style:name="T93" style:family="text">
      <style:text-properties officeooo:rsid="009ef7e1"/>
    </style:style>
    <style:style style:name="T94" style:family="text">
      <style:text-properties officeooo:rsid="00a0f854"/>
    </style:style>
    <style:style style:name="T95" style:family="text">
      <style:text-properties officeooo:rsid="00a26d72"/>
    </style:style>
    <style:style style:name="T96" style:family="text">
      <style:text-properties officeooo:rsid="00a2fcb8"/>
    </style:style>
    <style:style style:name="T97" style:family="text">
      <style:text-properties officeooo:rsid="00a5cb49"/>
    </style:style>
    <style:style style:name="T98" style:family="text">
      <style:text-properties officeooo:rsid="00a6fa7a"/>
    </style:style>
    <style:style style:name="T99" style:family="text">
      <style:text-properties officeooo:rsid="00a805a5"/>
    </style:style>
    <style:style style:name="T100" style:family="text">
      <style:text-properties officeooo:rsid="00a985cc"/>
    </style:style>
    <style:style style:name="T101" style:family="text">
      <style:text-properties officeooo:rsid="00ab86f1"/>
    </style:style>
    <style:style style:name="T102" style:family="text">
      <style:text-properties officeooo:rsid="00ac48d7"/>
    </style:style>
    <style:style style:name="T103" style:family="text">
      <style:text-properties officeooo:rsid="00ad1bde"/>
    </style:style>
    <style:style style:name="T104" style:family="text">
      <style:text-properties officeooo:rsid="00adcc11"/>
    </style:style>
    <style:style style:name="T105" style:family="text">
      <style:text-properties officeooo:rsid="00af1d83"/>
    </style:style>
    <style:style style:name="T106" style:family="text">
      <style:text-properties officeooo:rsid="00afaade"/>
    </style:style>
    <style:style style:name="T107" style:family="text">
      <style:text-properties officeooo:rsid="00b1d877"/>
    </style:style>
    <style:style style:name="T108" style:family="text">
      <style:text-properties officeooo:rsid="00b2d8c0"/>
    </style:style>
    <style:style style:name="T109" style:family="text">
      <style:text-properties officeooo:rsid="00b4bf2d"/>
    </style:style>
    <style:style style:name="T110" style:family="text">
      <style:text-properties officeooo:rsid="00b67518"/>
    </style:style>
    <style:style style:name="T111" style:family="text">
      <style:text-properties officeooo:rsid="00b6e9b1"/>
    </style:style>
    <style:style style:name="T112" style:family="text">
      <style:text-properties officeooo:rsid="00ba02e6"/>
    </style:style>
    <style:style style:name="T113" style:family="text">
      <style:text-properties officeooo:rsid="00bbc3a7"/>
    </style:style>
    <style:style style:name="T114" style:family="text">
      <style:text-properties officeooo:rsid="00bbc987"/>
    </style:style>
    <style:style style:name="T115" style:family="text">
      <style:text-properties officeooo:rsid="00bc867d"/>
    </style:style>
    <style:style style:name="T116" style:family="text">
      <style:text-properties officeooo:rsid="00bfe17c"/>
    </style:style>
    <style:style style:name="T117" style:family="text">
      <style:text-properties officeooo:rsid="00bff4e5"/>
    </style:style>
    <style:style style:name="T118" style:family="text">
      <style:text-properties officeooo:rsid="00c1d6f3"/>
    </style:style>
    <style:style style:name="T119" style:family="text">
      <style:text-properties officeooo:rsid="00c3aa43"/>
    </style:style>
    <style:style style:name="T120" style:family="text">
      <style:text-properties officeooo:rsid="00c6901a"/>
    </style:style>
    <style:style style:name="T121" style:family="text">
      <style:text-properties officeooo:rsid="00c84cb8"/>
    </style:style>
    <style:style style:name="T122" style:family="text">
      <style:text-properties officeooo:rsid="00c9f654"/>
    </style:style>
    <style:style style:name="T123" style:family="text">
      <style:text-properties officeooo:rsid="00cb4e8e"/>
    </style:style>
    <style:style style:name="T124" style:family="text">
      <style:text-properties officeooo:rsid="00cd3fd9"/>
    </style:style>
    <style:style style:name="T125" style:family="text">
      <style:text-properties officeooo:rsid="00ced405"/>
    </style:style>
    <style:style style:name="T126" style:family="text">
      <style:text-properties officeooo:rsid="00d0337f"/>
    </style:style>
    <style:style style:name="T127" style:family="text">
      <style:text-properties officeooo:rsid="00d09244"/>
    </style:style>
    <style:style style:name="T128" style:family="text">
      <style:text-properties officeooo:rsid="00d26e18"/>
    </style:style>
    <style:style style:name="T129" style:family="text">
      <style:text-properties officeooo:rsid="00d46357"/>
    </style:style>
    <style:style style:name="T130" style:family="text">
      <style:text-properties officeooo:rsid="00d72722"/>
    </style:style>
    <style:style style:name="T131" style:family="text">
      <style:text-properties officeooo:rsid="00e0d478"/>
    </style:style>
    <style:style style:name="T132" style:family="text">
      <style:text-properties officeooo:rsid="00e1e5f9"/>
    </style:style>
    <style:style style:name="T133" style:family="text">
      <style:text-properties officeooo:rsid="00e31c91"/>
    </style:style>
    <style:style style:name="T134" style:family="text">
      <style:text-properties officeooo:rsid="00e49268"/>
    </style:style>
    <style:style style:name="T135" style:family="text">
      <style:text-properties officeooo:rsid="00e4fe67"/>
    </style:style>
    <style:style style:name="T136" style:family="text">
      <style:text-properties officeooo:rsid="00ec154e"/>
    </style:style>
    <style:style style:name="T137" style:family="text">
      <style:text-properties officeooo:rsid="00ede485"/>
    </style:style>
    <style:style style:name="T138" style:family="text">
      <style:text-properties officeooo:rsid="00f21835"/>
    </style:style>
    <style:style style:name="T139" style:family="text">
      <style:text-properties officeooo:rsid="00f2d5e6"/>
    </style:style>
    <style:style style:name="T140" style:family="text">
      <style:text-properties officeooo:rsid="00f34f1d"/>
    </style:style>
    <style:style style:name="T141" style:family="text">
      <style:text-properties officeooo:rsid="00f3b8c9"/>
    </style:style>
    <style:style style:name="T142" style:family="text">
      <style:text-properties officeooo:rsid="00f557d9"/>
    </style:style>
    <style:style style:name="T143" style:family="text">
      <style:text-properties officeooo:rsid="00f67b81"/>
    </style:style>
    <style:style style:name="T144" style:family="text">
      <style:text-properties officeooo:rsid="00f6c3e4"/>
    </style:style>
    <style:style style:name="T145" style:family="text">
      <style:text-properties officeooo:rsid="00f77f1d"/>
    </style:style>
    <style:style style:name="T146" style:family="text">
      <style:text-properties officeooo:rsid="00fae845"/>
    </style:style>
    <style:style style:name="T147" style:family="text">
      <style:text-properties officeooo:rsid="00fd7a42"/>
    </style:style>
    <style:style style:name="T148" style:family="text">
      <style:text-properties officeooo:rsid="00fdbf09"/>
    </style:style>
    <style:style style:name="T149" style:family="text">
      <style:text-properties officeooo:rsid="00ff8908"/>
    </style:style>
    <style:style style:name="T150" style:family="text">
      <style:text-properties officeooo:rsid="01010849"/>
    </style:style>
    <style:style style:name="T151" style:family="text">
      <style:text-properties officeooo:rsid="01015957"/>
    </style:style>
    <style:style style:name="T152" style:family="text">
      <style:text-properties officeooo:rsid="0101f1b5"/>
    </style:style>
    <style:style style:name="T153" style:family="text">
      <style:text-properties officeooo:rsid="0102aa99"/>
    </style:style>
    <style:style style:name="T154" style:family="text">
      <style:text-properties officeooo:rsid="0107b995"/>
    </style:style>
    <style:style style:name="T155" style:family="text">
      <style:text-properties officeooo:rsid="01095832"/>
    </style:style>
    <style:style style:name="T156" style:family="text">
      <style:text-properties officeooo:rsid="010a2617"/>
    </style:style>
    <style:style style:name="T157" style:family="text">
      <style:text-properties officeooo:rsid="010bf59f"/>
    </style:style>
    <style:style style:name="T158" style:family="text">
      <style:text-properties officeooo:rsid="010dc405"/>
    </style:style>
    <style:style style:name="T159" style:family="text">
      <style:text-properties officeooo:rsid="010e4c08"/>
    </style:style>
    <style:style style:name="T160" style:family="text">
      <style:text-properties officeooo:rsid="0110071d"/>
    </style:style>
    <style:style style:name="T161" style:family="text">
      <style:text-properties officeooo:rsid="01119d23"/>
    </style:style>
    <style:style style:name="T162" style:family="text">
      <style:text-properties officeooo:rsid="01129281"/>
    </style:style>
    <style:style style:name="T163" style:family="text">
      <style:text-properties officeooo:rsid="01140f5e"/>
    </style:style>
    <style:style style:name="T164" style:family="text">
      <style:text-properties officeooo:rsid="01158482"/>
    </style:style>
    <style:style style:name="T165" style:family="text">
      <style:text-properties officeooo:rsid="01170a0c"/>
    </style:style>
    <style:style style:name="T166" style:family="text">
      <style:text-properties officeooo:rsid="011846ca"/>
    </style:style>
    <style:style style:name="T167" style:family="text">
      <style:text-properties officeooo:rsid="01193935"/>
    </style:style>
    <style:style style:name="T168" style:family="text">
      <style:text-properties officeooo:rsid="011a5bb5"/>
    </style:style>
    <style:style style:name="T169" style:family="text">
      <style:text-properties officeooo:rsid="011b215c"/>
    </style:style>
    <style:style style:name="T170" style:family="text">
      <style:text-properties officeooo:rsid="011c5fb9"/>
    </style:style>
    <style:style style:name="T171" style:family="text">
      <style:text-properties officeooo:rsid="011dd6e7"/>
    </style:style>
    <style:style style:name="T172" style:family="text">
      <style:text-properties officeooo:rsid="011e27ff"/>
    </style:style>
    <style:style style:name="T173" style:family="text">
      <style:text-properties officeooo:rsid="011fcfb2"/>
    </style:style>
    <style:style style:name="T174" style:family="text">
      <style:text-properties officeooo:rsid="0120f7ec"/>
    </style:style>
    <style:style style:name="T175" style:family="text">
      <style:text-properties officeooo:rsid="0123233e"/>
    </style:style>
    <style:style style:name="T176" style:family="text">
      <style:text-properties officeooo:rsid="012492ec"/>
    </style:style>
    <style:style style:name="T177" style:family="text">
      <style:text-properties officeooo:rsid="012885aa"/>
    </style:style>
    <style:style style:name="T178" style:family="text">
      <style:text-properties officeooo:rsid="01297a8c"/>
    </style:style>
    <style:style style:name="T179" style:family="text">
      <style:text-properties officeooo:rsid="012b5952"/>
    </style:style>
    <style:style style:name="T180" style:family="text">
      <style:text-properties officeooo:rsid="012fa281"/>
    </style:style>
    <style:style style:name="T181" style:family="text">
      <style:text-properties officeooo:rsid="013147b5"/>
    </style:style>
    <style:style style:name="T182" style:family="text">
      <style:text-properties officeooo:rsid="01316834"/>
    </style:style>
    <style:style style:name="T183" style:family="text">
      <style:text-properties officeooo:rsid="01335d7f"/>
    </style:style>
    <style:style style:name="T184" style:family="text">
      <style:text-properties officeooo:rsid="01346c7f"/>
    </style:style>
    <style:style style:name="T185" style:family="text">
      <style:text-properties officeooo:rsid="0135707b"/>
    </style:style>
    <style:style style:name="T186" style:family="text">
      <style:text-properties officeooo:rsid="013889cc"/>
    </style:style>
    <style:style style:name="T187" style:family="text">
      <style:text-properties officeooo:rsid="0139d083"/>
    </style:style>
    <style:style style:name="T188" style:family="text">
      <style:text-properties officeooo:rsid="013b98e1"/>
    </style:style>
    <style:style style:name="T189" style:family="text">
      <style:text-properties officeooo:rsid="013cd437"/>
    </style:style>
    <style:style style:name="T190" style:family="text">
      <style:text-properties officeooo:rsid="013d0128"/>
    </style:style>
    <style:style style:name="T191" style:family="text">
      <style:text-properties officeooo:rsid="013dc288"/>
    </style:style>
    <style:style style:name="T192" style:family="text">
      <style:text-properties officeooo:rsid="013f2d19"/>
    </style:style>
    <style:style style:name="T193" style:family="text">
      <style:text-properties officeooo:rsid="014026ce"/>
    </style:style>
    <style:style style:name="T194" style:family="text">
      <style:text-properties officeooo:rsid="01404ebf"/>
    </style:style>
    <style:style style:name="T195" style:family="text">
      <style:text-properties officeooo:rsid="01418ab5"/>
    </style:style>
    <style:style style:name="T196" style:family="text">
      <style:text-properties officeooo:rsid="0141dbb4"/>
    </style:style>
    <style:style style:name="T197" style:family="text">
      <style:text-properties officeooo:rsid="0143904f"/>
    </style:style>
    <style:style style:name="T198" style:family="text">
      <style:text-properties officeooo:rsid="01445ec0"/>
    </style:style>
    <style:style style:name="T199" style:family="text">
      <style:text-properties officeooo:rsid="0144fbe4"/>
    </style:style>
    <style:style style:name="T200" style:family="text">
      <style:text-properties officeooo:rsid="0145179e"/>
    </style:style>
    <style:style style:name="T201" style:family="text">
      <style:text-properties officeooo:rsid="01482581"/>
    </style:style>
    <style:style style:name="T202" style:family="text">
      <style:text-properties officeooo:rsid="0149c8e1"/>
    </style:style>
    <style:style style:name="T203" style:family="text">
      <style:text-properties officeooo:rsid="014ccae9"/>
    </style:style>
    <style:style style:name="T204" style:family="text">
      <style:text-properties officeooo:rsid="01568f60"/>
    </style:style>
    <style:style style:name="T205" style:family="text">
      <style:text-properties officeooo:rsid="0157f9c6"/>
    </style:style>
    <style:style style:name="T206" style:family="text">
      <style:text-properties officeooo:rsid="01580105"/>
    </style:style>
    <style:style style:name="T207" style:family="text">
      <style:text-properties officeooo:rsid="0158d0c5"/>
    </style:style>
    <style:style style:name="T208" style:family="text">
      <style:text-properties officeooo:rsid="015a11e7"/>
    </style:style>
    <style:style style:name="T209" style:family="text">
      <style:text-properties officeooo:rsid="015d30d7"/>
    </style:style>
    <style:style style:name="T210" style:family="text">
      <style:text-properties officeooo:rsid="015d378c"/>
    </style:style>
    <style:style style:name="T211" style:family="text">
      <style:text-properties officeooo:rsid="015e19ad"/>
    </style:style>
    <style:style style:name="T212" style:family="text">
      <style:text-properties officeooo:rsid="015fdc7d"/>
    </style:style>
    <style:style style:name="T213" style:family="text">
      <style:text-properties officeooo:rsid="01638a0d"/>
    </style:style>
    <style:style style:name="T214" style:family="text">
      <style:text-properties officeooo:rsid="016562ef"/>
    </style:style>
    <style:style style:name="T215" style:family="text">
      <style:text-properties officeooo:rsid="01668e22"/>
    </style:style>
    <style:style style:name="T216" style:family="text">
      <style:text-properties officeooo:rsid="0166b5dc"/>
    </style:style>
    <style:style style:name="T217" style:family="text">
      <style:text-properties officeooo:rsid="0167f411"/>
    </style:style>
    <style:style style:name="T218" style:family="text">
      <style:text-properties officeooo:rsid="016939be"/>
    </style:style>
    <style:style style:name="T219" style:family="text">
      <style:text-properties officeooo:rsid="016af11d"/>
    </style:style>
    <style:style style:name="T220" style:family="text">
      <style:text-properties officeooo:rsid="016cd26b"/>
    </style:style>
    <style:style style:name="T221" style:family="text">
      <style:text-properties officeooo:rsid="016fd6da"/>
    </style:style>
    <style:style style:name="T222" style:family="text">
      <style:text-properties officeooo:rsid="0170d7d4"/>
    </style:style>
    <style:style style:name="T223" style:family="text">
      <style:text-properties officeooo:rsid="0171ac70"/>
    </style:style>
    <style:style style:name="T224" style:family="text">
      <style:text-properties officeooo:rsid="01731256"/>
    </style:style>
    <style:style style:name="T225" style:family="text">
      <style:text-properties officeooo:rsid="0174ce90"/>
    </style:style>
    <style:style style:name="T226" style:family="text">
      <style:text-properties officeooo:rsid="01765e83"/>
    </style:style>
    <style:style style:name="T227" style:family="text">
      <style:text-properties officeooo:rsid="01776762"/>
    </style:style>
    <style:style style:name="T228" style:family="text">
      <style:text-properties officeooo:rsid="01784746"/>
    </style:style>
    <style:style style:name="T229" style:family="text">
      <style:text-properties officeooo:rsid="01795133"/>
    </style:style>
    <style:style style:name="T230" style:family="text">
      <style:text-properties officeooo:rsid="017a8f24"/>
    </style:style>
    <style:style style:name="T231" style:family="text">
      <style:text-properties officeooo:rsid="017e35c8"/>
    </style:style>
    <style:style style:name="T232" style:family="text">
      <style:text-properties officeooo:rsid="017f3ea3"/>
    </style:style>
    <style:style style:name="T233" style:family="text">
      <style:text-properties officeooo:rsid="018039bb"/>
    </style:style>
    <style:style style:name="T234" style:family="text">
      <style:text-properties officeooo:rsid="0181f788"/>
    </style:style>
    <style:style style:name="T235" style:family="text">
      <style:text-properties officeooo:rsid="01832444"/>
    </style:style>
    <style:style style:name="T236" style:family="text">
      <style:text-properties officeooo:rsid="0185a0d9"/>
    </style:style>
    <style:style style:name="T237" style:family="text">
      <style:text-properties officeooo:rsid="018951af"/>
    </style:style>
    <style:style style:name="T238" style:family="text">
      <style:text-properties officeooo:rsid="018bad4e"/>
    </style:style>
    <style:style style:name="T239" style:family="text">
      <style:text-properties officeooo:rsid="018bc9e6"/>
    </style:style>
    <style:style style:name="T240" style:family="text">
      <style:text-properties officeooo:rsid="018d37df"/>
    </style:style>
    <style:style style:name="T241" style:family="text">
      <style:text-properties officeooo:rsid="018ff675"/>
    </style:style>
    <style:style style:name="T242" style:family="text">
      <style:text-properties officeooo:rsid="019076b3"/>
    </style:style>
    <style:style style:name="T243" style:family="text">
      <style:text-properties officeooo:rsid="01927698"/>
    </style:style>
    <style:style style:name="T244" style:family="text">
      <style:text-properties officeooo:rsid="01947411"/>
    </style:style>
    <style:style style:name="T245" style:family="text">
      <style:text-properties officeooo:rsid="0196081f"/>
    </style:style>
    <style:style style:name="T246" style:family="text">
      <style:text-properties officeooo:rsid="01967875"/>
    </style:style>
    <style:style style:name="T247" style:family="text">
      <style:text-properties officeooo:rsid="01967aa6"/>
    </style:style>
    <style:style style:name="T248" style:family="text">
      <style:text-properties officeooo:rsid="019cdd8d"/>
    </style:style>
    <style:style style:name="T249" style:family="text">
      <style:text-properties officeooo:rsid="019e662c"/>
    </style:style>
    <style:style style:name="T250" style:family="text">
      <style:text-properties officeooo:rsid="019f38ac"/>
    </style:style>
    <style:style style:name="T251" style:family="text">
      <style:text-properties officeooo:rsid="01a138df"/>
    </style:style>
    <style:style style:name="T252" style:family="text">
      <style:text-properties officeooo:rsid="01a26aa5"/>
    </style:style>
    <style:style style:name="T253" style:family="text">
      <style:text-properties officeooo:rsid="01a32b5f"/>
    </style:style>
    <style:style style:name="T254" style:family="text">
      <style:text-properties officeooo:rsid="01a506b8"/>
    </style:style>
    <style:style style:name="T255" style:family="text">
      <style:text-properties officeooo:rsid="01a60551"/>
    </style:style>
    <style:style style:name="T256" style:family="text">
      <style:text-properties officeooo:rsid="01a96307"/>
    </style:style>
    <style:style style:name="T257" style:family="text">
      <style:text-properties officeooo:rsid="01a99db4"/>
    </style:style>
    <style:style style:name="T258" style:family="text">
      <style:text-properties officeooo:rsid="01aa29f3"/>
    </style:style>
    <style:style style:name="T259" style:family="text">
      <style:text-properties officeooo:rsid="01ab1a1d"/>
    </style:style>
    <style:style style:name="T260" style:family="text">
      <style:text-properties officeooo:rsid="01ab5357"/>
    </style:style>
    <style:style style:name="T261" style:family="text">
      <style:text-properties officeooo:rsid="01aea332"/>
    </style:style>
    <style:style style:name="T262" style:family="text">
      <style:text-properties officeooo:rsid="01aeee6d"/>
    </style:style>
    <style:style style:name="T263" style:family="text">
      <style:text-properties officeooo:rsid="01b0b23b"/>
    </style:style>
    <style:style style:name="T264" style:family="text">
      <style:text-properties officeooo:rsid="01b3448b"/>
    </style:style>
    <style:style style:name="T265" style:family="text">
      <style:text-properties officeooo:rsid="01b49376"/>
    </style:style>
    <style:style style:name="T266" style:family="text">
      <style:text-properties officeooo:rsid="01b5750c"/>
    </style:style>
    <style:style style:name="T267" style:family="text">
      <style:text-properties officeooo:rsid="01b69d58"/>
    </style:style>
    <style:style style:name="T268" style:family="text">
      <style:text-properties officeooo:rsid="01b72a74"/>
    </style:style>
    <style:style style:name="T269" style:family="text">
      <style:text-properties officeooo:rsid="01bac5ef"/>
    </style:style>
    <style:style style:name="T270" style:family="text">
      <style:text-properties officeooo:rsid="01bb325d"/>
    </style:style>
    <style:style style:name="T271" style:family="text">
      <style:text-properties officeooo:rsid="01bd0c91"/>
    </style:style>
    <style:style style:name="T272" style:family="text">
      <style:text-properties officeooo:rsid="01befcd1"/>
    </style:style>
    <style:style style:name="T273" style:family="text">
      <style:text-properties officeooo:rsid="01c0b0bd"/>
    </style:style>
    <style:style style:name="T274" style:family="text">
      <style:text-properties officeooo:rsid="01c1fdd9"/>
    </style:style>
    <style:style style:name="T275" style:family="text">
      <style:text-properties officeooo:rsid="01c3eff9"/>
    </style:style>
    <style:style style:name="T276" style:family="text">
      <style:text-properties officeooo:rsid="01c72f65"/>
    </style:style>
    <style:style style:name="T277" style:family="text">
      <style:text-properties officeooo:rsid="01c906e7"/>
    </style:style>
    <style:style style:name="T278" style:family="text">
      <style:text-properties officeooo:rsid="01c982c6"/>
    </style:style>
    <style:style style:name="T279" style:family="text">
      <style:text-properties officeooo:rsid="01ceb02b"/>
    </style:style>
    <style:style style:name="T280" style:family="text">
      <style:text-properties officeooo:rsid="01d18435"/>
    </style:style>
    <style:style style:name="T281" style:family="text">
      <style:text-properties officeooo:rsid="01d3466b"/>
    </style:style>
    <style:style style:name="T282" style:family="text">
      <style:text-properties officeooo:rsid="01d4fefa"/>
    </style:style>
    <style:style style:name="T283" style:family="text">
      <style:text-properties officeooo:rsid="01d6642e"/>
    </style:style>
    <style:style style:name="T284" style:family="text">
      <style:text-properties officeooo:rsid="01d9d8c8"/>
    </style:style>
    <style:style style:name="T285" style:family="text">
      <style:text-properties officeooo:rsid="01dadf6a"/>
    </style:style>
    <style:style style:name="T286" style:family="text">
      <style:text-properties officeooo:rsid="01de8f30"/>
    </style:style>
    <style:style style:name="T287" style:family="text">
      <style:text-properties officeooo:rsid="01e0304d"/>
    </style:style>
    <style:style style:name="T288" style:family="text">
      <style:text-properties officeooo:rsid="01e0edbf"/>
    </style:style>
    <style:style style:name="T289" style:family="text">
      <style:text-properties officeooo:rsid="01e319d2"/>
    </style:style>
    <style:style style:name="T290" style:family="text">
      <style:text-properties officeooo:rsid="01e68b20"/>
    </style:style>
    <style:style style:name="T291" style:family="text">
      <style:text-properties officeooo:rsid="01e69f13"/>
    </style:style>
    <style:style style:name="T292" style:family="text">
      <style:text-properties officeooo:rsid="01e83f05"/>
    </style:style>
    <style:style style:name="T293" style:family="text">
      <style:text-properties officeooo:rsid="01eb61f3"/>
    </style:style>
    <style:style style:name="T294" style:family="text">
      <style:text-properties officeooo:rsid="01ee236d"/>
    </style:style>
    <style:style style:name="T295" style:family="text">
      <style:text-properties officeooo:rsid="01f00a6c"/>
    </style:style>
    <style:style style:name="T296" style:family="text">
      <style:text-properties officeooo:rsid="01f15d2b"/>
    </style:style>
    <style:style style:name="T297" style:family="text">
      <style:text-properties officeooo:rsid="01f1b8a8"/>
    </style:style>
    <style:style style:name="T298" style:family="text">
      <style:text-properties officeooo:rsid="01f2cc88"/>
    </style:style>
    <style:style style:name="T299" style:family="text">
      <style:text-properties officeooo:rsid="01f4fb37"/>
    </style:style>
    <style:style style:name="T300" style:family="text">
      <style:text-properties officeooo:rsid="01f656b0"/>
    </style:style>
    <style:style style:name="T301" style:family="text">
      <style:text-properties officeooo:rsid="01f89fba"/>
    </style:style>
    <style:style style:name="T302" style:family="text">
      <style:text-properties officeooo:rsid="01f9602a"/>
    </style:style>
    <style:style style:name="T303" style:family="text">
      <style:text-properties officeooo:rsid="01fc30e3"/>
    </style:style>
    <style:style style:name="T304" style:family="text">
      <style:text-properties officeooo:rsid="01fc4ba7"/>
    </style:style>
    <style:style style:name="T305" style:family="text">
      <style:text-properties officeooo:rsid="01fe2827"/>
    </style:style>
    <style:style style:name="T306" style:family="text">
      <style:text-properties officeooo:rsid="01fed8ff"/>
    </style:style>
    <style:style style:name="T307" style:family="text">
      <style:text-properties officeooo:rsid="0201db97"/>
    </style:style>
    <style:style style:name="T308" style:family="text">
      <style:text-properties officeooo:rsid="020304d1"/>
    </style:style>
    <style:style style:name="T309" style:family="text">
      <style:text-properties officeooo:rsid="02052842"/>
    </style:style>
    <style:style style:name="T310" style:family="text">
      <style:text-properties officeooo:rsid="020538aa"/>
    </style:style>
    <style:style style:name="T311" style:family="text">
      <style:text-properties officeooo:rsid="02074fab"/>
    </style:style>
    <style:style style:name="T312" style:family="text">
      <style:text-properties officeooo:rsid="020887bb"/>
    </style:style>
    <style:style style:name="T313" style:family="text">
      <style:text-properties officeooo:rsid="0209a850"/>
    </style:style>
    <style:style style:name="T314" style:family="text">
      <style:text-properties officeooo:rsid="020a20ab"/>
    </style:style>
    <style:style style:name="T315" style:family="text">
      <style:text-properties officeooo:rsid="020ce36a"/>
    </style:style>
    <style:style style:name="T316" style:family="text">
      <style:text-properties officeooo:rsid="020e5f03"/>
    </style:style>
    <style:style style:name="T317" style:family="text">
      <style:text-properties officeooo:rsid="02100271"/>
    </style:style>
    <style:style style:name="T318" style:family="text">
      <style:text-properties officeooo:rsid="02110d99"/>
    </style:style>
    <style:style style:name="T319" style:family="text">
      <style:text-properties officeooo:rsid="02123479"/>
    </style:style>
    <style:style style:name="T320" style:family="text">
      <style:text-properties officeooo:rsid="0213ce7a"/>
    </style:style>
    <style:style style:name="T321" style:family="text">
      <style:text-properties officeooo:rsid="0215014a"/>
    </style:style>
    <style:style style:name="T322" style:family="text">
      <style:text-properties officeooo:rsid="021543c2"/>
    </style:style>
    <style:style style:name="T323" style:family="text">
      <style:text-properties officeooo:rsid="0216f151"/>
    </style:style>
    <style:style style:name="T324" style:family="text">
      <style:text-properties officeooo:rsid="021b2ca5"/>
    </style:style>
    <style:style style:name="T325" style:family="text">
      <style:text-properties officeooo:rsid="021ba943"/>
    </style:style>
    <style:style style:name="T326" style:family="text">
      <style:text-properties officeooo:rsid="021c1db1"/>
    </style:style>
    <style:style style:name="T327" style:family="text">
      <style:text-properties officeooo:rsid="021df355"/>
    </style:style>
    <style:style style:name="T328" style:family="text">
      <style:text-properties officeooo:rsid="02226121"/>
    </style:style>
    <style:style style:name="T329" style:family="text">
      <style:text-properties officeooo:rsid="0225ff55"/>
    </style:style>
    <style:style style:name="T330" style:family="text">
      <style:text-properties officeooo:rsid="02279cd3"/>
    </style:style>
    <style:style style:name="T331" style:family="text">
      <style:text-properties officeooo:rsid="02293ae4"/>
    </style:style>
    <style:style style:name="T332" style:family="text">
      <style:text-properties officeooo:rsid="02293eb9"/>
    </style:style>
    <style:style style:name="T333" style:family="text">
      <style:text-properties officeooo:rsid="022d3b3c"/>
    </style:style>
    <style:style style:name="T334" style:family="text">
      <style:text-properties officeooo:rsid="022e0380"/>
    </style:style>
    <style:style style:name="T335" style:family="text">
      <style:text-properties officeooo:rsid="0230cc6b"/>
    </style:style>
    <style:style style:name="T336" style:family="text">
      <style:text-properties officeooo:rsid="02310498"/>
    </style:style>
    <style:style style:name="T337" style:family="text">
      <style:text-properties officeooo:rsid="02351d81"/>
    </style:style>
    <style:style style:name="T338" style:family="text">
      <style:text-properties officeooo:rsid="023599a7"/>
    </style:style>
    <style:style style:name="T339" style:family="text">
      <style:text-properties officeooo:rsid="0238d839"/>
    </style:style>
    <style:style style:name="T340" style:family="text">
      <style:text-properties officeooo:rsid="023e151a"/>
    </style:style>
    <style:style style:name="T341" style:family="text">
      <style:text-properties officeooo:rsid="023e69dc"/>
    </style:style>
    <style:style style:name="T342" style:family="text">
      <style:text-properties officeooo:rsid="02413ee1"/>
    </style:style>
    <style:style style:name="T343" style:family="text">
      <style:text-properties officeooo:rsid="0241a015"/>
    </style:style>
    <style:style style:name="T344" style:family="text">
      <style:text-properties officeooo:rsid="02443339"/>
    </style:style>
    <style:style style:name="T345" style:family="text">
      <style:text-properties officeooo:rsid="02447343"/>
    </style:style>
    <style:style style:name="T346" style:family="text">
      <style:text-properties officeooo:rsid="0245746b"/>
    </style:style>
    <style:style style:name="T347" style:family="text">
      <style:text-properties officeooo:rsid="02467311"/>
    </style:style>
    <style:style style:name="T348" style:family="text">
      <style:text-properties officeooo:rsid="02487c5c"/>
    </style:style>
    <style:style style:name="T349" style:family="text">
      <style:text-properties officeooo:rsid="024a2071"/>
    </style:style>
    <style:style style:name="T350" style:family="text">
      <style:text-properties officeooo:rsid="024afbda"/>
    </style:style>
    <style:style style:name="T351" style:family="text">
      <style:text-properties officeooo:rsid="024c0d06"/>
    </style:style>
    <style:style style:name="T352" style:family="text">
      <style:text-properties officeooo:rsid="024d93ba"/>
    </style:style>
    <style:style style:name="T353" style:family="text">
      <style:text-properties officeooo:rsid="0250ffd7"/>
    </style:style>
    <style:style style:name="T354" style:family="text">
      <style:text-properties officeooo:rsid="025252ae"/>
    </style:style>
    <style:style style:name="T355" style:family="text">
      <style:text-properties officeooo:rsid="025667d8"/>
    </style:style>
    <style:style style:name="T356" style:family="text">
      <style:text-properties officeooo:rsid="0256ef9f"/>
    </style:style>
    <style:style style:name="T357" style:family="text">
      <style:text-properties officeooo:rsid="02584bcc"/>
    </style:style>
    <style:style style:name="T358" style:family="text">
      <style:text-properties officeooo:rsid="0259eb2d"/>
    </style:style>
    <style:style style:name="T359" style:family="text">
      <style:text-properties officeooo:rsid="025a77f4"/>
    </style:style>
    <style:style style:name="T360" style:family="text">
      <style:text-properties officeooo:rsid="025fa4dd"/>
    </style:style>
    <style:style style:name="T361" style:family="text">
      <style:text-properties officeooo:rsid="02605519"/>
    </style:style>
    <style:style style:name="T362" style:family="text">
      <style:text-properties officeooo:rsid="02626d7e"/>
    </style:style>
    <style:style style:name="T363" style:family="text">
      <style:text-properties officeooo:rsid="02679704"/>
    </style:style>
    <style:style style:name="T364" style:family="text">
      <style:text-properties officeooo:rsid="0269d889"/>
    </style:style>
    <style:style style:name="T365" style:family="text">
      <style:text-properties officeooo:rsid="026c76bd"/>
    </style:style>
    <style:style style:name="T366" style:family="text">
      <style:text-properties officeooo:rsid="026dc6ac"/>
    </style:style>
    <style:style style:name="T367" style:family="text">
      <style:text-properties officeooo:rsid="026f6bca"/>
    </style:style>
    <style:style style:name="T368" style:family="text">
      <style:text-properties officeooo:rsid="0270b214"/>
    </style:style>
    <style:style style:name="T369" style:family="text">
      <style:text-properties officeooo:rsid="02720826"/>
    </style:style>
    <style:style style:name="T370" style:family="text">
      <style:text-properties officeooo:rsid="02733956"/>
    </style:style>
    <style:style style:name="T371" style:family="text">
      <style:text-properties officeooo:rsid="02747294"/>
    </style:style>
    <style:style style:name="T372" style:family="text">
      <style:text-properties officeooo:rsid="0276ad8e"/>
    </style:style>
    <style:style style:name="T373" style:family="text">
      <style:text-properties officeooo:rsid="027802ef"/>
    </style:style>
    <style:style style:name="T374" style:family="text">
      <style:text-properties officeooo:rsid="0278440a"/>
    </style:style>
    <style:style style:name="T375" style:family="text">
      <style:text-properties officeooo:rsid="027a9cd3"/>
    </style:style>
    <style:style style:name="T376" style:family="text">
      <style:text-properties officeooo:rsid="027cc6df"/>
    </style:style>
    <style:style style:name="T377" style:family="text">
      <style:text-properties officeooo:rsid="02812519"/>
    </style:style>
    <style:style style:name="T378" style:family="text">
      <style:text-properties officeooo:rsid="02859181"/>
    </style:style>
    <style:style style:name="T379" style:family="text">
      <style:text-properties officeooo:rsid="028741fd"/>
    </style:style>
    <style:style style:name="T380" style:family="text">
      <style:text-properties officeooo:rsid="02881191"/>
    </style:style>
    <style:style style:name="T381" style:family="text">
      <style:text-properties officeooo:rsid="028905bc"/>
    </style:style>
    <style:style style:name="T382" style:family="text">
      <style:text-properties officeooo:rsid="028afec2"/>
    </style:style>
    <style:style style:name="T383" style:family="text">
      <style:text-properties officeooo:rsid="028b2942"/>
    </style:style>
    <style:style style:name="T384" style:family="text">
      <style:text-properties officeooo:rsid="028d90c2"/>
    </style:style>
    <style:style style:name="T385" style:family="text">
      <style:text-properties officeooo:rsid="028f371a"/>
    </style:style>
    <style:style style:name="T386" style:family="text">
      <style:text-properties officeooo:rsid="028fb0da"/>
    </style:style>
    <style:style style:name="T387" style:family="text">
      <style:text-properties officeooo:rsid="02927b7b"/>
    </style:style>
    <style:style style:name="T388" style:family="text">
      <style:text-properties officeooo:rsid="0293d9d2"/>
    </style:style>
    <style:style style:name="T389" style:family="text">
      <style:text-properties officeooo:rsid="029510b5"/>
    </style:style>
    <style:style style:name="T390" style:family="text">
      <style:text-properties officeooo:rsid="02983b78"/>
    </style:style>
    <style:style style:name="T391" style:family="text">
      <style:text-properties officeooo:rsid="029bc5c1"/>
    </style:style>
    <style:style style:name="T392" style:family="text">
      <style:text-properties officeooo:rsid="029da79a"/>
    </style:style>
    <style:style style:name="T393" style:family="text">
      <style:text-properties officeooo:rsid="029e12c1"/>
    </style:style>
    <style:style style:name="T394" style:family="text">
      <style:text-properties officeooo:rsid="029fba24"/>
    </style:style>
    <style:style style:name="T395" style:family="text">
      <style:text-properties officeooo:rsid="02a14832"/>
    </style:style>
    <style:style style:name="T396" style:family="text">
      <style:text-properties officeooo:rsid="02a5b207"/>
    </style:style>
    <style:style style:name="T397" style:family="text">
      <style:text-properties officeooo:rsid="02a6d99d"/>
    </style:style>
    <style:style style:name="T398" style:family="text">
      <style:text-properties officeooo:rsid="02a7acda"/>
    </style:style>
    <style:style style:name="T399" style:family="text">
      <style:text-properties officeooo:rsid="02a863bb"/>
    </style:style>
    <style:style style:name="T400" style:family="text">
      <style:text-properties officeooo:rsid="02aaeb8d"/>
    </style:style>
    <style:style style:name="T401" style:family="text">
      <style:text-properties officeooo:rsid="02abe4d1"/>
    </style:style>
    <style:style style:name="T402" style:family="text">
      <style:text-properties officeooo:rsid="02b593e5"/>
    </style:style>
    <style:style style:name="T403" style:family="text">
      <style:text-properties officeooo:rsid="02b610f4"/>
    </style:style>
    <style:style style:name="T404" style:family="text">
      <style:text-properties officeooo:rsid="02b68186"/>
    </style:style>
    <style:style style:name="T405" style:family="text">
      <style:text-properties officeooo:rsid="02ba4dc9"/>
    </style:style>
    <style:style style:name="T406" style:family="text">
      <style:text-properties officeooo:rsid="02bbaea7"/>
    </style:style>
    <style:style style:name="T407" style:family="text">
      <style:text-properties officeooo:rsid="02bbddaf"/>
    </style:style>
    <style:style style:name="T408" style:family="text">
      <style:text-properties officeooo:rsid="02bdfb3f"/>
    </style:style>
    <style:style style:name="T409" style:family="text">
      <style:text-properties officeooo:rsid="02bfe4e9"/>
    </style:style>
    <style:style style:name="T410" style:family="text">
      <style:text-properties officeooo:rsid="02c3a241"/>
    </style:style>
    <style:style style:name="T411" style:family="text">
      <style:text-properties officeooo:rsid="02c4641f"/>
    </style:style>
    <style:style style:name="T412" style:family="text">
      <style:text-properties officeooo:rsid="02c59b6b"/>
    </style:style>
    <style:style style:name="T413" style:family="text">
      <style:text-properties officeooo:rsid="02c7c4cc"/>
    </style:style>
    <style:style style:name="T414" style:family="text">
      <style:text-properties officeooo:rsid="02c90c92"/>
    </style:style>
    <style:style style:name="T415" style:family="text">
      <style:text-properties officeooo:rsid="02c947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0">TEMA 1</text:p>
      <text:p text:style-name="P30"/>
      <text:p text:style-name="P1">MÓDULO 1 </text:p>
      <text:p text:style-name="P1"/>
      <text:p text:style-name="P1"><text:span text:style-name="T13">1-</text:span>VAMOS COMEÇAR </text:p>
      <text:p text:style-name="P1">-<text:span text:style-name="T1">Quais contribuições a pesquisa e o desenvolvimento podem dar para a inovação?</text:span></text:p>
      <text:p text:style-name="P1"><text:tab/><text:span text:style-name="T2">O mercado é volátil e dinâmico; </text:span></text:p>
      <text:p text:style-name="P3"><text:tab/><text:span text:style-name="T2">É importante entender as necessidades atuais da sociedade;</text:span></text:p>
      <text:p text:style-name="P1"><text:tab/><text:span text:style-name="T3">O marketing de uma empresa, é o grande responsável por ‘detectar’ uma necessidade do <text:tab/><text:tab/>mercado, </text:span><text:span text:style-name="T4">saber “o que, quanto, e quando” o mercado demanda, para então acionar o <text:tab/><text:tab/>setor de produção de maneira oportuna;</text:span></text:p>
      <text:p text:style-name="P1"><text:tab/><text:span text:style-name="T4">O desenv. De produtos e serviços atua no projeto do produto futuro, se da por meio de <text:tab/><text:tab/><text:tab/>pesquisa e desenvolvimento;</text:span></text:p>
      <text:p text:style-name="P1">-<text:span text:style-name="T5">Uma invenção não necessariamente é uma inovação, pois é necessário a invenção ter valor <text:tab/>comercial; </text:span></text:p>
      <text:p text:style-name="P1">-<text:span text:style-name="T6">Uma inovação também poder ser relacionada ao processo (e não somente a produtos), neste caso, <text:tab/>não são tão visíveis </text:span><text:span text:style-name="T7">para o cliente final</text:span><text:span text:style-name="T6">, </text:span><text:span text:style-name="T7">mas pode gerar condições favorá</text:span><text:span text:style-name="T12">veis</text:span><text:span text:style-name="T7"> para a empresa <text:tab/>no mercado;</text:span><text:span text:style-name="T6"> </text:span></text:p>
      <text:p text:style-name="P1">-<text:span text:style-name="T8">Ciência e tecno</text:span><text:span text:style-name="T9">logia</text:span><text:span text:style-name="T8"> estão intimamente ligada a pesquisa e desenvolvimento;</text:span></text:p>
      <text:p text:style-name="P1">-<text:span text:style-name="T10">Ciência busca saber o por qu</text:span><text:span text:style-name="T11">e</text:span><text:span text:style-name="T10"> das coisas;</text:span></text:p>
      <text:p text:style-name="P1">-<text:span text:style-name="T10">Tecnologia busca saber fazer as coisas;</text:span></text:p>
      <text:p text:style-name="P1"/>
      <text:p text:style-name="P1"/>
      <text:p text:style-name="P4">2-DEMANDA: PRODUTOS E SERVIÇOS </text:p>
      <text:p text:style-name="P4">-<text:span text:style-name="T14">Demanda no mercado está associado a uma necessidade de algo, por exemplo, se existe a <text:tab/>‘demanda’ de um determinado tipo de aplicativo, logo, o mercado precisa estar atento a isso <text:tab/>para buscar soluções para esta demanda e por fim, entregar um produto que venha a suprir <text:tab/>esta demanda.</text:span></text:p>
      <text:p text:style-name="P4">-<text:span text:style-name="T15">Um produto é o resultado de uma produção, que por sua vez, originou esta produção devido a uma <text:tab/>demanda.</text:span></text:p>
      <text:p text:style-name="P4">-<text:span text:style-name="T16">Geralmente, as organizações, tem um setor específico de produção, responsável pela entrega do <text:tab/>produto que esteja dentro do prazo e em conformidade com as especificações.</text:span></text:p>
      <text:p text:style-name="P4">-<text:span text:style-name="T17">Outro setor importante que neste meio é o ‘marketing’, responsável por conversar com o mercado e <text:tab/>observ</text:span><text:span text:style-name="T24">á</text:span><text:span text:style-name="T17">-lo, detectando suas demandas, especificando quantidades, prazos e especificações <text:tab/>em geral. Também é de sua responsabilidade, a ‘oferta’ do produto disponível para <text:tab/>comercialização, bem como, o que este produto pode agregar de valor para o consumidor.</text:span></text:p>
      <text:p text:style-name="P4">-<text:span text:style-name="T18">O mercado não só precisa de produtos, mas também de serviços, itens físicos, tangíveis (que <text:tab/>podem ser tocado, </text:span><text:span text:style-name="T20">armazenados, levados para casa (TV, Carro, bebida)</text:span><text:span text:style-name="T18">), </text:span><text:span text:style-name="T19">muito comum em fábricas tradicionais.</text:span></text:p>
      <text:p text:style-name="P4">-<text:span text:style-name="T20">Outra forma de produto, na verdade chamado de serviços, são os intangíveis, que no caso, são de <text:tab/>‘consumo instantâneo’ e podem ser levados para casa, ou armazenados, como uma aula, <text:tab/>corte de cabelo, atendimento médico.</text:span></text:p>
      <text:p text:style-name="P5">-<text:span text:style-name="T21">Por tanto, o marketing faz a ‘leitura’ do mercado, detectando uma demanda, aciona a produção, <text:tab/>que por sua vez recebe esta demanda de um produto tangível ou intangível, sendo um <text:tab/>produto de fato ou um serviço.</text:span></text:p>
      <text:p text:style-name="P5"/>
      <text:p text:style-name="P6">SISTEMA</text:p>
      <text:p text:style-name="P1">-<text:span text:style-name="T22">Complexa combinação de subsistemas, componentes ou peças e até ‘bioware’, que são seres vivos, <text:tab/>que devem funcionar em perfeita harmonia, </text:span><text:span text:style-name="T23">pois fazem parte de um todo, </text:span><text:span text:style-name="T22"><text:s/>para que uma <text:tab/>necessidade, uma demanda, seja atendida por este sistema.</text:span></text:p>
      <text:p text:style-name="P7">SERVITIZAÇÃO (PSS – PRODUCT SERVICE SYSTEMS) </text:p>
      <text:p text:style-name="P7"><text:soft-page-break/>-Expressão que mescla produtos e serviços no mesmo pacote, que resumindo, troca a posse pela <text:tab/>locação, você de fato adquiri um produto e um serviço, porém estes produtos são ‘locados’ <text:tab/>são seus enquanto você paga por mês para ter, um exemplo são, carros alugados, serviços de <text:tab/>streaming, sistemas de gestão diversos de SasS.</text:p>
      <text:p text:style-name="P7"/>
      <text:p text:style-name="P8">INVENÇÃO X INOVAÇÃO </text:p>
      <text:p text:style-name="P8">-<text:span text:style-name="T25">A invenção é a criação de algo novo, porém, caso este produto ou serviço não seja uma inovação, <text:tab/>ou seja, algo que realmente agregue valor para o consumidor final, esta invenção é útil <text:tab/>apenas para o criador, pois não inovou de fato.</text:span></text:p>
      <text:p text:style-name="P1">-<text:span text:style-name="T26">Criatividade é essencial, deve ter potencial de ser útil a um determinado grupo, vai além da idéia <text:tab/>em si, envolve a solução e como criar esta solução.</text:span></text:p>
      <text:p text:style-name="P1">-<text:span text:style-name="T27">Nem toda inovação é visível diretamente pela sociedade, como por exemplo, a inovação em <text:tab/>processos, que o consumidor final não ve diretamente, mas por esta reduzir custos, pode <text:tab/>chegar de maneira mais barata ao consumidor final, e isso sim, é visto pelo usuário final.</text:span></text:p>
      <text:p text:style-name="P1"/>
      <text:p text:style-name="P9">PREPARAÇÃO </text:p>
      <text:p text:style-name="P9">-<text:span text:style-name="T28">Pesquisa e desenvolvimento </text:span></text:p>
      <text:p text:style-name="P9"><text:tab/><text:span text:style-name="T29">Inovações dificilmente surgem do acaso, pois geralmente são fruto de conhecimento <text:tab/><text:tab/><text:tab/>acumulado de pesquisas e de desenvolvimento.</text:span></text:p>
      <text:p text:style-name="P9">-<text:span text:style-name="T30">Pesquisa básica </text:span></text:p>
      <text:p text:style-name="P9"><text:tab/><text:span text:style-name="T31">São as pesquisas acadêmicas, baseadas em aprender para conhecer e entender determinado <text:tab/><text:tab/>assunto, dominar na medida do possível, porém na visa invenções ou inovações.</text:span></text:p>
      <text:p text:style-name="P9">-<text:span text:style-name="T31">Pesquisas aplicadas </text:span></text:p>
      <text:p text:style-name="P9"><text:tab/><text:span text:style-name="T32">Tem como objetivos, as soluções práticas de problemas, visa mercado, inovações, porém, sempre com bases sólidas acadêmicas.</text:span></text:p>
      <text:p text:style-name="P2">-<text:span text:style-name="T32">No </text:span><text:span text:style-name="T34">B</text:span><text:span text:style-name="T32">rasil a área de Pesquisa ainda não é consolidada, pois as dúvidas sobre as vantagens obtidas </text:span><text:span text:style-name="T33">e <text:tab/>retornos são uma barreira para empresas e instituições investirem de fato nesta área, que <text:tab/>demanda um investimento considerável. Diferente do que ocorre em países desenvolvidos.</text:span></text:p>
      <text:p text:style-name="P2"/>
      <text:p text:style-name="P10">CIÊNCIA X TECNOLOGIA </text:p>
      <text:p text:style-name="P10">-<text:span text:style-name="T35">2 conceitos importantes para quem trabalha com pesquisa e desenvolvimento </text:span></text:p>
      <text:p text:style-name="P10">-<text:span text:style-name="T36">Uma não acompanha a outra necessariamente no que diz respeito a avanços </text:span></text:p>
      <text:p text:style-name="P10">-<text:span text:style-name="T36">Ciência está ligado a ‘porquê’ </text:span></text:p>
      <text:p text:style-name="P10">-<text:span text:style-name="T36">Tecnologia está ligado a ‘saber como’</text:span></text:p>
      <text:p text:style-name="P10">-<text:span text:style-name="T37">Ambas podem gerar inovações. </text:span></text:p>
      <text:p text:style-name="P10">-<text:span text:style-name="T38">A pesquisa e desenvolvimento corre geralmente com uma base multidisciplinar, ou seja, <text:tab/>profissionais de diversas áreas distintas, </text:span><text:span text:style-name="T39">todos com o mesmo objetivo, soluções inovadoras.</text:span></text:p>
      <text:p text:style-name="P10">-<text:span text:style-name="T40">Metodologias estudam caminhos para se atingir ob</text:span><text:span text:style-name="T41">jetivos. </text:span></text:p>
      <text:p text:style-name="P10">-<text:span text:style-name="T42">PDP: Processo de desenvolvimento de produtos, é uma </text:span><text:span text:style-name="T44">metodologia estruturada que descreve todas <text:tab/>as etapas quem uma empresa segue para criar um produto <text:s/>novo, desde a concepção inicial <text:tab/>até o lançamento no mercado. Ele deve garantir que o produto seja desenvolvido de forma <text:tab/>eficiente, com qualidade, e que atenda as necessidades do cliente e do mercado.</text:span></text:p>
      <text:p text:style-name="P10">-<text:span text:style-name="T43">o PDP parte do correto entendimento do problema e ou necessidade, que motiva a busca por <text:tab/>soluções, e ae sim, vem a fase de projetar em camadas para um bom desenvolvimento. </text:span></text:p>
      <text:p text:style-name="P10"/>
      <text:p text:style-name="P10"/>
      <text:p text:style-name="P10">------------------------------------------------------------------------------------------------------------------------</text:p>
      <text:p text:style-name="P10"/>
      <text:p text:style-name="P31">TEMA 1</text:p>
      <text:p text:style-name="P10"/>
      <text:p text:style-name="P31">MÓDULO 2</text:p>
      <text:p text:style-name="P31"/>
      <text:p text:style-name="P35"><text:soft-page-break/>CICLO DE VIDA DO PRODUTO<text:tab/></text:p>
      <text:p text:style-name="P35"/>
      <text:p text:style-name="P34">COMO ABORDAR O DESENVOLVIMENTO DE PRODUTOS OBSERVANDO O SEU CICLO DE VIDA? </text:p>
      <text:p text:style-name="P34">-<text:span text:style-name="T45">Ciclo de vida do desenvolvimento do produto: </text:span></text:p>
      <text:p text:style-name="P34"><text:tab/><text:span text:style-name="T46">identificação de necessidade; </text:span></text:p>
      <text:p text:style-name="P34"><text:tab/><text:span text:style-name="T46">planejamento;</text:span></text:p>
      <text:p text:style-name="P34"><text:tab/><text:span text:style-name="T46">pesquisa; </text:span></text:p>
      <text:p text:style-name="P34"><text:s/><text:tab/><text:span text:style-name="T46">projeto; </text:span></text:p>
      <text:p text:style-name="P34"><text:tab/><text:span text:style-name="T46">produção ou construção; </text:span></text:p>
      <text:p text:style-name="P34"><text:tab/><text:span text:style-name="T46">avaliação; </text:span></text:p>
      <text:p text:style-name="P34"><text:tab/><text:span text:style-name="T46">uso pelo consumidor;</text:span></text:p>
      <text:p text:style-name="P34"><text:tab/><text:span text:style-name="T46">apoio de campo; </text:span></text:p>
      <text:p text:style-name="P34"><text:tab/><text:span text:style-name="T46">descarte do produto ou sistema. </text:span></text:p>
      <text:p text:style-name="P34">-<text:span text:style-name="T47">Na perspectiva ambiental, também envolve a questão do descarte do produto de maneira correta <text:tab/>após a sua inutilidade.</text:span></text:p>
      <text:p text:style-name="P34"/>
      <text:p text:style-name="P43">CONCEITOS DE CICLO DE VIDA EM MARKETING E EM MEIO AMBIENTE </text:p>
      <text:p text:style-name="P36">-<text:span text:style-name="T48">No marketing, está atrelado a “tempo vs vendas”, após o declínio de vendas, o produto é retirado <text:tab/>do mercado.</text:span></text:p>
      <text:p text:style-name="P36">-<text:span text:style-name="T49">É o curso de vendas e da lucratividade do produto ao longo de sua vida.</text:span></text:p>
      <text:p text:style-name="P36">-<text:span text:style-name="T49">Estes estágios são: </text:span></text:p>
      <text:p text:style-name="P36"><text:tab/><text:span text:style-name="T49">Desenvolvimento: </text:span></text:p>
      <text:p text:style-name="P36"><text:tab/><text:tab/><text:span text:style-name="T49">Ideia original transformada em protótipo. </text:span></text:p>
      <text:p text:style-name="P36"><text:tab/><text:span text:style-name="T50">Introdução: </text:span></text:p>
      <text:p text:style-name="P36"><text:tab/><text:tab/><text:span text:style-name="T51">Início das vendas, porém sendo readaptado conforme demanda do cliente.</text:span></text:p>
      <text:p text:style-name="P36"><text:tab/><text:span text:style-name="T51">Crescimento: </text:span></text:p>
      <text:p text:style-name="P36"><text:tab/><text:tab/><text:span text:style-name="T52">É gerado pela satisfação do cliente, que potencializa sua popularidade e vendas. </text:span></text:p>
      <text:p text:style-name="P36"><text:tab/><text:span text:style-name="T54">Maturidade</text:span><text:span text:style-name="T53">: </text:span></text:p>
      <text:p text:style-name="P36"><text:tab/><text:tab/><text:span text:style-name="T55">Oferta e demanda se estabilizam, é o período mais longo, fase de competição. Nesta <text:tab/><text:tab/><text:tab/>fase há uma ênfase operacional para redução de custos do produto.</text:span></text:p>
      <text:p text:style-name="P36"><text:tab/><text:span text:style-name="T56">Declínio: </text:span></text:p>
      <text:p text:style-name="P36"><text:tab/><text:tab/><text:span text:style-name="T57">A fase em que um novo produto vem a substituir este, é a fase de saber como e <text:tab/><text:tab/><text:tab/><text:tab/>quando sair do mercado com este produto.</text:span></text:p>
      <text:p text:style-name="P36">-<text:span text:style-name="T58">Muitos novos produtos não passam do estágio de introdução. </text:span></text:p>
      <text:p text:style-name="P36">-<text:span text:style-name="T59">A grande preocupação hoje em dia é com a questão ambiental, ou seja, a questão do descarte de um <text:tab/>produto após o encerramento do seu ciclo de vida.</text:span></text:p>
      <text:p text:style-name="P36">-<text:span text:style-name="T60">Esta questão é regulada pela ISO 14000, com objetivo de certificar-se de que determinado produto, <text:tab/>em sua fase de produção e na fase de descarte, tenham um aproveitamento correto.</text:span></text:p>
      <text:p text:style-name="P36"/>
      <text:p text:style-name="P37">DESENVOLVIMENTO DE PRODUTOS </text:p>
      <text:p text:style-name="P38">A ABORDAGEM TRADICIONAL DE DESENVOLVIMENTO DE PRODUTOS </text:p>
      <text:p text:style-name="P38">-<text:span text:style-name="T61">Está atrelado a revolução industrial, onde o foco é a produção em massa e a entrega e venda de <text:tab/>produtos ao cliente, sem a observação de um p</text:span><text:span text:style-name="T62">ó</text:span><text:span text:style-name="T61">s venda, manutenção, peças de </text:span><text:span text:style-name="T65">reposição</text:span><text:span text:style-name="T63">, <text:tab/></text:span><text:span text:style-name="T64">nem havia preocupação com a questão ambiental nas fases de descarte</text:span><text:span text:style-name="T61">. O ciclo se encerrava <text:tab/>após a venda.</text:span></text:p>
      <text:p text:style-name="P38">-<text:span text:style-name="T66">Adotou-se a descentralização de produção, ou seja, um fuz</text:span><text:span text:style-name="T67">i</text:span><text:span text:style-name="T66">l por exemplo, suas peças era</text:span><text:span text:style-name="T68">m</text:span><text:span text:style-name="T66"> <text:tab/>fabricadas em locais diferentes, evitando a perca total de peças do produto em um</text:span><text:span text:style-name="T70">a</text:span><text:span text:style-name="T66"> situação <text:tab/>de incên</text:span><text:span text:style-name="T69">d</text:span><text:span text:style-name="T66">io, por exemplo.</text:span></text:p>
      <text:p text:style-name="P38">-<text:span text:style-name="T71">Tudo isso com o passar do tempo, se mostrou ineficaz para os dias de hoje como metodologia de <text:tab/>desenvolvimento de sistemas.</text:span></text:p>
      <text:p text:style-name="P38"/>
      <text:p text:style-name="P39"><text:soft-page-break/>CICLO DE VIDA </text:p>
      <text:p text:style-name="P40">A ABORDAGEM DE CICLO DE VIDA PARA DESENVOLVIMENTO DE PRODUTOS </text:p>
      <text:p text:style-name="P40">-<text:span text:style-name="T72">A abordagem de ciclo de vida se assemelha ao ciclo de vida de nascimento / morte. </text:span></text:p>
      <text:p text:style-name="P40"/>
      <text:p text:style-name="P41">CUSTOS </text:p>
      <text:p text:style-name="P41">CUSTOS NO CICLO DE VIDA </text:p>
      <text:p text:style-name="P41">-<text:span text:style-name="T73">Na abordagem de produção em série, as partes não se conversam, cada um faz o seu, porém não <text:tab/>sabe o que está acontecendo nas demais divisões, por tanto, esta falta de comunicação e <text:tab/>interação, faz com que, situações que poderiam ser resolvidas com uma boa comunicação, se <text:tab/>transforma em problemas em etapas futuras, inclusive, gerando custos desnecessários.</text:span></text:p>
      <text:p text:style-name="P36">-<text:span text:style-name="T74">Um exemplo clássico são carros que, após serem produzidos e vendidos, precisam voltar para <text:tab/>recall.</text:span></text:p>
      <text:p text:style-name="P36"/>
      <text:p text:style-name="P36"/>
      <text:p text:style-name="P11">------------------------------------------------------------------------------------------------------------------------</text:p>
      <text:p text:style-name="P11"/>
      <text:p text:style-name="P32">TEMA 1</text:p>
      <text:p text:style-name="P12"/>
      <text:p text:style-name="P32">MÓDULO <text:span text:style-name="T105">3</text:span></text:p>
      <text:p text:style-name="P11"/>
      <text:p text:style-name="P42">ANÁLISE DE MERCADO, PATENTES E PROPRIEDADE INTELECTUAL E INDUSTRIAL </text:p>
      <text:p text:style-name="P44">QUAL A IMPORTÂNCIA <text:s/>DA UTILIZAÇÃO DE MECANISMOS PARA PROTEÇÃO DE <text:tab/>PRODUTOS INOVADORES?</text:p>
      <text:p text:style-name="P44">-<text:span text:style-name="T75">vídeo OK </text:span></text:p>
      <text:p text:style-name="P44"/>
      <text:p text:style-name="P45">MERCADO </text:p>
      <text:p text:style-name="P45">ANÁLISE DE MERCADO </text:p>
      <text:p text:style-name="P45">-<text:span text:style-name="T76">O mercado é baseado no modelo de ‘produção-mercado’: </text:span></text:p>
      <text:p text:style-name="P45"><text:tab/><text:span text:style-name="T77">FUNÇÃO MARKETING </text:span></text:p>
      <text:p text:style-name="P45"><text:tab/><text:tab/>-<text:span text:style-name="T77">Ler e interpretar o mercado. </text:span></text:p>
      <text:p text:style-name="P45"><text:tab/><text:tab/>-<text:span text:style-name="T77">Estimular uma demanda no mercado.</text:span></text:p>
      <text:p text:style-name="P45"><text:tab/><text:tab/>-<text:span text:style-name="T79">Pode ser desempenhado por outros setores.</text:span></text:p>
      <text:p text:style-name="P45"><text:tab/><text:span text:style-name="T77">FUNÇÃO DESENVOLVIMENTO DE PRODUTOS/SERVIÇOS </text:span></text:p>
      <text:p text:style-name="P45"><text:tab/><text:tab/>-<text:span text:style-name="T77">Pensar e conceber o produto do futuro.</text:span></text:p>
      <text:p text:style-name="P45"><text:tab/><text:span text:style-name="T77">FUNÇÃO PRODUÇÃO </text:span></text:p>
      <text:p text:style-name="P45"><text:tab/><text:tab/>-<text:span text:style-name="T78">Prover o novo produto demandado</text:span></text:p>
      <text:p text:style-name="P45"/>
      <text:p text:style-name="P54">PCP – PLANEJAMENTO E CONTROLE DA PRODUÇÃO </text:p>
      <text:p text:style-name="P45">-<text:span text:style-name="T80">Setor responsável por equilibrar a produção, não fazer demais e estocar, não fazer de menos e <text:tab/>desabastecer</text:span><text:tab/></text:p>
      <text:p text:style-name="P45"/>
      <text:p text:style-name="P46">O DIREITO SOBRE A IDEIA </text:p>
      <text:p text:style-name="P47">PROPRIEDADE INTELECTUAL </text:p>
      <text:p text:style-name="P47">-<text:span text:style-name="T81">Qualquer criação ou produto do intelecto humano que possa ser protegido. </text:span></text:p>
      <text:p text:style-name="P47">-<text:span text:style-name="T82">Pode ser literária, </text:span><text:span text:style-name="T83">industrial,</text:span><text:span text:style-name="T82"> artística ou científica. </text:span></text:p>
      <text:p text:style-name="P47">-<text:span text:style-name="T84">É passível de proteção jurídica por determinado tempo. </text:span></text:p>
      <text:p text:style-name="P47">-<text:span text:style-name="T84">Incentiva investidores, pois sabendo que determinada invenção não pode ser copiada, está seguro <text:tab/>para começar ou continuar investindo em determinada ideia.</text:span></text:p>
      <text:p text:style-name="P11"/>
      <text:p text:style-name="P48">DIREITOS AUTORAIS </text:p>
      <text:p text:style-name="P48">-associado a trabalho artístico. </text:p>
      <text:p text:style-name="P48"><text:soft-page-break/>-<text:span text:style-name="T86">Não depende de registro prévio para reivindicar os direitos, porém o registro tem epso positivo em <text:tab/>uma possível ação judicial.<text:tab/></text:span></text:p>
      <text:p text:style-name="P48"/>
      <text:p text:style-name="P48">PROPRIEDADE INDUSTRIAL </text:p>
      <text:p text:style-name="P48">-<text:span text:style-name="T85">associado a marcas, patentes, desenhos industriais e indicações geográficas. </text:span></text:p>
      <text:p text:style-name="P48"/>
      <text:p text:style-name="P49">REGISTROS </text:p>
      <text:p text:style-name="P49">-músicas, filmes, produções científicas e literárias: Biblioteca Nacional e Escola de música da <text:tab/>universidade federal do RJ. </text:p>
      <text:p text:style-name="P49">-esculturas, gravuras, pinturas e desenhos: Escola de Belas artes da uni. Do RJ </text:p>
      <text:p text:style-name="P49">-<text:span text:style-name="T87">projetos, mapas, cartas geográficas: CONFEA </text:span></text:p>
      <text:p text:style-name="P49"/>
      <text:p text:style-name="P50">O DIREITO SOBRE A MARCA </text:p>
      <text:p text:style-name="P50">PROPRIEDADE INDUSTRIAL </text:p>
      <text:p text:style-name="P50">-<text:span text:style-name="T88">Abrange o escopo de desenvolvimento de produtos/sistemas </text:span></text:p>
      <text:p text:style-name="P50">-<text:span text:style-name="T89">marcas, patentes (invenção e modelo de utilidade)</text:span></text:p>
      <text:p text:style-name="P50">-<text:span text:style-name="T89">indicações geográficas, desenho industrial e concorrência desleal </text:span></text:p>
      <text:p text:style-name="P50">-<text:span text:style-name="T90">importante para a economia, preserva conhecimento aplicado e pesquisas realizadas. </text:span></text:p>
      <text:p text:style-name="P50">-<text:span text:style-name="T90">a marca pode ser usado para certificar a conformidade com especificações técnicas e ou normas </text:span></text:p>
      <text:p text:style-name="P50">-<text:span text:style-name="T91">a marca é a essência, identidade e a importância do produto, ao seu valor e necessidade no <text:tab/>mercado. </text:span></text:p>
      <text:p text:style-name="P50">-<text:span text:style-name="T92">a proteção do desenho industrial se refere à forma do objeto, termos geométricos, cores linhas e <text:tab/>combinações do produto. </text:span></text:p>
      <text:p text:style-name="P50">-<text:span text:style-name="T93">tudo isso é para evitar, plágios, uso indevido de marcas, cópias irregulares e gerando concorrência <text:tab/>desleal.</text:span></text:p>
      <text:p text:style-name="P50"/>
      <text:p text:style-name="P51">REGISTRO </text:p>
      <text:p text:style-name="P51">PATENTES </text:p>
      <text:p text:style-name="P51">-<text:span text:style-name="T94">a patente é o título recebido pelo inventor, ou a quem este conceder os direitos, para uso e <text:tab/>exploração comercial de uma inovação.</text:span></text:p>
      <text:p text:style-name="P51">-<text:span text:style-name="T95">a patente tem prazo para expirar </text:span></text:p>
      <text:p text:style-name="P51">-<text:span text:style-name="T96">resulta em benefícios econômicos para a comunidade e estimula o desenvolvimento de tecnologias. </text:span></text:p>
      <text:p text:style-name="P51"/>
      <text:p text:style-name="P52">PATENTE DE MODELO DE UTILIDADE </text:p>
      <text:p text:style-name="P52">-<text:span text:style-name="T97">concedida a alguém que, através de algo já inventado e patenteado, desenvolve novas <text:tab/>modificações, lhes conferindo novos ganhos ou funcionalidade.</text:span></text:p>
      <text:p text:style-name="P51"/>
      <text:p text:style-name="P53">REQUISITOS PARA PATENTE </text:p>
      <text:p text:style-name="P53">-<text:span text:style-name="T98">necessário de fato ser uma novidade </text:span></text:p>
      <text:p text:style-name="P53">-<text:span text:style-name="T99">oriunda de atividade inventiva </text:span></text:p>
      <text:p text:style-name="P53">-<text:span text:style-name="T100">justificada pelo fato de poder ser industrializada e aceita no mercado </text:span></text:p>
      <text:p text:style-name="P53">-<text:span text:style-name="T100">patentes conferidas no BR, só tem validade em território nacional.</text:span></text:p>
      <text:p text:style-name="P53">-<text:span text:style-name="T100">para estender para outros países, necessário depósito de patentes originalmente nacionais deles </text:span></text:p>
      <text:p text:style-name="P53">-<text:span text:style-name="T101">à partir da data da invenção, o inventor tem 12 meses para requerer a proteção</text:span></text:p>
      <text:p text:style-name="P53">-<text:span text:style-name="T101">a documentação para requerer envolve: desenhos, resumos e relatórios descritivos. </text:span></text:p>
      <text:p text:style-name="P53">-<text:span text:style-name="T101">em autoria compartilhada, determinar o percentual de contribuição </text:span></text:p>
      <text:p text:style-name="P53">-<text:span text:style-name="T102">Quando desenvolvido em entidades públicas, dependendo da cláusula contratual, a detentora da <text:tab/>patente pode ficar para a instituição.</text:span></text:p>
      <text:p text:style-name="P53">-<text:span text:style-name="T103">a proteção da patente é de 20 anos. </text:span></text:p>
      <text:p text:style-name="P53"/>
      <text:p text:style-name="P53">-<text:span text:style-name="T104">desenhos industriais <text:s/>ou modelos de utilidades é de 15 anos </text:span></text:p>
      <text:p text:style-name="P53"/>
      <text:p text:style-name="P13"><text:soft-page-break/>------------------------------------------------------------------------------------------------------------------------</text:p>
      <text:p text:style-name="P13"/>
      <text:p text:style-name="P33">TEMA 1</text:p>
      <text:p text:style-name="P13"/>
      <text:p text:style-name="P33">MÓDULO <text:span text:style-name="T106">4</text:span></text:p>
      <text:p text:style-name="P33"/>
      <text:p text:style-name="P55">VISÃO GERAL DO PROCESSO DE DESENVOLVIMENTO DE PRODUTOS (PDP)</text:p>
      <text:p text:style-name="P56">ABORDAGEM DE PDP </text:p>
      <text:p text:style-name="P56">CONCEITOS E ABORDAGENS METODOLÓGICAS </text:p>
      <text:p text:style-name="P56">-<text:span text:style-name="T108">N</text:span><text:span text:style-name="T107">ão existe receita única para se desenvolver produtos. </text:span></text:p>
      <text:p text:style-name="P56">-<text:span text:style-name="T108">Tudo se origina do mercado e para ele retorna. </text:span></text:p>
      <text:p text:style-name="P56">-<text:span text:style-name="T109">Quando se vai desenvolver um sistema/produto, é importante analisar o ambiente operacional onde <text:tab/>este sistema/produto estará em funcionamento.</text:span></text:p>
      <text:p text:style-name="P56">-<text:span text:style-name="T110">O desenvolvimento de um produto pode ir do mais simples possível, ao extremo complexo. </text:span></text:p>
      <text:p text:style-name="P57">-<text:span text:style-name="T111">Protótipo de produto ainda não é uma solução comercializável. </text:span></text:p>
      <text:p text:style-name="P57"/>
      <text:p text:style-name="P58">ENGENHARIA SIMULTÂNEA OU ENGENHARIA DE SISTEMAS </text:p>
      <text:p text:style-name="P58">-<text:span text:style-name="T112">O projeto do produto e o projeto do processo caminham juntos. </text:span></text:p>
      <text:p text:style-name="P58">-<text:span text:style-name="T113">Possui abordagem de ciclo de vida. </text:span></text:p>
      <text:p text:style-name="P58">-<text:span text:style-name="T114">Em paralelo com os projetos do sistema </text:span><text:span text:style-name="T115">logístico</text:span><text:span text:style-name="T114"> e de apoio à manutenção. </text:span></text:p>
      <text:p text:style-name="P58"/>
      <text:p text:style-name="P59">SOLUÇÕES</text:p>
      <text:p text:style-name="P60">CONCEPÇÃO DE SOLUÇÕES </text:p>
      <text:p text:style-name="P60">-<text:span text:style-name="T116">A empresas se sustentam no mercado atendendo demandas, aproveitando as oportunidades. </text:span></text:p>
      <text:p text:style-name="P60">-<text:span text:style-name="T117">Monitorar o mercado, desenvolver estratégias organizacionais e de desenvolvimento de produtos, é <text:tab/>o que impulsiona positivamente uma empresa no mercado.</text:span></text:p>
      <text:p text:style-name="P60">-<text:span text:style-name="T118">Este monitoramento do mercado está atrelado a identificar os potenciais clientes. </text:span></text:p>
      <text:p text:style-name="P60">-<text:span text:style-name="T119">Não menos importante, identificar os possíveis concorrentes, e assim, entender possíveis riscos. </text:span></text:p>
      <text:p text:style-name="P60"/>
      <text:p text:style-name="P61">MISSÃO / VISÃO DA EMPRESA </text:p>
      <text:p text:style-name="P61">-<text:span text:style-name="T120">serve de base para o planejamento estratégico da empresa, ajustando-se ao mercado em que se <text:tab/>inserem.</text:span></text:p>
      <text:p text:style-name="P61"/>
      <text:p text:style-name="P62">REQUISITOS OPERACIONAIS </text:p>
      <text:p text:style-name="P62">-<text:span text:style-name="T121">são condicionantes operacionais: intensidade de operação, perfil operacional, condições <text:tab/>ambientais, requisitos de desempenho e eficácia.</text:span></text:p>
      <text:p text:style-name="P62"/>
      <text:p text:style-name="P63">PRODUTOS </text:p>
      <text:p text:style-name="P63">DESENVOLVIMENTO DO PRODUTO </text:p>
      <text:p text:style-name="P63">-<text:span text:style-name="T122">Pode envolver tecnologias não dominadas, porém, gerando mais tempo de desenvolvimento, <text:tab/>devido aos testes necessários e ajustes.</text:span></text:p>
      <text:p text:style-name="P63">-<text:span text:style-name="T123">O desenvolvimento acontece em top-down (cima para baixo), começando da parte mais ampla é <text:tab/>genérica, passando por ramificações, até chegar em detalhes bastante específicos.</text:span></text:p>
      <text:p text:style-name="P63"/>
      <text:p text:style-name="P64">QFD – QUALITY FUNCTION DEPLYMENT (desdobramento da função qualidade). </text:p>
      <text:p text:style-name="P64">-<text:span text:style-name="T124">Ferramenta utilizada por projetistas a desenvolverem requi</text:span><text:span text:style-name="T125">sitos de projetos. </text:span></text:p>
      <text:p text:style-name="P64"/>
      <text:p text:style-name="P65"><text:span text:style-name="T126">CONFIABILIDADE</text:span> </text:p>
      <text:p text:style-name="P65">-<text:span text:style-name="T127">É a probabilidade de algo funcionar de maneira satisfatória, </text:span><text:span text:style-name="T128">de acordo com os níveis especificados <text:tab/>para quele produto.</text:span></text:p>
      <text:p text:style-name="P65">-<text:span text:style-name="T129">A análise da confiabilidade já usada na fase do protótipo. </text:span></text:p>
      <text:p text:style-name="P65"/>
      <text:p text:style-name="P66"><text:soft-page-break/>INTERFACES </text:p>
      <text:p text:style-name="P66">-<text:span text:style-name="T130">são dispositivos lógicos/físicos, desenvolvidos para atender especificamente uma necessidade deste <text:tab/>sistema, atendo se a realizar algo específico, e muitas vezes não podendo ser previsto <text:tab/><text:tab/><text:tab/>anteriormente. </text:span></text:p>
      <text:p text:style-name="P66"><text:tab/><text:span text:style-name="T130">Ex: a borracha do coxim do motor de um carro, que tem a função específica de amortecer o <text:tab/><text:tab/>atrito entre o motor, e o carro.</text:span></text:p>
      <text:p text:style-name="P66"/>
      <text:p text:style-name="P67">VIDA ÚTIL </text:p>
      <text:p text:style-name="P68">APOIO Á VIDA ÚTIL DO PRODUTO </text:p>
      <text:p text:style-name="P68">-<text:span text:style-name="T131">Este apoio está ligado diretamente a competitividade do produto já no mercado. </text:span></text:p>
      <text:p text:style-name="P68">-<text:span text:style-name="T132">A qualidade de itens/serviços que envolvem este produto, é decisivo para o sucesso do produto, a <text:tab/>diminuição da probabilidade de problemas, que podem acarretar a insatisfação do usuário <text:tab/>final</text:span></text:p>
      <text:p text:style-name="P68">-<text:span text:style-name="T133">Verificar a reputação e qualidade do fornecedor e seus serviços é muito importante, buscando optar <text:tab/>por aquele que possa passar mais segurança ao produto.</text:span></text:p>
      <text:p text:style-name="P68">-<text:span text:style-name="T134">As peças do produto que tenham alta mortalidade, devem ser fáceis e com baixo custo para uma <text:tab/>eventual substituição.</text:span></text:p>
      <text:p text:style-name="P68">-<text:span text:style-name="T135">Dentre os níveis de manutenção, a de primeiro escalão é aquela que pode ser realizada pelo próprio <text:tab/>usuário, por serem mais simples e intuitiva, enquanto as demais acima, são de escalão que <text:tab/>demandam uma mão de obra mais especializada.</text:span></text:p>
      <text:p text:style-name="P66"/>
      <text:p text:style-name="P66"/>
      <text:p text:style-name="P14">------------------------------------------------------------------------------------------------------------------------</text:p>
      <text:p text:style-name="P14"/>
      <text:p text:style-name="P69">TEMA 2 </text:p>
      <text:p text:style-name="P69"/>
      <text:p text:style-name="P69">MÓDULO 1 </text:p>
      <text:p text:style-name="P69"/>
      <text:p text:style-name="P87">PROCESSO DE DESENVOLVIMENTO DE PRODUTO: DO CONCEITO AO PROTÓTIPO </text:p>
      <text:p text:style-name="P87">-<text:span text:style-name="T136">Está ligado a descrever o caminho de desenvolvimento progressivo das soluções. </text:span></text:p>
      <text:p text:style-name="P87"/>
      <text:p text:style-name="P88">A DEFINIÇÃO DO CONCEITO NO INÍCIO DO DESENVOLVIMENTO </text:p>
      <text:p text:style-name="P88">-<text:span text:style-name="T137">Está ligado ao entendimento abrangente das caracter</text:span><text:span text:style-name="T139">í</text:span><text:span text:style-name="T137">stica</text:span><text:span text:style-name="T138">s</text:span><text:span text:style-name="T137"> do problema a ser solucionado com o <text:tab/>desenvolvimento de determinado sistema.</text:span></text:p>
      <text:p text:style-name="P88">-<text:span text:style-name="T140">O projeto deve ser estruturado alinhado a atender a demanda desta determinada solução. </text:span></text:p>
      <text:p text:style-name="P88">-<text:span text:style-name="T141">Na fase do projeto, deve se coletar as informações adequadas para esta estruturação do projeto. </text:span></text:p>
      <text:p text:style-name="P88">-<text:span text:style-name="T142">Isso ajuda a construir as funcionalidades corretas do sistema. </text:span></text:p>
      <text:p text:style-name="P88">-<text:span text:style-name="T143">primeiramente deve se levantar os requisitos do cliente e termos funcionais primeiramente</text:span></text:p>
      <text:p text:style-name="P87">-<text:span text:style-name="T144">Considerar os níveis: sistemas, subsistemas e componentes </text:span></text:p>
      <text:p text:style-name="P87">-<text:span text:style-name="T145">Os conceitos de manutenção e apoio devem ser definidos, e também os níveis de disponibilidade </text:span></text:p>
      <text:p text:style-name="P87"/>
      <text:p text:style-name="P89">DEFINIÇÃO DO PROBLEMA E ANÁLISE DE NECESSIDADES </text:p>
      <text:p text:style-name="P89">DEFINIÇÃO DA DEMANDA </text:p>
      <text:p text:style-name="P89">-<text:span text:style-name="T146">Antes de se iniciar o desenvolvimento do sistema, deve se entender e identificar a real necessidade <text:tab/>deste sistema e quais demandas este sistema ir</text:span><text:span text:style-name="T147">a</text:span><text:span text:style-name="T146"> atender.</text:span></text:p>
      <text:p text:style-name="P89">-<text:span text:style-name="T148">Este novo sistema pode vir para substituir um sistema existente que já não atende corretamente as <text:tab/>demandas, ou para de fato inovar as ações que até então eram muito complexas. </text:span></text:p>
      <text:p text:style-name="P89">-<text:span text:style-name="T149">Neste passo, é recomendado que seja feito um documento abordando tal demanda, com dados <text:tab/>quantitativos e qualitativos suficientes, para que sejam usados como um norte inicial. </text:span></text:p>
      <text:p text:style-name="P89">-<text:span text:style-name="T150">Esta etapa precisa envolver o cliente o máximo possível, buscando o real entendimento da <text:tab/>demanda.</text:span></text:p>
      <text:p text:style-name="P89"><text:soft-page-break/>-<text:span text:style-name="T151">Avançar para o desenvolvimento sem antes entender corretamente a demanda do sistema, pode ser <text:tab/>crítico futuramente, vindo a desenvolver um sistema inútil.</text:span></text:p>
      <text:p text:style-name="P89">-<text:span text:style-name="T152">Após o levantamento correto dos requisitos funcionais, transforma-os em requisitos mais <text:tab/>específicos, buscando então, desenhar as funções do sistema.</text:span></text:p>
      <text:p text:style-name="P89">-<text:span text:style-name="T153">É traduzir os requisitos do cliente em termos funcionais.</text:span></text:p>
      <text:p text:style-name="P89"/>
      <text:p text:style-name="P90">ANÁLISE DAS POTENCIAIS ABORDAGENS TECNOLÓGICAS </text:p>
      <text:p text:style-name="P91">REQUISITOS FUNCIONAIS X POTENCIAIS ABORDAGENS TECNOLÓGICAS </text:p>
      <text:p text:style-name="P92">-<text:span text:style-name="T154">É identificar de fato as funções do sistema (ações, funcionalidades). </text:span></text:p>
      <text:p text:style-name="P92">-<text:span text:style-name="T154">Nesta fase, todas as funcionalidades levantadas devem ser consideradas, para que lá na frente <text:tab/>então, definir de fato o que é realmente relevante.</text:span></text:p>
      <text:p text:style-name="P92">-<text:span text:style-name="T154">Existem as funções primárias e secundárias.</text:span></text:p>
      <text:p text:style-name="P92"/>
      <text:p text:style-name="P92">REQUISITOS OPERACIONAIS E O CONCEITO DE MANUTENÇÃO E APOIO</text:p>
      <text:p text:style-name="P93">CONCEITOS E APLICAÇÕES </text:p>
      <text:p text:style-name="P93">-<text:span text:style-name="T155">Fase após que: necessidades foram identificadas, funções estudadas, abordagens tecnológicas <text:tab/>escolhidas.</text:span></text:p>
      <text:p text:style-name="P93">-<text:span text:style-name="T156">Após isso acima: identificar requisitos operacionais. </text:span></text:p>
      <text:p text:style-name="P93">-<text:span text:style-name="T156">expectativa de uso </text:span></text:p>
      <text:p text:style-name="P93"><text:tab/><text:span text:style-name="T156">onde será usado </text:span></text:p>
      <text:p text:style-name="P93"><text:tab/><text:span text:style-name="T156">por quanto tempo </text:span></text:p>
      <text:p text:style-name="P93"><text:tab/><text:span text:style-name="T156">qual a intensidade </text:span></text:p>
      <text:p text:style-name="P93">-<text:span text:style-name="T157">Apoio ao sistema </text:span></text:p>
      <text:p text:style-name="P93"><text:tab/><text:span text:style-name="T157">sistemas administrativos </text:span></text:p>
      <text:p text:style-name="P93"><text:tab/><text:span text:style-name="T157">manutenção </text:span></text:p>
      <text:p text:style-name="P93"><text:tab/><text:span text:style-name="T157">logística </text:span></text:p>
      <text:p text:style-name="P93">-<text:span text:style-name="T158">Ambiente operacional </text:span></text:p>
      <text:p text:style-name="P93"><text:tab/><text:span text:style-name="T158">conhecer o ambiente literalmente da região de operação </text:span></text:p>
      <text:p text:style-name="P93">-<text:span text:style-name="T159">conceito operacional </text:span></text:p>
      <text:p text:style-name="P93"><text:tab/><text:span text:style-name="T161">d</text:span><text:span text:style-name="T160">esempenho e características físicas </text:span></text:p>
      <text:p text:style-name="P93">-<text:span text:style-name="T161">missão </text:span></text:p>
      <text:p text:style-name="P93"><text:tab/><text:span text:style-name="T162">definir o que o sistema deve fazer, primárias, </text:span><text:span text:style-name="T163">secundárias e alternativas </text:span></text:p>
      <text:p text:style-name="P93">-<text:span text:style-name="T164">desempenho </text:span></text:p>
      <text:p text:style-name="P93"><text:tab/><text:span text:style-name="T165">parâmetro criticos </text:span><text:span text:style-name="T166">do sistema </text:span></text:p>
      <text:p text:style-name="P93">-<text:span text:style-name="T167">distribuição geográfica </text:span></text:p>
      <text:p text:style-name="P93"><text:tab/><text:span text:style-name="T168">envolve o transporte, instalações, operadores </text:span></text:p>
      <text:p text:style-name="P94">-<text:span text:style-name="T169">tempo </text:span></text:p>
      <text:p text:style-name="P94"><text:tab/><text:span text:style-name="T170">estimativa do tempo de utilização, ligado a ciclo de vida do sistema </text:span></text:p>
      <text:p text:style-name="P94">-<text:span text:style-name="T171">requisitos </text:span></text:p>
      <text:p text:style-name="P94"><text:tab/>-<text:span text:style-name="T172">carga ou intensidade de utilização </text:span></text:p>
      <text:p text:style-name="P94">-<text:span text:style-name="T173">fatores de eficácia </text:span></text:p>
      <text:p text:style-name="P94"><text:tab/>-<text:span text:style-name="T174">requisitos objetivos: custo, disponibilidade operacional, apoio logístico, confiabilidade, <text:tab/><text:tab/>manutenibilidade </text:span></text:p>
      <text:p text:style-name="P94"/>
      <text:p text:style-name="P95">IDENTIFICAÇÃO E PRIORIZAÇÃO DE REQUISITOS TÉCNICOS </text:p>
      <text:p text:style-name="P95">-<text:span text:style-name="T175">desempenho esperado do sistema como um todo </text:span></text:p>
      <text:p text:style-name="P95">-<text:span text:style-name="T176">desdobrando os níveis de subsistemas, componentes, periféricos</text:span></text:p>
      <text:p text:style-name="P95"/>
      <text:p text:style-name="P96">LEVANTANDO REQUIS<text:span text:style-name="T177">I</text:span>TOS </text:p>
      <text:p text:style-name="P96">-<text:span text:style-name="T178">É</text:span><text:span text:style-name="T177"> como estar tentando entender um bebe que não fala direito, mas quer um brinquedo </text:span></text:p>
      <text:p text:style-name="P96"/>
      <text:p text:style-name="P15">------------------------------------------------------------------------------------------------------------------------</text:p>
      <text:p text:style-name="P70"><text:soft-page-break/>TEMA 2 </text:p>
      <text:p text:style-name="P70"/>
      <text:p text:style-name="P70">MÓDULO <text:span text:style-name="T179">2</text:span></text:p>
      <text:p text:style-name="P70"/>
      <text:p text:style-name="P97">PROJETOS PRELIMINARES E ERGONOMIA </text:p>
      <text:p text:style-name="P98">O CONTEXTO DO PROJETO PRELIMINAR </text:p>
      <text:p text:style-name="P98">-<text:span text:style-name="T180">O projeto preliminar ocorre após o desenvolvimento do projeto conceitual, </text:span><text:span text:style-name="T184">após estabelecer uma <text:tab/>base funcional</text:span></text:p>
      <text:p text:style-name="P98">-<text:span text:style-name="T181">identificar possibilidades de atender os requisitos </text:span><text:span text:style-name="T182">no projeto </text:span></text:p>
      <text:p text:style-name="P98">-<text:span text:style-name="T183">identificar requisitos operacionais e de apoio </text:span></text:p>
      <text:p text:style-name="P98">-<text:span text:style-name="T185">é onde ocorre a tradução dos requisitos especificados, de maneira qualitativa e quantitativa </text:span></text:p>
      <text:p text:style-name="P98">-<text:span text:style-name="T186">compensações e otimizações do sistema, síntese </text:span></text:p>
      <text:p text:style-name="P98">-<text:span text:style-name="T187">importante dissecar os elementos, estudar cada um, <text:s/>e depois buscar um mapeamento entre eles </text:span></text:p>
      <text:p text:style-name="P98"/>
      <text:p text:style-name="P99">ATIVIDADES NO PROJETO PRELIMINAR </text:p>
      <text:p text:style-name="P99">-<text:span text:style-name="T188">uma atividade essencial é a descrição do sistema em termos funcionais, </text:span><text:span text:style-name="T189">pois identificar as funções, <text:tab/>pois serve de base para identificar os recursos necessários para este sistema.</text:span></text:p>
      <text:p text:style-name="P99">-<text:span text:style-name="T190">as funções, abrangem também as atividades de manutenção e apoio </text:span></text:p>
      <text:p text:style-name="P99">-<text:span text:style-name="T191">na etapa preliminar é preciso saber ‘o que’ é necessário, e não ‘como’ </text:span></text:p>
      <text:p text:style-name="P99">-<text:span text:style-name="T192">para auxiliar na análise funcional, se utiliza o ‘diagrama de blocos funcionais’</text:span></text:p>
      <text:p text:style-name="P99"><text:tab/><text:span text:style-name="T193">são desenvolvidos para estruturar os requisitos do sistema em termos funcionais.</text:span></text:p>
      <text:p text:style-name="P99"><text:tab/><text:span text:style-name="T193">Possibilita visualizar um panorama do sistema, e até mesmo, identificar necessidades extras </text:span></text:p>
      <text:p text:style-name="P99">-<text:span text:style-name="T194">nesta etapa também é importante a ‘alocação de requisitos’, que permite particionar o sistema em <text:tab/>termos de identificação de seus subsistemas e componentes.</text:span></text:p>
      <text:p text:style-name="P99"/>
      <text:p text:style-name="P100">SÍNTESE E DEFINIÇÃO DO SISTEMA </text:p>
      <text:p text:style-name="P100">-<text:span text:style-name="T195">Sintetizar é, após dissecar na análise os requisitos para melhor defini-los, é então unir estas partes <text:tab/>para a formação de um todo que seja coeso.</text:span></text:p>
      <text:p text:style-name="P100">-<text:span text:style-name="T196">a síntese pode levar a definição de várias possibilidades alternativas de configurações </text:span></text:p>
      <text:p text:style-name="P100"/>
      <text:p text:style-name="P101">CONSIDERAÇÕES DE ERGONOMIA EM DECISÕES DO PROJETO </text:p>
      <text:p text:style-name="P101">-<text:span text:style-name="T197">A ergonomia está ligada a usuários e operadores pertencentes ao sistema</text:span></text:p>
      <text:p text:style-name="P101">-<text:span text:style-name="T198">Parte do princ</text:span><text:span text:style-name="T199">í</text:span><text:span text:style-name="T198">pio que a máquina tem que ser adequada ao homem, e não o contrário </text:span></text:p>
      <text:p text:style-name="P101">-<text:span text:style-name="T200">A ideia é proporcionar o bem-estar ao homem que a utiliza </text:span></text:p>
      <text:p text:style-name="P101">-<text:span text:style-name="T201">Existem se divide em 3: </text:span></text:p>
      <text:p text:style-name="P101"><text:tab/><text:span text:style-name="T201">Física: trata de aspectos dimensionais das pessoas, e assim, projetar de acordo para o homem </text:span></text:p>
      <text:p text:style-name="P101"><text:tab/><text:span text:style-name="T201">Cognitiva: trata de aspectos relacionados ao processamento de informações pelo cérebro, se <text:tab/><text:tab/>o sistema possibilita a usabilidade de acordo com esta limitação humana</text:span></text:p>
      <text:p text:style-name="P101"><text:tab/><text:span text:style-name="T201">organizacional: trata de aspectos macro de adaptação. Políticas associadas aos processos. <text:tab/><text:tab/>Sistemas políticos, leis e características culturais, estando de acordo com o perfil dos <text:tab/><text:tab/><text:tab/>operados do sistema.</text:span></text:p>
      <text:p text:style-name="P101"/>
      <text:p text:style-name="P101"/>
      <text:p text:style-name="P16">------------------------------------------------------------------------------------------------------------------------</text:p>
      <text:p text:style-name="P16"/>
      <text:p text:style-name="P71"><text:span text:style-name="T202">T</text:span>EMA 2 </text:p>
      <text:p text:style-name="P71"/>
      <text:p text:style-name="P71">MÓDULO <text:span text:style-name="T202">3</text:span></text:p>
      <text:p text:style-name="P71"/>
      <text:p text:style-name="P103">PROJETO DETALHADO</text:p>
      <text:p text:style-name="P102">-<text:span text:style-name="T203">parte do princípio que as etapas de projeto conceitual, e projeto preliminar foram realizados e bem <text:tab/>feitos.</text:span></text:p>
      <text:p text:style-name="P104"><text:soft-page-break/>O CONTEXTO DO PROJETO DETALHADO </text:p>
      <text:p text:style-name="P104">-<text:span text:style-name="T204">parte da configuração do sistema com requisitos associados a: logística, desempenho, eficácia e <text:tab/>custo.</text:span></text:p>
      <text:p text:style-name="P104">-<text:span text:style-name="T205">Como o nome diz, é a fase de detalhar e especificar configurações de software, hardware, dados e <text:tab/>itens ligados a apoio no ciclo de vida.</text:span></text:p>
      <text:p text:style-name="P104">-<text:span text:style-name="T206">Abrange a parte de elementos do sistema, registros e documentações técnicas, modelos físicos e <text:tab/>simulações, testes e integração.</text:span></text:p>
      <text:p text:style-name="P104"/>
      <text:p text:style-name="P105">ESPECIFICAÇÕES DOS ELEMENTOS DO SISTEMA </text:p>
      <text:p text:style-name="P105">-<text:span text:style-name="T207">Após tem um contexto amplo das especificidades do sistema, levantados nas etapas anteriores, esta <text:tab/>é a hora de detalhar determinados elementos do sistema.</text:span></text:p>
      <text:p text:style-name="P105">-<text:span text:style-name="T208">O detalhamento deve cuidar de aspectos relacionados a integração entre partes e interfaces, visando <text:tab/>operações e serviços de manutenção.</text:span></text:p>
      <text:p text:style-name="P105"/>
      <text:p text:style-name="P106">FERRAMENTAS DE AUXÍLIO AO PROJETO </text:p>
      <text:p text:style-name="P106">-<text:span text:style-name="T209">Definição básica de configuração </text:span></text:p>
      <text:p text:style-name="P106">-<text:span text:style-name="T210">Observar possibilidade de agrupamento de funções, bem como a necessidade de interfaces </text:span></text:p>
      <text:p text:style-name="P106">-<text:span text:style-name="T211">Seleção de fornecedores, buscando confiabilidade e manutenibilidade </text:span></text:p>
      <text:p text:style-name="P106">-<text:span text:style-name="T212">O tempo é um fator crucial, </text:span><text:span text:style-name="T213">já que os prazos são cada vez mais apertados hoje em dia </text:span></text:p>
      <text:p text:style-name="P106">-<text:span text:style-name="T214">Softwares existem para diversas camadas do projeto, desde aquelas voltadas a documentação e <text:tab/>registros, até aquelas para desenhos em 2 ou 3 dimensões.</text:span></text:p>
      <text:p text:style-name="P106">-<text:span text:style-name="T214">O uso deste softwares potencializa a comunicação entre as várias partes do projeto </text:span></text:p>
      <text:p text:style-name="P106">-<text:span text:style-name="T215">Sistemas conhecidos por ajudarem nesta fase são: CAD, CAM e CAMS </text:span></text:p>
      <text:p text:style-name="P106">-<text:span text:style-name="T216">Vale lembrar que estes sistemas não são baratos, e também demandam mão de obra especializada </text:span></text:p>
      <text:p text:style-name="P106"/>
      <text:p text:style-name="P107">ÁREAS DE CONHECIMENTO A SER CONSIDERADAS </text:p>
      <text:p text:style-name="P107">-O uso de equipe multidisciplinares são muito importantes, </text:p>
      <text:p text:style-name="P107">-<text:span text:style-name="T217">Estas equipes são importantes nas áre</text:span><text:span text:style-name="T218">a</text:span><text:span text:style-name="T217">s de pesquisa e desenvolvimento </text:span></text:p>
      <text:p text:style-name="P107"/>
      <text:p text:style-name="P107"/>
      <text:p text:style-name="P17">------------------------------------------------------------------------------------------------------------------------</text:p>
      <text:p text:style-name="P17"/>
      <text:p text:style-name="P72"><text:span text:style-name="T202">T</text:span>EMA 2 </text:p>
      <text:p text:style-name="P72"/>
      <text:p text:style-name="P72">MÓDULO <text:span text:style-name="T219">4</text:span></text:p>
      <text:p text:style-name="P72"/>
      <text:p text:style-name="P108">PROTOTIPAGEM </text:p>
      <text:p text:style-name="P108">-<text:span text:style-name="T220">protótipos são modelos físicos ou computacionais do que pode vir a ser o produto final para <text:tab/>comercialização </text:span></text:p>
      <text:p text:style-name="P108"/>
      <text:p text:style-name="P109">UTILIZAÇÃO DE MODELOS E PROTÓTIPOS NO DESENVOLVIMENTO </text:p>
      <text:p text:style-name="P109">-<text:span text:style-name="T221">O modelo é algo simplificado de algo que virá a ser definitivo </text:span></text:p>
      <text:p text:style-name="P109">-<text:span text:style-name="T222">Geralmente usados para realizar testes específicos </text:span></text:p>
      <text:p text:style-name="P109">-<text:span text:style-name="T223">Testes são experimentações planejadas, submetendo o modelo estudado a condições específicas, e <text:tab/>observando suas reações e resultados.</text:span></text:p>
      <text:p text:style-name="P109">-<text:span text:style-name="T224">Em todas as fases do projeto são realizados determinados testes e avaliações </text:span></text:p>
      <text:p text:style-name="P109"/>
      <text:p text:style-name="P110">TESTES E AVALIAÇÕES EXPERIMENTAIS </text:p>
      <text:p text:style-name="P110">-<text:span text:style-name="T225">Este processo acontece desde o projeto conceitual, chegando ao detalhado </text:span></text:p>
      <text:p text:style-name="P110">-<text:span text:style-name="T226">Estes testes acontecem em ambientes controlados </text:span></text:p>
      <text:p text:style-name="P110">-<text:span text:style-name="T227">Em alguns casos, estes testes podem sair dos ambientes controlados e serem testados por usuários <text:tab/>finais, para poder obter parâmetros relacionados a ergonomia </text:span><text:span text:style-name="T229">ou estética</text:span><text:span text:style-name="T227">, </text:span><text:span text:style-name="T228">por exemplo. </text:span></text:p>
      <text:p text:style-name="P111"><text:soft-page-break/>-<text:span text:style-name="T230">uma tecnologia muito utilizada na prototipagem é a impressão 3D de um modelo, sendo em escala <text:tab/>reduzida ou não.</text:span></text:p>
      <text:p text:style-name="P111"/>
      <text:p text:style-name="P112">TESTES E AVALIAÇÕES OPERACIONAIS </text:p>
      <text:p text:style-name="P112">-<text:span text:style-name="T231">Estes teste utilizam protótipos operacionais que de fato podem vir a ser o produto final após as <text:tab/>necessárias melhorias implementadas após os teste</text:span><text:span text:style-name="T232">s</text:span><text:span text:style-name="T231">.<text:tab/></text:span></text:p>
      <text:p text:style-name="P112">-<text:span text:style-name="T233">é importantes as condições operacionais serem semelhantes ao ambiente real onde o produto de <text:tab/>fato será utilizado.</text:span></text:p>
      <text:p text:style-name="P112"/>
      <text:p text:style-name="P113">TESTES E AVALIAÇÕES DO PROCESSO PRODUTIVO </text:p>
      <text:p text:style-name="P113">-<text:span text:style-name="T234">É importante desenvolver um processo produtivo capaz de reproduzir as mesmas características do <text:tab/>modelo usado nos testes, e em produção seriada</text:span></text:p>
      <text:p text:style-name="P113">-<text:span text:style-name="T234">CEP – controle estatístico de processos </text:span></text:p>
      <text:p text:style-name="P113">-<text:span text:style-name="T235">Quando se chega a fase de produzir em escala, é necessário rever o método de fabricação, <text:tab/>buscando otimizar os custos de produção.</text:span></text:p>
      <text:p text:style-name="P113"/>
      <text:p text:style-name="P113"/>
      <text:p text:style-name="P18">------------------------------------------------------------------------------------------------------------------------</text:p>
      <text:p text:style-name="P18"/>
      <text:p text:style-name="P73"><text:span text:style-name="T202">T</text:span>EMA <text:span text:style-name="T236">3</text:span></text:p>
      <text:p text:style-name="P73"/>
      <text:p text:style-name="P73">MÓDULO <text:span text:style-name="T236">1</text:span></text:p>
      <text:p text:style-name="P73"/>
      <text:p text:style-name="P115">PROCESSO DE DESENVOLVIMENTO DE PRODUTO: DO PROTÓTIPO AO PRODUTO </text:p>
      <text:p text:style-name="P116">CUSTOS, ENGENHARIA E ANÁLISE DE VALOR </text:p>
      <text:p text:style-name="P116">-<text:span text:style-name="T237">a metodologia de análise de valor pode contribuir para o sucesso de um produto no mercado </text:span></text:p>
      <text:p text:style-name="P117"/>
      <text:p text:style-name="P118">DEFINIÇÕES DE ANÁLISE E ENGENHARIA DE VALOR </text:p>
      <text:p text:style-name="P118">-<text:span text:style-name="T240">ANÁLISE DE VALOR </text:span><text:span text:style-name="T238">é o método para substituir o uso de matéria prima escassa e cara, por <text:tab/>matéria-prima mais barata, </text:span><text:span text:style-name="T239">que tenha a mesma eficácia e com custo menor.</text:span></text:p>
      <text:p text:style-name="P118">-<text:span text:style-name="T241">visa a racionalização de produtos e serviços, remover custos desnecessários, buscando batear o <text:tab/>custo de produção, porém oferecendo o mesmo desempenho.</text:span></text:p>
      <text:p text:style-name="P118">-<text:span text:style-name="T242">FUNÇÕES: O que isto faz, para que serve? </text:span></text:p>
      <text:p text:style-name="P74"/>
      <text:p text:style-name="P118"/>
      <text:p text:style-name="P119">ELEMENTOS DA ANÁLISE DE VALOR </text:p>
      <text:p text:style-name="P119">-<text:span text:style-name="T243">VALOR: está ligado a equivalência justa em dinheiro, quando comprada ou vendida </text:span></text:p>
      <text:p text:style-name="P119">-<text:span text:style-name="T244">VALOR DE USO: propriedades, qualidades, aquilo que se espera que o produto venha a cumprir e <text:tab/>satisfazer uma determinada necessidade.</text:span></text:p>
      <text:p text:style-name="P119">-<text:span text:style-name="T245">VALOR DE ESTIMA: atratividade, desejável, aquilo que faça o cliente ter vontade de possuir. </text:span></text:p>
      <text:p text:style-name="P120">-<text:span text:style-name="T246">VALOR DE CUSTO: é a representação do custo de: mão de obra, matéria-prima, máquinas, <text:tab/></text:span></text:p>
      <text:p text:style-name="P123"><text:tab/>estudos etc.. que foram responsáveis para poder prover determinado produto.</text:p>
      <text:p text:style-name="P120">-<text:span text:style-name="T247">VALOR DE TROCA: é a soma do valor de uso com o valor de estima. </text:span></text:p>
      <text:p text:style-name="P120"/>
      <text:p text:style-name="P121">FUNÇÕES DE USO: o produto cumpre com sua finalidade, funciona? </text:p>
      <text:p text:style-name="P121">FUNÇÕES DE ESTÉTICA: é o lado subjetivo do produto, suprem necessidade de forma, beleza e <text:tab/>cor</text:p>
      <text:p text:style-name="P75"/>
      <text:p text:style-name="P122">PERSPECTIVA DA ANÁLISE DE VALOR </text:p>
      <text:p text:style-name="P122">-<text:span text:style-name="T248">Esta perspectiva diz respeito a confiabilidade, estética, manutenibilidade esperada deste produto </text:span></text:p>
      <text:p text:style-name="P122">-<text:span text:style-name="T249">Ultrapassar demais a perspectiva significa um acréscimo de valor financeiro do produto, e um <text:tab/>consequente descontentamento do usuário final.</text:span></text:p>
      <text:p text:style-name="P122"><text:soft-page-break/>-<text:span text:style-name="T250">O consumidor quer obter o máximo de funções pelo maior preço, enquanto o produtor que o <text:tab/>máximo lucro.</text:span></text:p>
      <text:p text:style-name="P122"/>
      <text:p text:style-name="P124">REDUÇÃO DE CUSTOS POR MEIO DA ANÁLISE DE VALOR </text:p>
      <text:p text:style-name="P124">-<text:span text:style-name="T252">A 1ª hipótese </text:span><text:span text:style-name="T251">para se poder aumentar o valor de lucro um produto, cobrar mais, é necessário oferecer mais <text:tab/>funções </text:span></text:p>
      <text:p text:style-name="P124">-<text:span text:style-name="T251">aumentando lucro, vai equilibrando a balança em relação ao valor investido na produção </text:span></text:p>
      <text:p text:style-name="P124">-<text:span text:style-name="T252">A 2ª hipótese é reduzir os custos, como trabalhos adm, sistema de controle , máquinas, instalações <text:tab/>etc…</text:span></text:p>
      <text:p text:style-name="P124">-<text:span text:style-name="T253">A 3ª hipótese está relacionada a reduzir custos de material, de componentes, operadores etc…</text:span></text:p>
      <text:p text:style-name="P124"/>
      <text:p text:style-name="P124"/>
      <text:p text:style-name="P19">------------------------------------------------------------------------------------------------------------------------</text:p>
      <text:p text:style-name="P19"/>
      <text:p text:style-name="P76"><text:span text:style-name="T202">T</text:span>EMA <text:span text:style-name="T236">3</text:span></text:p>
      <text:p text:style-name="P76"/>
      <text:p text:style-name="P76">MÓDULO <text:span text:style-name="T254">2</text:span></text:p>
      <text:p text:style-name="P76"/>
      <text:p text:style-name="P125">PROCESSOS DE PRODUÇÃO </text:p>
      <text:p text:style-name="P126">PROJETO INTEGRADO DE PRODUTO E DO PROCESSO </text:p>
      <text:p text:style-name="P126">-<text:span text:style-name="T255">esta relacionado a questão de componentes a serem utilizados, escolher entre os de prateleira ou <text:tab/>fazê-los. Atentar ao fato de disponibilidade, capacidade, condições de fazer, se esta for a <text:tab/><text:tab/>opção.</text:span></text:p>
      <text:p text:style-name="P126">-<text:span text:style-name="T256">este desenvolvimento integrado diz respeito a, ao mesmo tempo que se planeja fazer um produto <text:tab/>que ofereça determinada função, pensar também na fase de que de fato é montado, <text:tab/>construído, fabricado o produto, como será feito, por quem, onde, o que será utilizado.</text:span></text:p>
      <text:p text:style-name="P126">-<text:span text:style-name="T257">é conhecida também com engenharia simultânea </text:span></text:p>
      <text:p text:style-name="P126">-<text:span text:style-name="T257">as vantagens são: otimização de recursos e do processo como um todo. </text:span></text:p>
      <text:p text:style-name="P126">-<text:span text:style-name="T258">Este desenvolvimento é o contrário do método tradicional serial.</text:span></text:p>
      <text:p text:style-name="P126"/>
      <text:p text:style-name="P127">A SINCRONIA DA PRODUÇÃO E SOLUÇÕES ERP </text:p>
      <text:p text:style-name="P127">-<text:span text:style-name="T259">ERP = enterprise resource planning (</text:span><text:span text:style-name="T260">planejamento de recursos da corporação</text:span><text:span text:style-name="T259">), </text:span><text:span text:style-name="T260">é um sistema que <text:tab/>recebe dados dos diferentes setores de uma empresa (financeiro, RH, vendas etc..) <text:tab/>centralizando <text:tab/>estes dados em um local e possibilitando a análise destes dados e tomadas de <text:tab/>decisões. Seria um tipo de dashboard central.</text:span></text:p>
      <text:p text:style-name="P127"/>
      <text:p text:style-name="P128">ARRANJO FÍSICO DE PROCESSOS PRODUTIVOS </text:p>
      <text:p text:style-name="P128">-<text:span text:style-name="T261">O layout do processo de produção depende: peso, quantidade, porte das peças e componentes que <text:tab/>ir</text:span><text:span text:style-name="T262">ã</text:span><text:span text:style-name="T261">o integrar o produto.</text:span></text:p>
      <text:p text:style-name="P128">-<text:span text:style-name="T263">ex: navios e aeronaves, geralmente tem uma disposição fixa no layout do desenvolvimento, devido <text:tab/>ao tamanho do produto e suas peças.</text:span></text:p>
      <text:p text:style-name="P128"/>
      <text:p text:style-name="P129">ANÁLISE DE FLUXO DE VALOR </text:p>
      <text:p text:style-name="P129">-<text:span text:style-name="T264">fluxo de valor é um conjunto de atividades para transformar matéria-prima em produto <text:tab/>comercializável.</text:span></text:p>
      <text:p text:style-name="P129">-<text:span text:style-name="T265">é um processo de negócio. </text:span></text:p>
      <text:p text:style-name="P129"/>
      <text:p text:style-name="P130">MAPA DE FLUXO DE VALOR </text:p>
      <text:p text:style-name="P130">-<text:span text:style-name="T266">serve para mapear e entender como o processo produtivo funciona e quais são os desperdícios.</text:span></text:p>
      <text:p text:style-name="P128">-<text:span text:style-name="T267">a construção do mapa do fluxo de valor geralmente é feito a mão.</text:span></text:p>
      <text:p text:style-name="P128"/>
      <text:p text:style-name="P128"/>
      <text:p text:style-name="P20"><text:soft-page-break/>------------------------------------------------------------------------------------------------------------------------</text:p>
      <text:p text:style-name="P20"/>
      <text:p text:style-name="P77"><text:span text:style-name="T202">T</text:span>EMA <text:span text:style-name="T236">3</text:span></text:p>
      <text:p text:style-name="P77"/>
      <text:p text:style-name="P77">MÓDULO <text:span text:style-name="T268">3</text:span></text:p>
      <text:p text:style-name="P127"/>
      <text:p text:style-name="P131">LANÇAMENTO E MARKETING</text:p>
      <text:p text:style-name="P132">IMPORTÂNCIA DA GESTÃO DO CICLO DE VIDA DE MARKETING </text:p>
      <text:p text:style-name="P132">-<text:span text:style-name="T269">O ciclo de vida do produto esta relacionado ao período em que o produto está ativo no mercado, <text:tab/>gerando lucros.</text:span></text:p>
      <text:p text:style-name="P132">-<text:span text:style-name="T270">Este ciclo de vida tem 5 estágios: </text:span></text:p>
      <text:p text:style-name="P132">-<text:span text:style-name="T271">Introdução: está ligado ao lançamento e início das vendas do produto no mercado. </text:span></text:p>
      <text:p text:style-name="P132"><text:tab/><text:span text:style-name="T272">Nesta etapa, é onde surgem os primeiros feedback de usuários e possíveis ajustes se <text:tab/><text:tab/><text:tab/>necessários.</text:span></text:p>
      <text:p text:style-name="P132"><text:tab/><text:span text:style-name="T273">Esta também é a fase de promoções para alavancar vendas. </text:span></text:p>
      <text:p text:style-name="P132">-<text:span text:style-name="T274">Crescimento: o produto se torna mais disponível e as vendas tendem a aumentar. Surgem os <text:tab/>primeiros concorrentes, e a chance do produto provar ser melhor e se consolidar no <text:tab/><text:tab/><text:tab/>mercado. </text:span><text:span text:style-name="T275">Oferta e demanda se estabilizam.</text:span></text:p>
      <text:p text:style-name="P132">-<text:span text:style-name="T276">Maturidade: período mais longo, intensa competição no mercado. Busca redução de custo para <text:tab/>maximizar as vendas. </text:span><text:span text:style-name="T278">Oportunidade</text:span><text:span text:style-name="T277"> de alavancar um novo produto.</text:span></text:p>
      <text:p text:style-name="P132">-<text:span text:style-name="T278">Declínio: </text:span><text:span text:style-name="T279">é a hora de saber quando deixar o mercado, momento da descontinuação do produto.</text:span></text:p>
      <text:p text:style-name="P132"/>
      <text:p text:style-name="P133">PLANEJAMENTO E GESTÃO DA CAPACIDADE DE PRODUÇÃO </text:p>
      <text:p text:style-name="P133">-<text:span text:style-name="T280">A capacidade de produção precisa estar sincronizado com o planejamento de marketing.</text:span></text:p>
      <text:p text:style-name="P133">-<text:span text:style-name="T281">Existem demandas:</text:span></text:p>
      <text:p text:style-name="P133">-<text:span text:style-name="T281">Independentes: não é possível calcular a demanda diária pois não existe uma quantidade específica <text:tab/>atrelada para cada produto.</text:span></text:p>
      <text:p text:style-name="P133">-<text:span text:style-name="T281">Dependente: está atrelada a uma determinada quantidade de produto específico para cada produto <text:tab/>que está em produção.</text:span></text:p>
      <text:p text:style-name="P132"/>
      <text:p text:style-name="P134">PLANEJAMENTO E CONTROLE DA PRODUÇÃO DURANTE O <text:span text:style-name="T282">CRESCIMENTO</text:span> DAS VENDAS </text:p>
      <text:p text:style-name="P134">-<text:span text:style-name="T282">Setor de planejamento e controle da produção (PCP), deve equilibrar a oferta do produto com a <text:tab/>demanda no tempo e nas quantidades.</text:span></text:p>
      <text:p text:style-name="P134">-<text:span text:style-name="T283">Buscar o equilíbrio, não produzir demais e deixar em estoque, nem deixar faltar para a demanda. </text:span></text:p>
      <text:p text:style-name="P135">TIPOS DE PLANEJAMENTO </text:p>
      <text:p text:style-name="P135">-longo prazo: de forma agregada</text:p>
      <text:p text:style-name="P135">-<text:span text:style-name="T285">curto prazo</text:span>: de forma desagregada, <text:span text:style-name="T284">contingenciar situações não previstas.</text:span></text:p>
      <text:p text:style-name="P135"/>
      <text:p text:style-name="P136">-Importante novamente o uso de ERP, para rápida troca de informações entre setores. </text:p>
      <text:p text:style-name="P136"/>
      <text:p text:style-name="P137">DIMENSÕES DE QUALIDADE: LANÇAMENTO DO PRODUTO E INTRODUÇÃO NO MERCADO </text:p>
      <text:p text:style-name="P137">-<text:span text:style-name="T286">O lançamento não ocorre sem planejamento, </text:span><text:span text:style-name="T287">também devem estar prontos os planos de produção, <text:tab/>logística e distribuição.</text:span></text:p>
      <text:p text:style-name="P137">-<text:span text:style-name="T288">A qualidade esta atrelado a: desempenho, características, confiabilidade, durabilidade e <text:tab/>atendimento, estética, qualidade percebida.</text:span></text:p>
      <text:p text:style-name="P137"/>
      <text:p text:style-name="P137"/>
      <text:p text:style-name="P137"/>
      <text:p text:style-name="P137"/>
      <text:p text:style-name="P137"/>
      <text:p text:style-name="P21"><text:soft-page-break/>------------------------------------------------------------------------------------------------------------------------</text:p>
      <text:p text:style-name="P21"/>
      <text:p text:style-name="P78"><text:span text:style-name="T202">T</text:span>EMA <text:span text:style-name="T236">3</text:span></text:p>
      <text:p text:style-name="P78"/>
      <text:p text:style-name="P78">MÓDULO <text:span text:style-name="T289">4</text:span></text:p>
      <text:p text:style-name="P138">ACOMPANHAMENTO E DESCONTINUAÇÃO </text:p>
      <text:p text:style-name="P139">ACOMPANHAMENTO DE VENDAS E ACOMPANHAMENTO DO PRODUTO </text:p>
      <text:p text:style-name="P139">-<text:span text:style-name="T290">as visões do ciclo de vida entre o marketing e a engenharia de sistemas são complementares. </text:span></text:p>
      <text:p text:style-name="P139">-<text:span text:style-name="T291">Acompanhar o progresso de vendas, evitando tanto o desabastecimento, quanto o excesso de <text:tab/>produto parado em estoque.</text:span></text:p>
      <text:p text:style-name="P139">-<text:span text:style-name="T292">O teste mais importante na questão do desempenho do produto é na utilização real. </text:span></text:p>
      <text:p text:style-name="P140">AS 3 FASES: </text:p>
      <text:p text:style-name="P140">TESTES E AVALIAÇÕES OPERACIONAIS </text:p>
      <text:p text:style-name="P140">-<text:span text:style-name="T293">o lote piloto é testado em ambiente o mais próximo possível da utilização real, dentro das <text:tab/><text:tab/>possibilidades de tempo de uso, o que é mais difícil de mensurar.</text:span></text:p>
      <text:p text:style-name="P140"/>
      <text:p text:style-name="P141">ACOMPANHAMENTO DAS VENDAS </text:p>
      <text:p text:style-name="P141">-<text:span text:style-name="T294">sistemas gerências são imprescindíveis nesta etapa, </text:span><text:span text:style-name="T295">para coletar informações sobre o desempenho <text:tab/>do produto, a ocorrências de demandas por peças de manutenções.</text:span></text:p>
      <text:p text:style-name="P141"/>
      <text:p text:style-name="P142">ACOMPANHAMENTO DO PRODUTO </text:p>
      <text:p text:style-name="P142">-<text:span text:style-name="T296">O desenvolvimento de fornecedores </text:span><text:span text:style-name="T297">nesta etapa diz respeito a fornecedores ativos e confiáveis, que <text:tab/>não deixam de disponibilizar peças de manutenção do produto, sendo o caso as vezes, de <text:tab/>procurar outros fornecedores de maior confiança.</text:span></text:p>
      <text:p text:style-name="P142"/>
      <text:p text:style-name="P143">TESTES E AVALIAÇÕES NO CICLO DE VIDA DO PRODUTO </text:p>
      <text:p text:style-name="P143">-<text:span text:style-name="T298">Acompanhar o produto e seu desempenho, ajuda alimentar o sistema de desenvolvimento e <text:tab/>consequentemente fornecer um apoio técnico adequando ao cliente.</text:span></text:p>
      <text:p text:style-name="P143"/>
      <text:p text:style-name="P144">EXISTEM 2 TIPOS DE TESTE NESTA FASE</text:p>
      <text:p text:style-name="P144">TESTES TÉCNICOS </text:p>
      <text:p text:style-name="P144">-<text:span text:style-name="T299">características técnicas, mais objetivas </text:span></text:p>
      <text:p text:style-name="P144"/>
      <text:p text:style-name="P145">TESTES OPERACIONAIS </text:p>
      <text:p text:style-name="P145">-<text:span text:style-name="T300">são características operacionais, tem um grau mais subjetivo </text:span></text:p>
      <text:p text:style-name="P145"/>
      <text:p text:style-name="P146">-Os testes têm objetivo de fazer juízo de valor, ensaios planejados para se verificar a conformidade <text:tab/>com requisitos estabelecidos.</text:p>
      <text:p text:style-name="P146"/>
      <text:p text:style-name="P146">-<text:span text:style-name="T301">Para testes de padrões de SI, no </text:span><text:span text:style-name="T302">B</text:span><text:span text:style-name="T301">rasil é realizado pelo INMETRO.</text:span></text:p>
      <text:p text:style-name="P146"/>
      <text:p text:style-name="P147">OBSOLÊNCIA FUNCIONAL E DESCONTINUAÇÃO </text:p>
      <text:p text:style-name="P147">-<text:span text:style-name="T303">Ocorre pela perda gradual ou repentina de suas funcionalidades.</text:span></text:p>
      <text:p text:style-name="P147">-<text:span text:style-name="T304">a perda pode ser gradual ou abrupta, seja em produtos mecânicos, eletrônicos, etc… </text:span></text:p>
      <text:p text:style-name="P147"/>
      <text:p text:style-name="P148">3 REGIÕES CARACTERÍSTICAS DE FREQUÊNCIA DE FALHAS </text:p>
      <text:p text:style-name="P148">MORTALIDADE INFANTIL </text:p>
      <text:p text:style-name="P148">-<text:span text:style-name="T305">problema na quantidade dos insumos da produção do produto podem o condenar já no começo</text:span></text:p>
      <text:p text:style-name="P148"/>
      <text:p text:style-name="P149">VIDA ÚTIL </text:p>
      <text:p text:style-name="P149">-<text:span text:style-name="T306">usado testes de burn-in-tests, já na fábrica, para tentar verificar a ocorrência de falha ainda na <text:tab/>fábrica, e não na mão do cliente </text:span></text:p>
      <text:p text:style-name="P150"><text:soft-page-break/>ENVELHECIMENTO </text:p>
      <text:p text:style-name="P150">-o envelhecimento do produto precede a descontinuidade, devido a ser a fase propensa a perdas de <text:tab/>funcionalidade, mas o mais importante nesta fase é saber o que fazer e quando fazer, sobre a <text:tab/>intervenção no produto durante esta etapa.</text:p>
      <text:p text:style-name="P150"/>
      <text:p text:style-name="P151">OBSOLÊNCIA TECNOLÓGICA E DESCONTINUAÇÃO </text:p>
      <text:p text:style-name="P151">-<text:span text:style-name="T307">A descontinuidade nem sempre esta ligado a perca de funcionalidade de um sistema, mas também a <text:tab/>uma nova invenção que venha a desbancar esta.</text:span></text:p>
      <text:p text:style-name="P151"/>
      <text:p text:style-name="P151"/>
      <text:p text:style-name="P22">------------------------------------------------------------------------------------------------------------------------</text:p>
      <text:p text:style-name="P22"/>
      <text:p text:style-name="P79"><text:span text:style-name="T202">T</text:span>EMA <text:span text:style-name="T308">4</text:span></text:p>
      <text:p text:style-name="P79"/>
      <text:p text:style-name="P79">MÓDULO <text:span text:style-name="T308">1</text:span></text:p>
      <text:p text:style-name="P152">FERRAMENTAS PARA DESENVOLVIMENTO DE PRODUTOS</text:p>
      <text:p text:style-name="P153">QFD – QUALITY FUNCTION DEPLOYMENT – CONCEITO E APLICAÇÃO </text:p>
      <text:p text:style-name="P153">-<text:span text:style-name="T310">Significa</text:span><text:span text:style-name="T309">: desdobramento da função qualidade </text:span></text:p>
      <text:p text:style-name="P153">-<text:span text:style-name="T311">OBJETIVOS </text:span></text:p>
      <text:p text:style-name="P153">-<text:span text:style-name="T311">maximizar a satisfação do cliente </text:span></text:p>
      <text:p text:style-name="P153">-<text:span text:style-name="T312">traduzir, </text:span><text:span text:style-name="T320">desdobrar</text:span><text:span text:style-name="T312"> as necessidades do cliente em características de projeto, </text:span><text:span text:style-name="T313">traduzir os anseios do <text:tab/>cliente leigo em linguagem técnica para o</text:span><text:span text:style-name="T316">s</text:span><text:span text:style-name="T313"> </text:span><text:span text:style-name="T315">fornecedores</text:span><text:span text:style-name="T313"> do serviço desejado.</text:span></text:p>
      <text:p text:style-name="P153">-<text:span text:style-name="T314">Servem de base e direção para os desenvolvedores.</text:span></text:p>
      <text:p text:style-name="P153">-<text:span text:style-name="T317">QFD serve também de suporte de planejamento e documentação </text:span><text:span text:style-name="T318">do desenvolvimento de novos <text:tab/>produtos e melhorias dos existentes.</text:span></text:p>
      <text:p text:style-name="P153">-<text:span text:style-name="T319">Itens principais: “o que” e “como” </text:span></text:p>
      <text:p text:style-name="P154">-<text:span text:style-name="T321">A qualidade esta atrelada tanto na fase de planejamento </text:span><text:span text:style-name="T322">e levantamento de requisitos</text:span><text:span text:style-name="T321">, quanto na de <text:tab/></text:span><text:span text:style-name="T322">pesquisa e </text:span><text:span text:style-name="T321">produção, </text:span><text:span text:style-name="T322">chegando até a fase de marketing/vendas e distribuição. Tudo precisa <text:tab/>estar orientado a qualidade hoje em dia.</text:span><text:span text:style-name="T321"> </text:span></text:p>
      <text:p text:style-name="P154"/>
      <text:p text:style-name="P155">CONCEITO DA METODOLOGIA DESDOBRAMENTO DA FUNÇÃO QUA<text:span text:style-name="T323">L</text:span>IDADE – QFD </text:p>
      <text:p text:style-name="P156">CASA DA QUALIDADE ou MATRIZ DE PLANEJAMENTO </text:p>
      <text:p text:style-name="P156">-<text:span text:style-name="T325">Traduzem</text:span><text:span text:style-name="T324"> os requisitos de qualidade em características de projeto </text:span></text:p>
      <text:p text:style-name="P156">-<text:span text:style-name="T325">Esta matriz relaciona as necessidades do cliente (o que, </text:span><text:span text:style-name="T326">linha vertical</text:span><text:span text:style-name="T325">) com os requisitos técnicos <text:tab/>do produto (como, </text:span><text:span text:style-name="T327">linha horizontal</text:span><text:span text:style-name="T325">), ajudando a identificar quais características do produto <text:tab/>são as mais importantes para atender essas necessidades. </text:span><text:span text:style-name="T328">Sendo usado uma pontuação, de 0 <text:tab/>a 5 por exemplo, para o cliente poder até priorizar o que de fato dentre os requisitos é mais <text:tab/>importante.</text:span></text:p>
      <text:p text:style-name="P156"/>
      <text:p text:style-name="P157">FASES DO QFD <text:span text:style-name="T329">E COMPOSIÇÃO BÁSICA DA CASA DE QUALIDADE </text:span></text:p>
      <text:p text:style-name="P157">-<text:span text:style-name="T330">O QUE: são as exigências ou requisitos a serem alcançados e os itens </text:span></text:p>
      <text:p text:style-name="P157">-<text:span text:style-name="T330">COMO: são as formas de atender a esses requisitos </text:span></text:p>
      <text:p text:style-name="P157">-<text:span text:style-name="T331">o valor definido na matriz de relacionamento (valor inserido no cruzamento entre o que x como) <text:tab/>define a prioridade daquele requisito, </text:span><text:span text:style-name="T332">refletindo na satisfação do cliente.</text:span></text:p>
      <text:p text:style-name="P157"/>
      <text:p text:style-name="P158">REGIÕES ADICIONAIS PRESENTES EM UMA MATRIZ DE PLANEJAMENTO DE QFD </text:p>
      <text:p text:style-name="P158">-<text:span text:style-name="T333">MATRIZ DE CORRELAÇÃO – TELHADO </text:span></text:p>
      <text:p text:style-name="P158">-<text:span text:style-name="T334">no telhado da casa de qualidade, são inseridos marcações que sinalizam a relação entre os COMOs, <text:tab/>e possibilita entender se um prejudica ou apoia o outro, direcionando decisões sobre o <text:tab/>planejamento, </text:span><text:span text:style-name="T335">ou se for o caso, priorizar um, ou outro.</text:span></text:p>
      <text:p text:style-name="P158"/>
      <text:p text:style-name="P158"/>
      <text:p text:style-name="P23"><text:soft-page-break/>------------------------------------------------------------------------------------------------------------------------</text:p>
      <text:p text:style-name="P23"/>
      <text:p text:style-name="P80"><text:span text:style-name="T202">T</text:span>EMA <text:span text:style-name="T308">4</text:span></text:p>
      <text:p text:style-name="P80"/>
      <text:p text:style-name="P80">MÓDULO <text:span text:style-name="T336">2</text:span></text:p>
      <text:p text:style-name="P159">FMEA – FAILURE MODE AND EFFECT ANALYSIS – CONCEITO E APLICAÇÃO </text:p>
      <text:p text:style-name="P159">-<text:span text:style-name="T339">significa: Análise de modos e efeitos de falha</text:span></text:p>
      <text:p text:style-name="P159">-<text:span text:style-name="T337">ferramenta que busca evitar a ocorrência de falhas do projeto do produto ou do processo, por meio <text:tab/>de an</text:span><text:span text:style-name="T338">á</text:span><text:span text:style-name="T337">lise das falhas potenciais.</text:span></text:p>
      <text:p text:style-name="P158"/>
      <text:p text:style-name="P160">CONCEITO DE ANÁLISE FMEA</text:p>
      <text:p text:style-name="P160">-<text:span text:style-name="T340">o FMEA pode identificar os possíveis modos de falhas, o efeito de cada falha sobre o desempenho <text:tab/>do componente, a taxa de ocorrência, e o que pode ser feito a respeito como controle.</text:span></text:p>
      <text:p text:style-name="P160">-<text:span text:style-name="T341">Tem o objetivo de avaliar e minimizar riscos</text:span></text:p>
      <text:p text:style-name="P160">-<text:span text:style-name="T342">definir, identificar e eliminar falhas conhecidas e/ou potenciais, antes de chegarem ao consumidor </text:span></text:p>
      <text:p text:style-name="P160">-<text:span text:style-name="T343">esta totalmente voltada para proporcionar a confiabilidade, pois afeta diretamente a satisfação do <text:tab/>cliente;</text:span></text:p>
      <text:p text:style-name="P160"/>
      <text:p text:style-name="P161">TIPOS DE ANÁLISES FMEA </text:p>
      <text:p text:style-name="P161">-<text:span text:style-name="T344">FMEA DE PRODUTO (OU FMEA DE PROJETO) </text:span></text:p>
      <text:p text:style-name="P161">-<text:span text:style-name="T345">as falhas que podem ocorrer são consideradas no desenvolvimento do produto. </text:span></text:p>
      <text:p text:style-name="P161"/>
      <text:p text:style-name="P161">-<text:span text:style-name="T346">FMEA DE PROCESSO </text:span></text:p>
      <text:p text:style-name="P161">-<text:span text:style-name="T347">as falhas que podem ocorrer no processo </text:span></text:p>
      <text:p text:style-name="P161"/>
      <text:p text:style-name="P162">VISÃO GERAL DE DESENVOLVIMENTO DE ANÁLISES FMEA </text:p>
      <text:p text:style-name="P162">-<text:span text:style-name="T348">forma-se um grupo de pessoas que irão identificar as funções associadas a produto/processo </text:span></text:p>
      <text:p text:style-name="P162">-<text:span text:style-name="T349">os possíveis tipos de falhas, os efeitos e consequentemente as causas. </text:span></text:p>
      <text:p text:style-name="P162">-<text:span text:style-name="T350">faz se a avaliação de risco utilizando índices, em seguida, identifica as prioridades e diminui os <text:tab/>riscos, aumentando a confiabilidade, sendo produto ou processo.</text:span></text:p>
      <text:p text:style-name="P162">-<text:span text:style-name="T351">utiliza um formulário FMEA </text:span></text:p>
      <text:p text:style-name="P162"/>
      <text:p text:style-name="P162"/>
      <text:p text:style-name="P24">------------------------------------------------------------------------------------------------------------------------</text:p>
      <text:p text:style-name="P24"/>
      <text:p text:style-name="P81"><text:span text:style-name="T202">T</text:span>EMA <text:span text:style-name="T308">4</text:span></text:p>
      <text:p text:style-name="P81"/>
      <text:p text:style-name="P81">MÓDULO <text:span text:style-name="T352">3</text:span></text:p>
      <text:p text:style-name="P163">DFMA – DESIGN FOR MANUFACTURING AND ASSEMBLY </text:p>
      <text:p text:style-name="P163">-<text:span text:style-name="T354">significa: projeto orientado a manutenção e montagem</text:span></text:p>
      <text:p text:style-name="P163">-<text:span text:style-name="T353">tem foco em fabricação e montagem </text:span></text:p>
      <text:p text:style-name="P163"/>
      <text:p text:style-name="P164">ORIENTAÇÕES EM PROJETOS SEGUNDO MODELO DFX </text:p>
      <text:p text:style-name="P164">-<text:span text:style-name="T355">dfx – design for X </text:span></text:p>
      <text:p text:style-name="P164">-<text:span text:style-name="T356">é um termo utilizado para dar ênfase a um determinado foco do projeto (confiabilidade, fabricação, <text:tab/>montagem, etc..)</text:span></text:p>
      <text:p text:style-name="P164">-<text:span text:style-name="T357">o DFX associado a DFMA tem como objetivo tornar eficiente a fabricação e a montagem, <text:tab/></text:span><text:span text:style-name="T358">otimizando custo e tempo.</text:span></text:p>
      <text:p text:style-name="P164">-<text:span text:style-name="T359">o DFMA utilzia uma metodologia onde as peças são fabricas e estocadas, e então conforme a <text:tab/>demanda os produtos são montados rapidamente para entrega.</text:span></text:p>
      <text:p text:style-name="P164"/>
      <text:p text:style-name="P165"/>
      <text:p text:style-name="P166"><text:soft-page-break/>PROJETOS ORIENTADOS A MONTAGEM </text:p>
      <text:p text:style-name="P166">-<text:span text:style-name="T360">atualmente, inevitavelmente um produto é composto por várias pelas, e geralmente, estas peças são <text:tab/>fabricadas por terceiros, pois, não é economicamente viável a empresa investir em <text:tab/>maquinário e mão de obra especializada nisso, sendo que existem empresas que já oferecem <text:tab/>este serviço específico. Sendo assim, a empresa que vende o produto, pode focar no <text:tab/>desenvolvimento e no processo do produto.</text:span></text:p>
      <text:p text:style-name="P166">-<text:span text:style-name="T361">no processo orientado a montagem, são levados em conta fatores como: arquitetura física, simetria, <text:tab/>flexibilidade, espessura, tamanho e peso.</text:span></text:p>
      <text:p text:style-name="P166"/>
      <text:p text:style-name="P166"/>
      <text:p text:style-name="P25">----------------------------------------------------------------------------------------------------------------------</text:p>
      <text:p text:style-name="P25"/>
      <text:p text:style-name="P82"><text:span text:style-name="T202">T</text:span>EMA <text:span text:style-name="T308">4</text:span></text:p>
      <text:p text:style-name="P82"/>
      <text:p text:style-name="P82">MÓDULO <text:span text:style-name="T362">4</text:span></text:p>
      <text:p text:style-name="P168">CO-DESIGN E SISTEMAS <text:span text:style-name="T363">CAx</text:span> </text:p>
      <text:p text:style-name="P169">EQUIPES CO-DESIGN E SISTEMAS COMPUTADORIZADOS DE AUXÍLIO A PROJETOS DE <text:tab/>ENGENHARIA </text:p>
      <text:p text:style-name="P169">-<text:span text:style-name="T364">Co-design são projetos colaborativos, </text:span><text:span text:style-name="T365">envolvimento de usuários no projeto</text:span></text:p>
      <text:p text:style-name="P169">-<text:span text:style-name="T366">existem níveis de envolvimento</text:span></text:p>
      <text:p text:style-name="P169"/>
      <text:p text:style-name="P170">CONCEITO DE CO-DESIGN </text:p>
      <text:p text:style-name="P170">-<text:span text:style-name="T367">remete ao envolvimento de usuários no processo de desenvolvimento de produtos em projetos <text:tab/>participativos.</text:span></text:p>
      <text:p text:style-name="P170">-<text:span text:style-name="T368">método ajuda a entender melhor o lado do cliente, não se limitando a ouvir eles somente nos <text:tab/>levantamento de requisitos.</text:span></text:p>
      <text:p text:style-name="P170">-<text:span text:style-name="T369">existem 3 níveis de participação odo cliente: </text:span></text:p>
      <text:p text:style-name="P170">-<text:span text:style-name="T370">Informativo: usuários recebem e fornecem informações </text:span></text:p>
      <text:p text:style-name="P170">-<text:span text:style-name="T370">Consultivo: podem comentar aspectos do projeto </text:span></text:p>
      <text:p text:style-name="P170">-<text:span text:style-name="T371">Participativo: usuários participam nas decisões amplamente</text:span></text:p>
      <text:p text:style-name="P170"/>
      <text:p text:style-name="P171">CO-DESIGN EM PROJETOS DE ENGENHARIA </text:p>
      <text:p text:style-name="P171">-<text:span text:style-name="T372">a participação do cliente ajuda muito e ser mais objetivo naquilo que realmente é necessário para o <text:tab/>projeto.</text:span></text:p>
      <text:p text:style-name="P171"/>
      <text:p text:style-name="P173">SISTEMAS COMPUTADORIZADOS PARA AUXÍLIO EM PROJETOS </text:p>
      <text:p text:style-name="P172">-<text:span text:style-name="T373">ajudam a otimizar tempo e recursos, para que prazos apertados sema cumpridos </text:span></text:p>
      <text:p text:style-name="P172">-<text:span text:style-name="T374">nestes sistemas, suas interfaces permitem a troca de informações por múltiplos membros do projeto <text:tab/>em tempo real</text:span></text:p>
      <text:p text:style-name="P172"/>
      <text:p text:style-name="P174">SISTEMAS CaX NA ENGENHARIA </text:p>
      <text:p text:style-name="P174">-<text:span text:style-name="T375">abrangem famílias de sistemas de auxílio por computador, a letra X serve para representar as várias <text:tab/>possibilidades de aplicação.</text:span></text:p>
      <text:p text:style-name="P174"/>
      <text:p text:style-name="P174"/>
      <text:p text:style-name="P26">----------------------------------------------------------------------------------------------------------------------</text:p>
      <text:p text:style-name="P26"/>
      <text:p text:style-name="P83"><text:span text:style-name="T202">T</text:span>EMA <text:span text:style-name="T376">5</text:span></text:p>
      <text:p text:style-name="P83"/>
      <text:p text:style-name="P83">MÓDULO <text:span text:style-name="T376">1</text:span></text:p>
      <text:p text:style-name="P175">GERENCIAMENTO DO TEMPO E DOS CUSTOS DE UM PROJETO </text:p>
      <text:p text:style-name="P175"/>
      <text:p text:style-name="P176"><text:soft-page-break/>A IMPORTÂNCIA DAS TÉCNICAS DE PLANEJAMENTO DE PROJETO </text:p>
      <text:p text:style-name="P176">-<text:span text:style-name="T377">o planejamento do projeto é essencial para o sucesso do projeto </text:span></text:p>
      <text:p text:style-name="P176">-<text:span text:style-name="T377">o planejamento de projeto é um conjunto de práticas que tem o objetivo de detalhar o que é <text:tab/>necessário para tirar o projeto do papel.</text:span></text:p>
      <text:p text:style-name="P177"/>
      <text:p text:style-name="P178">PLANEJAMENTO <text:s/>DE PROJETO </text:p>
      <text:p text:style-name="P178">-PLANEJAMENTO DE RECURSOS </text:p>
      <text:p text:style-name="P178">-<text:span text:style-name="T378">recursos podem ser: pessoas, equipamentos, lugares, dinheiro ou qualquer outra coisa necessária <text:tab/>para a realização da atividade em questão.</text:span></text:p>
      <text:p text:style-name="P178">-<text:span text:style-name="T379">é necessário saber a disponibilidade de determinados recursos, bem como se há condições reais <text:tab/>para as adquirir.</text:span></text:p>
      <text:p text:style-name="P178">-<text:span text:style-name="T380">cada atividade do projeto pode demandar seus próprios recursos </text:span></text:p>
      <text:p text:style-name="P178">-<text:span text:style-name="T381">as atividades são definidas, e quanto mais detalhada e específica a atividade deste projeto (cada <text:tab/>card) melhor é para se especificar tempo, custo e recurso demandado.</text:span></text:p>
      <text:p text:style-name="P178"/>
      <text:p text:style-name="P179">ANÁLISE DE RISCOS </text:p>
      <text:p text:style-name="P179">-<text:span text:style-name="T382">descobre a probabilidade de um risco surgir em um projeto, e assim, saber o quanto isso afeta na <text:tab/>questão de custo, cronograma e qualidade.</text:span></text:p>
      <text:p text:style-name="P179">-<text:span text:style-name="T383">existem vários métodos de análises de riscos, cada um têm suas ferramentas, como gráficos e <text:tab/>documentos.</text:span></text:p>
      <text:p text:style-name="P179"/>
      <text:p text:style-name="P180">GERENCIAMENTO DE PROJETOS </text:p>
      <text:p text:style-name="P180">-<text:span text:style-name="T384">É a aplicação de uma coleção de ferramentas e técnicas para direcionar o uso de diversos recursos <text:tab/>para a realização de uma tarefa única e complexa, dentro de restrições de tempo, custo e <text:tab/>qualidade.</text:span></text:p>
      <text:p text:style-name="P180">-<text:span text:style-name="T385">Possui 4 fases principais: iniciando, planejando, executando e encerrando.</text:span></text:p>
      <text:p text:style-name="P180"/>
      <text:p text:style-name="P180"/>
      <text:p text:style-name="P27">----------------------------------------------------------------------------------------------------------------------</text:p>
      <text:p text:style-name="P27"/>
      <text:p text:style-name="P84"><text:span text:style-name="T202">T</text:span>EMA <text:span text:style-name="T376">5</text:span></text:p>
      <text:p text:style-name="P84"/>
      <text:p text:style-name="P84">MÓDULO <text:span text:style-name="T386">2</text:span></text:p>
      <text:p text:style-name="P181">GERENCIAMENTO DE TEMPO DE PROJETO </text:p>
      <text:p text:style-name="P181">-<text:span text:style-name="T387">é um conjunto de técnica que favorece a boa utilização de tempo, ajudando no cumprimento de <text:tab/>projetos.</text:span></text:p>
      <text:p text:style-name="P181">-<text:span text:style-name="T388">visa produtividade total durante o tempo de atividade </text:span></text:p>
      <text:p text:style-name="P181">-<text:span text:style-name="T389">a maioria dos projetos é concluído com atraso (na TI) </text:span></text:p>
      <text:p text:style-name="P181"/>
      <text:p text:style-name="P182">ESTRATÉGIAS DICAS E FERRAMENTAS </text:p>
      <text:p text:style-name="P182">-<text:span text:style-name="T390">requer: planejamento, programação, monitoramento e controle de tarefas durante o ciclo de vida do <text:tab/>projeto.</text:span></text:p>
      <text:p text:style-name="P182"/>
      <text:p text:style-name="P183">O QUE É GERENCIAMENTO DE TEMPO DO PROJETO? </text:p>
      <text:p text:style-name="P183">-<text:span text:style-name="T391">é um processo de análise de trabalho e desenvolvimento de um cronograma para garantir que você <text:tab/>conclua um projeto dentro de um cronograma específico.</text:span></text:p>
      <text:p text:style-name="P183">-<text:span text:style-name="T392">existem 6 etapas no gerenciamento de tempo de projeto: </text:span></text:p>
      <text:p text:style-name="P185">1-definir atividades;</text:p>
      <text:p text:style-name="P184">2-sequenciar atividades;</text:p>
      <text:p text:style-name="P184">3-estimar recursos;</text:p>
      <text:p text:style-name="P184">4-<text:span text:style-name="T393">estimar a duração; </text:span></text:p>
      <text:p text:style-name="P186">5-<text:span text:style-name="T394">desenvolver um cronograma;</text:span></text:p>
      <text:p text:style-name="P187"><text:soft-page-break/>6-<text:span text:style-name="T395">controlar o cronograma;</text:span></text:p>
      <text:p text:style-name="P187"/>
      <text:p text:style-name="P188">-O plano do projeto na é estático, podendo mudar conforme necessário para otimização. </text:p>
      <text:p text:style-name="P188"/>
      <text:p text:style-name="P189">POR QUE O GERENCIAMENTO DO TEMPO DO PROJETO É IMPORTANTE? </text:p>
      <text:p text:style-name="P189">-<text:span text:style-name="T396">para que possa se ter uma organização durante o desenvolvimento do projeto, estimativas, <text:tab/>previsões, tudo isso para que o cliente fique satisfeito e a parte do andamento.</text:span></text:p>
      <text:p text:style-name="P189"/>
      <text:p text:style-name="P190">ESTRATÉGIAS DE GERENCIAMENTO DE TEMPO </text:p>
      <text:p text:style-name="P190">-<text:span text:style-name="T397">registrar horas para cada atividade ou tarefa </text:span></text:p>
      <text:p text:style-name="P190">-<text:span text:style-name="T398">controlar os prazos de cada tarefa </text:span></text:p>
      <text:p text:style-name="P190">-<text:span text:style-name="T399">usar ferramentas /software para fazer todo este gerenciamento de tempo do projeto </text:span></text:p>
      <text:p text:style-name="P191"/>
      <text:p text:style-name="P192">WBS – WORK BREAKDOWN STRUCTURE (ESTRUTURA ANALÍTICA DO PROJETO – EAP)</text:p>
      <text:p text:style-name="P192">-<text:span text:style-name="T400">é um diagrama do projeto, permite dividir o escopo do projeto e visualizar todas as tarefas para que <text:tab/>seja concluído.</text:span></text:p>
      <text:p text:style-name="P192">-<text:span text:style-name="T401">o WBS define tudo que precisa ser feito, em quanto tempo e em qual ordem </text:span></text:p>
      <text:p text:style-name="P192"/>
      <text:p text:style-name="P193">PERT E CPM </text:p>
      <text:p text:style-name="P193">-PERT é: técnica de avaliação e revisão </text:p>
      <text:p text:style-name="P193">-CPM é: método do caminho crítico </text:p>
      <text:p text:style-name="P193"/>
      <text:p text:style-name="P194">PERT </text:p>
      <text:p text:style-name="P194">-ocorre planejamento, programação, organização e controle de atividades incertas.</text:p>
      <text:p text:style-name="P194">-o PERT usa o tempo como variável</text:p>
      <text:p text:style-name="P192">-para cada atividade são estipuladas 3 estimativas: o mais: otimista, o provável e o pessimista.</text:p>
      <text:p text:style-name="P192"/>
      <text:p text:style-name="P192">CPM </text:p>
      <text:p text:style-name="P192">-algoritmo usado para planejamento, programação, coordenação e controle de atividades de um <text:tab/><text:span text:style-name="T402">p</text:span>rojeto.</text:p>
      <text:p text:style-name="P192">-<text:span text:style-name="T403">assume-se que a duração da atividade é fixa e certa. </text:span></text:p>
      <text:p text:style-name="P192">-<text:span text:style-name="T403">CPM calcula a hora de início mais cedo e mais tarde possível para cada atividade.</text:span></text:p>
      <text:p text:style-name="P192"/>
      <text:p text:style-name="P28">----------------------------------------------------------------------------------------------------------------------</text:p>
      <text:p text:style-name="P28"/>
      <text:p text:style-name="P85"><text:span text:style-name="T202">T</text:span>EMA <text:span text:style-name="T376">5</text:span></text:p>
      <text:p text:style-name="P85"/>
      <text:p text:style-name="P85">MÓDULO <text:span text:style-name="T404">3</text:span></text:p>
      <text:p text:style-name="P195">ACELERAÇÃO DE PROCESSOS </text:p>
      <text:p text:style-name="P196">FORMAS DE ACELERAÇÃO DE PROCESSOS </text:p>
      <text:p text:style-name="P196">-<text:span text:style-name="T405">fast-tracking = fazer atividades simultaneamente, desde que seja possível e viável </text:span></text:p>
      <text:p text:style-name="P196">-<text:span text:style-name="T406">acelerar pode gerar mais custos </text:span></text:p>
      <text:p text:style-name="P196">-<text:span text:style-name="T407">procurar a abordagem menos custosa </text:span></text:p>
      <text:p text:style-name="P196"/>
      <text:p text:style-name="P197">MÉTODOS PARA ACELERAR O PROJETO </text:p>
      <text:p text:style-name="P198">PROJETOS E CRONOGRAMAS </text:p>
      <text:p text:style-name="P198">-<text:span text:style-name="T408">cada método de aceleração tem suas vantagens e desvantagens</text:span></text:p>
      <text:p text:style-name="P198">-<text:span text:style-name="T409">são eles: adicionar mais recursos, aumentar o horário de trabalho, realocar recursos de outras <text:tab/>tarefas, sobrepor atividades ao consolidar, procurar ineficiências e resolver as maiores. </text:span></text:p>
      <text:p text:style-name="P198"/>
      <text:p text:style-name="P198"/>
      <text:p text:style-name="P199"><text:soft-page-break/>-<text:span text:style-name="T410">o risco de acelerar o projeto envolve</text:span><text:span text:style-name="T411">(riscos)</text:span><text:span text:style-name="T410">: qualidade, custo, sobrecarga, </text:span><text:span text:style-name="T411">produtividade, controle</text:span></text:p>
      <text:p text:style-name="P199"/>
      <text:p text:style-name="P199"/>
      <text:p text:style-name="P199"/>
      <text:p text:style-name="P29">----------------------------------------------------------------------------------------------------------------------</text:p>
      <text:p text:style-name="P29"/>
      <text:p text:style-name="P86"><text:span text:style-name="T202">T</text:span>EMA <text:span text:style-name="T376">5</text:span></text:p>
      <text:p text:style-name="P86"/>
      <text:p text:style-name="P86">MÓDULO <text:span text:style-name="T412">4</text:span></text:p>
      <text:p text:style-name="P201">EXEMPLO DE PROCESSOS </text:p>
      <text:p text:style-name="P201">-<text:span text:style-name="T413">são as etapas do andamento de um projeto </text:span></text:p>
      <text:p text:style-name="P201">-<text:span text:style-name="T414">mapeamento </text:span><text:span text:style-name="T415">de processo</text:span><text:span text:style-name="T414"> é uma técnica mais abrangente e ampla das tarefas, ordem a ser feito, <text:tab/>custos etc… </text:span></text:p>
      <text:p text:style-name="P201"/>
      <text:p text:style-name="P202">FAZER AS ATIVIDADES FINAIS</text:p>
      <text:p text:style-name="P201"/>
      <text:p text:style-name="P201"/>
      <text:p text:style-name="P196"/>
      <text:p text:style-name="P85"/>
      <text:p text:style-name="P85"/>
      <text:p text:style-name="P192"/>
      <text:p text:style-name="P192"/>
      <text:p text:style-name="P183"/>
      <text:p text:style-name="P182"/>
      <text:p text:style-name="P170"/>
      <text:p text:style-name="P166"/>
      <text:p text:style-name="P167"/>
      <text:p text:style-name="P162"/>
      <text:p text:style-name="P161"/>
      <text:p text:style-name="P161"/>
      <text:p text:style-name="P160"/>
      <text:p text:style-name="P157"/>
      <text:p text:style-name="P150"/>
      <text:p text:style-name="P146"/>
      <text:p text:style-name="P146"/>
      <text:p text:style-name="P142"/>
      <text:p text:style-name="P142"/>
      <text:p text:style-name="P135"/>
      <text:p text:style-name="P124"/>
      <text:p text:style-name="P121"/>
      <text:p text:style-name="P121"/>
      <text:p text:style-name="P73"/>
      <text:p text:style-name="P113"/>
      <text:p text:style-name="P114"/>
      <text:p text:style-name="P106"/>
      <text:p text:style-name="P16"/>
      <text:p text:style-name="P101"/>
      <text:p text:style-name="P99"/>
      <text:p text:style-name="P96"/>
      <text:p text:style-name="P96"/>
      <text:p text:style-name="P96"/>
      <text:p text:style-name="P96"/>
      <text:p text:style-name="P96"><text:soft-page-break/></text:p>
      <text:p text:style-name="P96"/>
      <text:p text:style-name="P58"/>
      <text:p text:style-name="P55"/>
      <text:p text:style-name="P53"/>
      <text:p text:style-name="P53"/>
      <text:p text:style-name="P50"/>
      <text:p text:style-name="P49"/>
      <text:p text:style-name="P49"/>
      <text:p text:style-name="P48"/>
      <text:p text:style-name="P36"/>
      <text:p text:style-name="P36"><text:tab/><text:tab/></text:p>
      <text:p text:style-name="P34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2:18:48.929000000</meta:creation-date>
    <dc:date>2024-11-20T13:15:15.090000000</dc:date>
    <meta:editing-duration>P1DT4H18M38S</meta:editing-duration>
    <meta:editing-cycles>661</meta:editing-cycles>
    <meta:generator>LibreOffice/24.2.3.2$Windows_X86_64 LibreOffice_project/433d9c2ded56988e8a90e6b2e771ee4e6a5ab2ba</meta:generator>
    <meta:document-statistic meta:table-count="0" meta:image-count="0" meta:object-count="0" meta:page-count="21" meta:paragraph-count="607" meta:word-count="6597" meta:character-count="45799" meta:non-whitespace-character-count="39143"/>
  </office:meta>
</office:document-meta>
</file>